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9a9a9a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138in solid #9a9a9a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138in solid #9a9a9a"/>
      <style:paragraph-properties fo:text-align="end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56725">
            <text:p>56725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0679">
            <text:p>100679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2274">
            <text:p>102274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421">
            <text:p>421</text:p>
          </table:table-cell>
          <table:table-cell table:style-name="ce3" office:value-type="float" office:value="19">
            <text:p>19</text:p>
          </table:table-cell>
          <table:table-cell/>
          <table:table-cell>
            <draw:frame table:end-cell-address="Sheet1.W48" table:end-x="0.172in" table:end-y="0.1122in" draw:z-index="0" draw:style-name="gr1" draw:text-style-name="P1" svg:width="13.0122in" svg:height="7.6469in" svg:x="0.4953in" svg:y="-0.0004in">
              <draw:object draw:notify-on-update-of-ranges="Sheet1.B1:Sheet1.B501 Sheet1.A1:Sheet1.A1 Sheet1.C1:Sheet1.C501 Sheet1.E1:Sheet1.E805 Sheet1.D1:Sheet1.D1 Sheet1.F1:Sheet1.F80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2788">
            <text:p>102788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627">
            <text:p>627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3194">
            <text:p>103194</text:p>
          </table:table-cell>
          <table:table-cell table:style-name="ce3" office:value-type="float" office:value="19">
            <text:p>19</text:p>
          </table:table-cell>
          <table:table-cell table:style-name="ce1" office:value-type="string">
            <text:p>Room201</text:p>
          </table:table-cell>
          <table:table-cell table:style-name="ce3" office:value-type="float" office:value="834">
            <text:p>834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6373">
            <text:p>106373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1150">
            <text:p>1150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6588">
            <text:p>106588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1260">
            <text:p>1260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7018">
            <text:p>107018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1471">
            <text:p>1471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7224">
            <text:p>107224</text:p>
          </table:table-cell>
          <table:table-cell table:style-name="ce3" office:value-type="float" office:value="33">
            <text:p>33</text:p>
          </table:table-cell>
          <table:table-cell table:style-name="ce1" office:value-type="string">
            <text:p>Room201</text:p>
          </table:table-cell>
          <table:table-cell table:style-name="ce3" office:value-type="float" office:value="1677">
            <text:p>1677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7430">
            <text:p>107430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2410">
            <text:p>2410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7531">
            <text:p>107531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2520">
            <text:p>2520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7639">
            <text:p>107639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2619">
            <text:p>2619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7943">
            <text:p>107943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2725">
            <text:p>2725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08370">
            <text:p>108370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2940">
            <text:p>2940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0669">
            <text:p>110669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3668">
            <text:p>3668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1310">
            <text:p>111310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3982">
            <text:p>3982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1930">
            <text:p>111930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4923">
            <text:p>4923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2361">
            <text:p>112361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5135">
            <text:p>5135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2466">
            <text:p>112466</text:p>
          </table:table-cell>
          <table:table-cell table:style-name="ce3" office:value-type="float" office:value="15">
            <text:p>15</text:p>
          </table:table-cell>
          <table:table-cell table:style-name="ce1" office:value-type="string">
            <text:p>Room201</text:p>
          </table:table-cell>
          <table:table-cell table:style-name="ce3" office:value-type="float" office:value="5347">
            <text:p>5347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2680">
            <text:p>112680</text:p>
          </table:table-cell>
          <table:table-cell table:style-name="ce3" office:value-type="float" office:value="19">
            <text:p>19</text:p>
          </table:table-cell>
          <table:table-cell table:style-name="ce1" office:value-type="string">
            <text:p>Room201</text:p>
          </table:table-cell>
          <table:table-cell table:style-name="ce3" office:value-type="float" office:value="5767">
            <text:p>5767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2896">
            <text:p>112896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6400">
            <text:p>6400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3317">
            <text:p>113317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7237">
            <text:p>7237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3526">
            <text:p>113526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7660">
            <text:p>7660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3935">
            <text:p>113935</text:p>
          </table:table-cell>
          <table:table-cell table:style-name="ce3" office:value-type="float" office:value="13">
            <text:p>13</text:p>
          </table:table-cell>
          <table:table-cell table:style-name="ce1" office:value-type="string">
            <text:p>Room201</text:p>
          </table:table-cell>
          <table:table-cell table:style-name="ce3" office:value-type="float" office:value="7985">
            <text:p>7985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4777">
            <text:p>114777</text:p>
          </table:table-cell>
          <table:table-cell table:style-name="ce3" office:value-type="float" office:value="19">
            <text:p>19</text:p>
          </table:table-cell>
          <table:table-cell table:style-name="ce1" office:value-type="string">
            <text:p>Room201</text:p>
          </table:table-cell>
          <table:table-cell table:style-name="ce3" office:value-type="float" office:value="8915">
            <text:p>8915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4984">
            <text:p>114984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10180">
            <text:p>10180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6875">
            <text:p>116875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10502">
            <text:p>10502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7510">
            <text:p>117510</text:p>
          </table:table-cell>
          <table:table-cell table:style-name="ce3" office:value-type="float" office:value="19">
            <text:p>19</text:p>
          </table:table-cell>
          <table:table-cell table:style-name="ce1" office:value-type="string">
            <text:p>Room201</text:p>
          </table:table-cell>
          <table:table-cell table:style-name="ce3" office:value-type="float" office:value="10713">
            <text:p>10713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19515">
            <text:p>119515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11020">
            <text:p>11020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21921">
            <text:p>121921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11225">
            <text:p>11225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24620">
            <text:p>124620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11437">
            <text:p>11437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26304">
            <text:p>126304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11643">
            <text:p>11643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32309">
            <text:p>132309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11858">
            <text:p>11858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33765">
            <text:p>133765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12064">
            <text:p>12064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37545">
            <text:p>137545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12273">
            <text:p>12273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37756">
            <text:p>137756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12581">
            <text:p>12581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0260">
            <text:p>140260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12785">
            <text:p>12785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0368">
            <text:p>140368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13000">
            <text:p>13000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0469">
            <text:p>140469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13207">
            <text:p>13207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0676">
            <text:p>140676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13410">
            <text:p>13410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0891">
            <text:p>140891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13625">
            <text:p>13625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0994">
            <text:p>140994</text:p>
          </table:table-cell>
          <table:table-cell table:style-name="ce3" office:value-type="float" office:value="19">
            <text:p>19</text:p>
          </table:table-cell>
          <table:table-cell table:style-name="ce1" office:value-type="string">
            <text:p>Room201</text:p>
          </table:table-cell>
          <table:table-cell table:style-name="ce3" office:value-type="float" office:value="14046">
            <text:p>14046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1211">
            <text:p>141211</text:p>
          </table:table-cell>
          <table:table-cell table:style-name="ce3" office:value-type="float" office:value="19">
            <text:p>19</text:p>
          </table:table-cell>
          <table:table-cell table:style-name="ce1" office:value-type="string">
            <text:p>Room201</text:p>
          </table:table-cell>
          <table:table-cell table:style-name="ce3" office:value-type="float" office:value="14154">
            <text:p>14154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1418">
            <text:p>141418</text:p>
          </table:table-cell>
          <table:table-cell table:style-name="ce3" office:value-type="float" office:value="17">
            <text:p>17</text:p>
          </table:table-cell>
          <table:table-cell table:style-name="ce1" office:value-type="string">
            <text:p>Room201</text:p>
          </table:table-cell>
          <table:table-cell table:style-name="ce3" office:value-type="float" office:value="14258">
            <text:p>14258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4564">
            <text:p>144564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14681">
            <text:p>14681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4780">
            <text:p>144780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14789">
            <text:p>14789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4989">
            <text:p>144989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15840">
            <text:p>15840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5200">
            <text:p>145200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16991">
            <text:p>16991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5420">
            <text:p>145420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17304">
            <text:p>17304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5625">
            <text:p>145625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17408">
            <text:p>17408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45832">
            <text:p>145832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17618">
            <text:p>17618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5461">
            <text:p>155461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17823">
            <text:p>17823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5880">
            <text:p>155880</text:p>
          </table:table-cell>
          <table:table-cell table:style-name="ce3" office:value-type="float" office:value="19">
            <text:p>19</text:p>
          </table:table-cell>
          <table:table-cell table:style-name="ce1" office:value-type="string">
            <text:p>Room201</text:p>
          </table:table-cell>
          <table:table-cell table:style-name="ce3" office:value-type="float" office:value="18037">
            <text:p>18037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6092">
            <text:p>156092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18245">
            <text:p>18245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6297">
            <text:p>156297</text:p>
          </table:table-cell>
          <table:table-cell table:style-name="ce3" office:value-type="float" office:value="19">
            <text:p>19</text:p>
          </table:table-cell>
          <table:table-cell table:style-name="ce1" office:value-type="string">
            <text:p>Room201</text:p>
          </table:table-cell>
          <table:table-cell table:style-name="ce3" office:value-type="float" office:value="18664">
            <text:p>18664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6508">
            <text:p>156508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19301">
            <text:p>19301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6610">
            <text:p>156610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19925">
            <text:p>19925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6717">
            <text:p>156717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20558">
            <text:p>20558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6928">
            <text:p>156928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20981">
            <text:p>20981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7141">
            <text:p>157141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21191">
            <text:p>21191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7350">
            <text:p>157350</text:p>
          </table:table-cell>
          <table:table-cell table:style-name="ce3" office:value-type="float" office:value="17">
            <text:p>17</text:p>
          </table:table-cell>
          <table:table-cell table:style-name="ce1" office:value-type="string">
            <text:p>Room201</text:p>
          </table:table-cell>
          <table:table-cell table:style-name="ce3" office:value-type="float" office:value="21939">
            <text:p>21939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7558">
            <text:p>157558</text:p>
          </table:table-cell>
          <table:table-cell table:style-name="ce3" office:value-type="float" office:value="17">
            <text:p>17</text:p>
          </table:table-cell>
          <table:table-cell table:style-name="ce1" office:value-type="string">
            <text:p>Room201</text:p>
          </table:table-cell>
          <table:table-cell table:style-name="ce3" office:value-type="float" office:value="22145">
            <text:p>22145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7979">
            <text:p>157979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22354">
            <text:p>22354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8081">
            <text:p>158081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22871">
            <text:p>22871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58190">
            <text:p>158190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22974">
            <text:p>22974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1317">
            <text:p>161317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23079">
            <text:p>23079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2987">
            <text:p>162987</text:p>
          </table:table-cell>
          <table:table-cell table:style-name="ce3" office:value-type="float" office:value="17">
            <text:p>17</text:p>
          </table:table-cell>
          <table:table-cell table:style-name="ce1" office:value-type="string">
            <text:p>Room201</text:p>
          </table:table-cell>
          <table:table-cell table:style-name="ce3" office:value-type="float" office:value="23290">
            <text:p>23290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3201">
            <text:p>163201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23495">
            <text:p>23495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3827">
            <text:p>163827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23707">
            <text:p>23707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4996">
            <text:p>164996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23814">
            <text:p>23814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6891">
            <text:p>166891</text:p>
          </table:table-cell>
          <table:table-cell table:style-name="ce3"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24027">
            <text:p>24027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7607">
            <text:p>167607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24338">
            <text:p>24338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7818">
            <text:p>167818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24542">
            <text:p>24542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8240">
            <text:p>168240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24759">
            <text:p>24759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8448">
            <text:p>168448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24961">
            <text:p>24961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8656">
            <text:p>168656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25174">
            <text:p>25174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69381">
            <text:p>169381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25390">
            <text:p>25390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71897">
            <text:p>171897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25497">
            <text:p>25497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73246">
            <text:p>173246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25810">
            <text:p>25810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73673">
            <text:p>173673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26022">
            <text:p>26022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74419">
            <text:p>174419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26226">
            <text:p>26226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75795">
            <text:p>175795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27384">
            <text:p>27384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76732">
            <text:p>176732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27804">
            <text:p>27804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91342">
            <text:p>191342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29933">
            <text:p>29933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93774">
            <text:p>193774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30144">
            <text:p>30144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96195">
            <text:p>196195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30452">
            <text:p>30452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96711">
            <text:p>196711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32162">
            <text:p>32162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96812">
            <text:p>196812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32580">
            <text:p>32580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96918">
            <text:p>196918</text:p>
          </table:table-cell>
          <table:table-cell table:style-name="ce3" office:value-type="float" office:value="15">
            <text:p>15</text:p>
          </table:table-cell>
          <table:table-cell table:style-name="ce1" office:value-type="string">
            <text:p>Room201</text:p>
          </table:table-cell>
          <table:table-cell table:style-name="ce3" office:value-type="float" office:value="33206">
            <text:p>33206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197022">
            <text:p>197022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34765">
            <text:p>34765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07420">
            <text:p>207420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34973">
            <text:p>34973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07634">
            <text:p>207634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35397">
            <text:p>35397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08056">
            <text:p>208056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36028">
            <text:p>36028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08267">
            <text:p>208267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36457">
            <text:p>36457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08682">
            <text:p>208682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36660">
            <text:p>36660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0145">
            <text:p>210145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36864">
            <text:p>36864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0989">
            <text:p>210989</text:p>
          </table:table-cell>
          <table:table-cell table:style-name="ce3" office:value-type="float" office:value="15">
            <text:p>15</text:p>
          </table:table-cell>
          <table:table-cell table:style-name="ce1" office:value-type="string">
            <text:p>Room201</text:p>
          </table:table-cell>
          <table:table-cell table:style-name="ce3" office:value-type="float" office:value="36965">
            <text:p>36965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1622">
            <text:p>211622</text:p>
          </table:table-cell>
          <table:table-cell table:style-name="ce3" office:value-type="float" office:value="17">
            <text:p>17</text:p>
          </table:table-cell>
          <table:table-cell table:style-name="ce1" office:value-type="string">
            <text:p>Room201</text:p>
          </table:table-cell>
          <table:table-cell table:style-name="ce3" office:value-type="float" office:value="37386">
            <text:p>37386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1829">
            <text:p>211829</text:p>
          </table:table-cell>
          <table:table-cell table:style-name="ce3" office:value-type="float" office:value="17">
            <text:p>17</text:p>
          </table:table-cell>
          <table:table-cell table:style-name="ce1" office:value-type="string">
            <text:p>Room201</text:p>
          </table:table-cell>
          <table:table-cell table:style-name="ce3" office:value-type="float" office:value="37495">
            <text:p>37495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2042">
            <text:p>212042</text:p>
          </table:table-cell>
          <table:table-cell table:style-name="ce3"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37709">
            <text:p>37709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2457">
            <text:p>212457</text:p>
          </table:table-cell>
          <table:table-cell table:style-name="ce3" office:value-type="float" office:value="17">
            <text:p>17</text:p>
          </table:table-cell>
          <table:table-cell table:style-name="ce1" office:value-type="string">
            <text:p>Room201</text:p>
          </table:table-cell>
          <table:table-cell table:style-name="ce3" office:value-type="float" office:value="38131">
            <text:p>38131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2667">
            <text:p>212667</text:p>
          </table:table-cell>
          <table:table-cell table:style-name="ce3"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38237">
            <text:p>38237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3719">
            <text:p>213719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38339">
            <text:p>38339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3932">
            <text:p>213932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38879">
            <text:p>38879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4887">
            <text:p>214887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39084">
            <text:p>39084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5310">
            <text:p>215310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39188">
            <text:p>39188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5522">
            <text:p>215522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39389">
            <text:p>39389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5726">
            <text:p>215726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39601">
            <text:p>39601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5935">
            <text:p>215935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39804">
            <text:p>39804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6356">
            <text:p>216356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40013">
            <text:p>40013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8342">
            <text:p>218342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40434">
            <text:p>40434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8552">
            <text:p>218552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0643">
            <text:p>40643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8759">
            <text:p>218759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0854">
            <text:p>40854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8970">
            <text:p>218970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41158">
            <text:p>41158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9176">
            <text:p>219176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1367">
            <text:p>41367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9388">
            <text:p>219388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41468">
            <text:p>41468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19806">
            <text:p>219806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1574">
            <text:p>41574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0017">
            <text:p>220017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1785">
            <text:p>41785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0229">
            <text:p>220229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2295">
            <text:p>42295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1488">
            <text:p>221488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42924">
            <text:p>42924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4852">
            <text:p>224852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43133">
            <text:p>43133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5477">
            <text:p>225477</text:p>
          </table:table-cell>
          <table:table-cell table:style-name="ce3"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43858">
            <text:p>43858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5687">
            <text:p>225687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44393">
            <text:p>44393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5895">
            <text:p>225895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45023">
            <text:p>45023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6407">
            <text:p>226407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45328">
            <text:p>45328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6618">
            <text:p>226618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5540">
            <text:p>45540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7671">
            <text:p>227671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5747">
            <text:p>45747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7883">
            <text:p>227883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5953">
            <text:p>45953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8090">
            <text:p>228090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6169">
            <text:p>46169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8296">
            <text:p>228296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6800">
            <text:p>46800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9139">
            <text:p>229139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7004">
            <text:p>47004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9558">
            <text:p>229558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7310">
            <text:p>47310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29766">
            <text:p>229766</text:p>
          </table:table-cell>
          <table:table-cell table:style-name="ce3"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47937">
            <text:p>47937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30279">
            <text:p>230279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48996">
            <text:p>48996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31959">
            <text:p>231959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49207">
            <text:p>49207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32168">
            <text:p>232168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51295">
            <text:p>51295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32377">
            <text:p>232377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51506">
            <text:p>51506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38317">
            <text:p>238317</text:p>
          </table:table-cell>
          <table:table-cell table:style-name="ce3"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51609">
            <text:p>51609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39582">
            <text:p>239582</text:p>
          </table:table-cell>
          <table:table-cell table:style-name="ce3"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51927">
            <text:p>51927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40934">
            <text:p>240934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52137">
            <text:p>52137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41677">
            <text:p>241677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52345">
            <text:p>52345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41887">
            <text:p>241887</text:p>
          </table:table-cell>
          <table:table-cell table:style-name="ce3"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52448">
            <text:p>52448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42192">
            <text:p>242192</text:p>
          </table:table-cell>
          <table:table-cell table:style-name="ce3" office:value-type="float" office:value="15">
            <text:p>15</text:p>
          </table:table-cell>
          <table:table-cell table:style-name="ce1" office:value-type="string">
            <text:p>Room201</text:p>
          </table:table-cell>
          <table:table-cell table:style-name="ce3" office:value-type="float" office:value="52764">
            <text:p>52764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oom202</text:p>
          </table:table-cell>
          <table:table-cell table:style-name="ce3" office:value-type="float" office:value="242398">
            <text:p>242398</text:p>
          </table:table-cell>
          <table:table-cell table:style-name="ce3"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52866">
            <text:p>52866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oom202</text:p>
          </table:table-cell>
          <table:table-cell table:style-name="ce3" office:value-type="float" office:value="242613">
            <text:p>242613</text:p>
          </table:table-cell>
          <table:table-cell table:style-name="ce3" office:value-type="float" office:value="16">
            <text:p>16</text:p>
          </table:table-cell>
          <table:table-cell table:style-name="ce2" office:value-type="string">
            <text:p>Room201</text:p>
          </table:table-cell>
          <table:table-cell table:style-name="ce2" office:value-type="float" office:value="52969">
            <text:p>52969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oom202</text:p>
          </table:table-cell>
          <table:table-cell table:style-name="ce3" office:value-type="float" office:value="243028">
            <text:p>243028</text:p>
          </table:table-cell>
          <table:table-cell table:style-name="ce3" office:value-type="float" office:value="17">
            <text:p>17</text:p>
          </table:table-cell>
          <table:table-cell table:style-name="ce2" office:value-type="string">
            <text:p>Room201</text:p>
          </table:table-cell>
          <table:table-cell table:style-name="ce2" office:value-type="float" office:value="53073">
            <text:p>53073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oom202</text:p>
          </table:table-cell>
          <table:table-cell table:style-name="ce3" office:value-type="float" office:value="243239">
            <text:p>243239</text:p>
          </table:table-cell>
          <table:table-cell table:style-name="ce3" office:value-type="float" office:value="17">
            <text:p>17</text:p>
          </table:table-cell>
          <table:table-cell table:style-name="ce2" office:value-type="string">
            <text:p>Room201</text:p>
          </table:table-cell>
          <table:table-cell table:style-name="ce2" office:value-type="float" office:value="53174">
            <text:p>53174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oom202</text:p>
          </table:table-cell>
          <table:table-cell table:style-name="ce3" office:value-type="float" office:value="243871">
            <text:p>243871</text:p>
          </table:table-cell>
          <table:table-cell table:style-name="ce3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53277">
            <text:p>53277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oom202</text:p>
          </table:table-cell>
          <table:table-cell table:style-name="ce3" office:value-type="float" office:value="245344">
            <text:p>245344</text:p>
          </table:table-cell>
          <table:table-cell table:style-name="ce3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53378">
            <text:p>53378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oom202</text:p>
          </table:table-cell>
          <table:table-cell table:style-name="ce3" office:value-type="float" office:value="246301">
            <text:p>246301</text:p>
          </table:table-cell>
          <table:table-cell table:style-name="ce3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53487">
            <text:p>53487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47982">
            <text:p>247982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53589">
            <text:p>53589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48520">
            <text:p>248520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53691">
            <text:p>53691</text:p>
          </table:table-cell>
          <table:table-cell table:style-name="ce2"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48730">
            <text:p>248730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53794">
            <text:p>53794</text:p>
          </table:table-cell>
          <table:table-cell table:style-name="ce2"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48936">
            <text:p>248936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Room201</text:p>
          </table:table-cell>
          <table:table-cell table:style-name="ce2" office:value-type="float" office:value="54101">
            <text:p>54101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49782">
            <text:p>249782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54203">
            <text:p>54203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50740">
            <text:p>250740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54419">
            <text:p>54419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51908">
            <text:p>251908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54623">
            <text:p>54623</text:p>
          </table:table-cell>
          <table:table-cell table:style-name="ce2" office:value-type="float" office:value="17">
            <text:p>1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52749">
            <text:p>252749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54840">
            <text:p>54840</text:p>
          </table:table-cell>
          <table:table-cell table:style-name="ce2"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53378">
            <text:p>253378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54947">
            <text:p>54947</text:p>
          </table:table-cell>
          <table:table-cell table:style-name="ce2"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57369">
            <text:p>257369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55158">
            <text:p>55158</text:p>
          </table:table-cell>
          <table:table-cell table:style-name="ce2"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57580">
            <text:p>257580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55267">
            <text:p>55267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57786">
            <text:p>257786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55368">
            <text:p>55368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58637">
            <text:p>258637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55475">
            <text:p>55475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59053">
            <text:p>259053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Room201</text:p>
          </table:table-cell>
          <table:table-cell table:style-name="ce2" office:value-type="float" office:value="55685">
            <text:p>55685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59264">
            <text:p>259264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Room201</text:p>
          </table:table-cell>
          <table:table-cell table:style-name="ce2" office:value-type="float" office:value="55787">
            <text:p>55787</text:p>
          </table:table-cell>
          <table:table-cell table:style-name="ce2"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59467">
            <text:p>259467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55892">
            <text:p>55892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3699">
            <text:p>273699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55998">
            <text:p>55998</text:p>
          </table:table-cell>
          <table:table-cell table:style-name="ce2"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4647">
            <text:p>274647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56099">
            <text:p>56099</text:p>
          </table:table-cell>
          <table:table-cell table:style-name="ce2"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5820">
            <text:p>275820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56206">
            <text:p>56206</text:p>
          </table:table-cell>
          <table:table-cell table:style-name="ce2"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6674">
            <text:p>276674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Room201</text:p>
          </table:table-cell>
          <table:table-cell table:style-name="ce2" office:value-type="float" office:value="56315">
            <text:p>56315</text:p>
          </table:table-cell>
          <table:table-cell table:style-name="ce2"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6777">
            <text:p>276777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56418">
            <text:p>56418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6988">
            <text:p>276988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56830">
            <text:p>56830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7199">
            <text:p>277199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56930">
            <text:p>56930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7618">
            <text:p>277618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57245">
            <text:p>5724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7828">
            <text:p>27782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57454">
            <text:p>57454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8547">
            <text:p>278547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57870">
            <text:p>57870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9178">
            <text:p>279178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57978">
            <text:p>57978</text:p>
          </table:table-cell>
          <table:table-cell table:style-name="ce2"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9393">
            <text:p>27939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Room201</text:p>
          </table:table-cell>
          <table:table-cell table:style-name="ce2" office:value-type="float" office:value="58087">
            <text:p>580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79811">
            <text:p>279811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60488">
            <text:p>60488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80238">
            <text:p>280238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60596">
            <text:p>60596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80439">
            <text:p>280439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Room201</text:p>
          </table:table-cell>
          <table:table-cell table:style-name="ce2" office:value-type="float" office:value="61017">
            <text:p>61017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80542">
            <text:p>280542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Room201</text:p>
          </table:table-cell>
          <table:table-cell table:style-name="ce2" office:value-type="float" office:value="61119">
            <text:p>61119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80857">
            <text:p>280857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61433">
            <text:p>61433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81076">
            <text:p>281076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Room201</text:p>
          </table:table-cell>
          <table:table-cell table:style-name="ce2" office:value-type="float" office:value="61643">
            <text:p>61643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81704">
            <text:p>281704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61854">
            <text:p>61854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82657">
            <text:p>282657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62069">
            <text:p>6206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83174">
            <text:p>283174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Room201</text:p>
          </table:table-cell>
          <table:table-cell table:style-name="ce2" office:value-type="float" office:value="62277">
            <text:p>62277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87402">
            <text:p>287402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62486">
            <text:p>62486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88147">
            <text:p>288147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62694">
            <text:p>62694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4336">
            <text:p>294336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62803">
            <text:p>62803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5178">
            <text:p>295178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62904">
            <text:p>62904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6321">
            <text:p>29632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63114">
            <text:p>63114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6534">
            <text:p>296534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Room201</text:p>
          </table:table-cell>
          <table:table-cell table:style-name="ce2" office:value-type="float" office:value="63324">
            <text:p>63324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6741">
            <text:p>29674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63527">
            <text:p>63527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6950">
            <text:p>296950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63744">
            <text:p>63744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7058">
            <text:p>297058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Room201</text:p>
          </table:table-cell>
          <table:table-cell table:style-name="ce2" office:value-type="float" office:value="63955">
            <text:p>6395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7160">
            <text:p>297160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Room201</text:p>
          </table:table-cell>
          <table:table-cell table:style-name="ce2" office:value-type="float" office:value="64157">
            <text:p>64157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7583">
            <text:p>297583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64790">
            <text:p>64790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7687">
            <text:p>297687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64999">
            <text:p>64999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7792">
            <text:p>297792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65631">
            <text:p>65631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7898">
            <text:p>297898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Room201</text:p>
          </table:table-cell>
          <table:table-cell table:style-name="ce2" office:value-type="float" office:value="65843">
            <text:p>65843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8001">
            <text:p>29800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66055">
            <text:p>6605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8109">
            <text:p>298109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Room201</text:p>
          </table:table-cell>
          <table:table-cell table:style-name="ce2" office:value-type="float" office:value="66269">
            <text:p>66269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8330">
            <text:p>298330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66477">
            <text:p>66477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8546">
            <text:p>298546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66688">
            <text:p>66688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8751">
            <text:p>298751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Room201</text:p>
          </table:table-cell>
          <table:table-cell table:style-name="ce2" office:value-type="float" office:value="66895">
            <text:p>66895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8961">
            <text:p>298961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67104">
            <text:p>67104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299168">
            <text:p>299168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67309">
            <text:p>67309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00329">
            <text:p>300329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67523">
            <text:p>67523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00755">
            <text:p>300755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67740">
            <text:p>67740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00962">
            <text:p>300962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67949">
            <text:p>67949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01167">
            <text:p>301167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68159">
            <text:p>68159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01485">
            <text:p>301485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68484">
            <text:p>68484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03372">
            <text:p>303372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68593">
            <text:p>68593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03697">
            <text:p>303697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68696">
            <text:p>68696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03906">
            <text:p>303906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68802">
            <text:p>68802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1289">
            <text:p>311289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69105">
            <text:p>69105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1919">
            <text:p>311919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69840">
            <text:p>69840</text:p>
          </table:table-cell>
          <table:table-cell table:style-name="ce2"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2670">
            <text:p>312670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69941">
            <text:p>69941</text:p>
          </table:table-cell>
          <table:table-cell table:style-name="ce2" office:value-type="float" office:value="17">
            <text:p>1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2997">
            <text:p>312997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Room201</text:p>
          </table:table-cell>
          <table:table-cell table:style-name="ce2" office:value-type="float" office:value="70250">
            <text:p>70250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3203">
            <text:p>31320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Room201</text:p>
          </table:table-cell>
          <table:table-cell table:style-name="ce2" office:value-type="float" office:value="70354">
            <text:p>70354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3410">
            <text:p>313410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70459">
            <text:p>70459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3625">
            <text:p>313625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70769">
            <text:p>70769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4042">
            <text:p>314042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Room201</text:p>
          </table:table-cell>
          <table:table-cell table:style-name="ce2" office:value-type="float" office:value="71193">
            <text:p>71193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4145">
            <text:p>314145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71519">
            <text:p>71519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4251">
            <text:p>314251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71831">
            <text:p>71831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4461">
            <text:p>314461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71937">
            <text:p>71937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4670">
            <text:p>314670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72145">
            <text:p>72145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4888">
            <text:p>314888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72250">
            <text:p>72250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5092">
            <text:p>315092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Room201</text:p>
          </table:table-cell>
          <table:table-cell table:style-name="ce2" office:value-type="float" office:value="72452">
            <text:p>72452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5302">
            <text:p>315302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Room201</text:p>
          </table:table-cell>
          <table:table-cell table:style-name="ce2" office:value-type="float" office:value="72655">
            <text:p>72655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5720">
            <text:p>31572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Room201</text:p>
          </table:table-cell>
          <table:table-cell table:style-name="ce2" office:value-type="float" office:value="72871">
            <text:p>72871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5824">
            <text:p>315824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73079">
            <text:p>73079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5931">
            <text:p>315931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Room201</text:p>
          </table:table-cell>
          <table:table-cell table:style-name="ce2" office:value-type="float" office:value="73299">
            <text:p>73299</text:p>
          </table:table-cell>
          <table:table-cell table:style-name="ce2" office:value-type="float" office:value="17">
            <text:p>1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6142">
            <text:p>316142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73709">
            <text:p>73709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6773">
            <text:p>316773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73914">
            <text:p>73914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6985">
            <text:p>316985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74125">
            <text:p>74125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7726">
            <text:p>317726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74227">
            <text:p>74227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8568">
            <text:p>318568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74429">
            <text:p>74429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8787">
            <text:p>318787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74634">
            <text:p>74634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9202">
            <text:p>319202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74738">
            <text:p>74738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9625">
            <text:p>319625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Room201</text:p>
          </table:table-cell>
          <table:table-cell table:style-name="ce2" office:value-type="float" office:value="74843">
            <text:p>74843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19839">
            <text:p>319839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75058">
            <text:p>75058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0040">
            <text:p>320040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Room201</text:p>
          </table:table-cell>
          <table:table-cell table:style-name="ce2" office:value-type="float" office:value="75268">
            <text:p>75268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0257">
            <text:p>320257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75804">
            <text:p>75804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0892">
            <text:p>320892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Room201</text:p>
          </table:table-cell>
          <table:table-cell table:style-name="ce2" office:value-type="float" office:value="76009">
            <text:p>76009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1103">
            <text:p>321103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Room201</text:p>
          </table:table-cell>
          <table:table-cell table:style-name="ce2" office:value-type="float" office:value="76529">
            <text:p>76529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1633">
            <text:p>321633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76635">
            <text:p>76635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1842">
            <text:p>321842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76947">
            <text:p>76947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2048">
            <text:p>322048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77156">
            <text:p>77156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2265">
            <text:p>322265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Room201</text:p>
          </table:table-cell>
          <table:table-cell table:style-name="ce2" office:value-type="float" office:value="77363">
            <text:p>77363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2475">
            <text:p>322475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Room201</text:p>
          </table:table-cell>
          <table:table-cell table:style-name="ce2" office:value-type="float" office:value="77575">
            <text:p>77575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3731">
            <text:p>323731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77785">
            <text:p>77785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4152">
            <text:p>324152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78001">
            <text:p>78001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7420">
            <text:p>327420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78210">
            <text:p>78210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7524">
            <text:p>327524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78421">
            <text:p>78421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29406">
            <text:p>329406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78623">
            <text:p>78623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48669">
            <text:p>348669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78837">
            <text:p>78837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49832">
            <text:p>349832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79248">
            <text:p>79248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0470">
            <text:p>350470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79350">
            <text:p>79350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1309">
            <text:p>351309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79560">
            <text:p>79560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1515">
            <text:p>351515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79666">
            <text:p>79666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1730">
            <text:p>35173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Room201</text:p>
          </table:table-cell>
          <table:table-cell table:style-name="ce2" office:value-type="float" office:value="79770">
            <text:p>79770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1934">
            <text:p>351934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Room201</text:p>
          </table:table-cell>
          <table:table-cell table:style-name="ce2" office:value-type="float" office:value="79977">
            <text:p>79977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2035">
            <text:p>352035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80184">
            <text:p>80184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2347">
            <text:p>352347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80401">
            <text:p>80401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2451">
            <text:p>352451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Room201</text:p>
          </table:table-cell>
          <table:table-cell table:style-name="ce2" office:value-type="float" office:value="80612">
            <text:p>80612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2655">
            <text:p>352655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oom201</text:p>
          </table:table-cell>
          <table:table-cell table:style-name="ce2" office:value-type="float" office:value="80819">
            <text:p>80819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2858">
            <text:p>352858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Room201</text:p>
          </table:table-cell>
          <table:table-cell table:style-name="ce2" office:value-type="float" office:value="81240">
            <text:p>81240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3072">
            <text:p>35307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Room201</text:p>
          </table:table-cell>
          <table:table-cell table:style-name="ce2" office:value-type="float" office:value="81450">
            <text:p>81450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3284">
            <text:p>353284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Room201</text:p>
          </table:table-cell>
          <table:table-cell table:style-name="ce2" office:value-type="float" office:value="81655">
            <text:p>81655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3492">
            <text:p>353492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81873">
            <text:p>81873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4031">
            <text:p>354031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82298">
            <text:p>82298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4242">
            <text:p>354242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82506">
            <text:p>82506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5082">
            <text:p>355082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82612">
            <text:p>82612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7812">
            <text:p>357812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82713">
            <text:p>82713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8653">
            <text:p>358653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Room201</text:p>
          </table:table-cell>
          <table:table-cell table:style-name="ce2" office:value-type="float" office:value="82924">
            <text:p>82924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58861">
            <text:p>358861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83245">
            <text:p>83245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0330">
            <text:p>360330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Room201</text:p>
          </table:table-cell>
          <table:table-cell table:style-name="ce2" office:value-type="float" office:value="83454">
            <text:p>83454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0542">
            <text:p>360542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83665">
            <text:p>83665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0747">
            <text:p>360747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83767">
            <text:p>8376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0958">
            <text:p>360958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83872">
            <text:p>83872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1265">
            <text:p>361265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84084">
            <text:p>84084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1470">
            <text:p>361470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84293">
            <text:p>84293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1679">
            <text:p>361679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84399">
            <text:p>84399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1887">
            <text:p>361887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oom201</text:p>
          </table:table-cell>
          <table:table-cell table:style-name="ce2" office:value-type="float" office:value="84812">
            <text:p>84812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3244">
            <text:p>363244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85023">
            <text:p>85023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7143">
            <text:p>367143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85440">
            <text:p>85440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7354">
            <text:p>367354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oom201</text:p>
          </table:table-cell>
          <table:table-cell table:style-name="ce2" office:value-type="float" office:value="85649">
            <text:p>85649</text:p>
          </table:table-cell>
          <table:table-cell table:style-name="ce2" office:value-type="float" office:value="17">
            <text:p>1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7564">
            <text:p>367564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86068">
            <text:p>86068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9455">
            <text:p>369455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Room201</text:p>
          </table:table-cell>
          <table:table-cell table:style-name="ce2" office:value-type="float" office:value="86785">
            <text:p>86785</text:p>
          </table:table-cell>
          <table:table-cell table:style-name="ce2" office:value-type="float" office:value="17">
            <text:p>1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69663">
            <text:p>369663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87323">
            <text:p>87323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70500">
            <text:p>370500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Room201</text:p>
          </table:table-cell>
          <table:table-cell table:style-name="ce2" office:value-type="float" office:value="87631">
            <text:p>87631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oom202</text:p>
          </table:table-cell>
          <table:table-cell table:style-name="ce2" office:value-type="float" office:value="371133">
            <text:p>371133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Room201</text:p>
          </table:table-cell>
          <table:table-cell table:style-name="ce2" office:value-type="float" office:value="88057">
            <text:p>88057</text:p>
          </table:table-cell>
          <table:table-cell table:style-name="ce2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1761">
            <text:p>371761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88164">
            <text:p>88164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2394">
            <text:p>372394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88269">
            <text:p>88269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2604">
            <text:p>372604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88585">
            <text:p>8858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7373">
            <text:p>377373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89014">
            <text:p>8901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8735">
            <text:p>378735</text:p>
          </table:table-cell>
          <table:table-cell office:value-type="float" office:value="31">
            <text:p>31</text:p>
          </table:table-cell>
          <table:table-cell office:value-type="string">
            <text:p>Room201</text:p>
          </table:table-cell>
          <table:table-cell office:value-type="float" office:value="89224">
            <text:p>8922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8945">
            <text:p>378945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89332">
            <text:p>8933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9052">
            <text:p>379052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89440">
            <text:p>8944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9264">
            <text:p>379264</text:p>
          </table:table-cell>
          <table:table-cell office:value-type="float" office:value="17">
            <text:p>17</text:p>
          </table:table-cell>
          <table:table-cell office:value-type="string">
            <text:p>Room201</text:p>
          </table:table-cell>
          <table:table-cell office:value-type="float" office:value="89549">
            <text:p>8954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9685">
            <text:p>379685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89768">
            <text:p>89768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0953">
            <text:p>380953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89876">
            <text:p>89876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1164">
            <text:p>381164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90089">
            <text:p>90089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1793">
            <text:p>381793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90398">
            <text:p>90398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2003">
            <text:p>382003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90506">
            <text:p>9050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2216">
            <text:p>382216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90715">
            <text:p>90715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2846">
            <text:p>382846</text:p>
          </table:table-cell>
          <table:table-cell office:value-type="float" office:value="31">
            <text:p>31</text:p>
          </table:table-cell>
          <table:table-cell office:value-type="string">
            <text:p>Room201</text:p>
          </table:table-cell>
          <table:table-cell office:value-type="float" office:value="90925">
            <text:p>9092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4849">
            <text:p>384849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91346">
            <text:p>91346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6534">
            <text:p>386534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91559">
            <text:p>91559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6854">
            <text:p>386854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91660">
            <text:p>9166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7064">
            <text:p>387064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91763">
            <text:p>9176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4145">
            <text:p>394145</text:p>
          </table:table-cell>
          <table:table-cell office:value-type="float" office:value="28">
            <text:p>28</text:p>
          </table:table-cell>
          <table:table-cell office:value-type="string">
            <text:p>Room201</text:p>
          </table:table-cell>
          <table:table-cell office:value-type="float" office:value="95342">
            <text:p>9534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6868">
            <text:p>396868</text:p>
          </table:table-cell>
          <table:table-cell office:value-type="float" office:value="33">
            <text:p>33</text:p>
          </table:table-cell>
          <table:table-cell office:value-type="string">
            <text:p>Room201</text:p>
          </table:table-cell>
          <table:table-cell office:value-type="float" office:value="95871">
            <text:p>9587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6970">
            <text:p>396970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96180">
            <text:p>9618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7593">
            <text:p>397593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96289">
            <text:p>9628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7809">
            <text:p>397809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96390">
            <text:p>9639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8021">
            <text:p>398021</text:p>
          </table:table-cell>
          <table:table-cell office:value-type="float" office:value="17">
            <text:p>17</text:p>
          </table:table-cell>
          <table:table-cell office:value-type="string">
            <text:p>Room201</text:p>
          </table:table-cell>
          <table:table-cell office:value-type="float" office:value="96492">
            <text:p>9649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8129">
            <text:p>398129</text:p>
          </table:table-cell>
          <table:table-cell office:value-type="float" office:value="11">
            <text:p>11</text:p>
          </table:table-cell>
          <table:table-cell office:value-type="string">
            <text:p>Room201</text:p>
          </table:table-cell>
          <table:table-cell office:value-type="float" office:value="96598">
            <text:p>9659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8232">
            <text:p>398232</text:p>
          </table:table-cell>
          <table:table-cell office:value-type="float" office:value="39">
            <text:p>39</text:p>
          </table:table-cell>
          <table:table-cell office:value-type="string">
            <text:p>Room201</text:p>
          </table:table-cell>
          <table:table-cell office:value-type="float" office:value="96806">
            <text:p>96806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8438">
            <text:p>398438</text:p>
          </table:table-cell>
          <table:table-cell office:value-type="float" office:value="13">
            <text:p>13</text:p>
          </table:table-cell>
          <table:table-cell office:value-type="string">
            <text:p>Room201</text:p>
          </table:table-cell>
          <table:table-cell office:value-type="float" office:value="97023">
            <text:p>9702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9483">
            <text:p>399483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97440">
            <text:p>9744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0656">
            <text:p>400656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97648">
            <text:p>97648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1076">
            <text:p>401076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97974">
            <text:p>9797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1492">
            <text:p>401492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98081">
            <text:p>98081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1699">
            <text:p>401699</text:p>
          </table:table-cell>
          <table:table-cell office:value-type="float" office:value="33">
            <text:p>33</text:p>
          </table:table-cell>
          <table:table-cell office:value-type="string">
            <text:p>Room201</text:p>
          </table:table-cell>
          <table:table-cell office:value-type="float" office:value="98188">
            <text:p>9818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1801">
            <text:p>401801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98397">
            <text:p>98397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2121">
            <text:p>402121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98501">
            <text:p>9850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2543">
            <text:p>402543</text:p>
          </table:table-cell>
          <table:table-cell office:value-type="float" office:value="13">
            <text:p>13</text:p>
          </table:table-cell>
          <table:table-cell office:value-type="string">
            <text:p>Room201</text:p>
          </table:table-cell>
          <table:table-cell office:value-type="float" office:value="98604">
            <text:p>9860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2650">
            <text:p>402650</text:p>
          </table:table-cell>
          <table:table-cell office:value-type="float" office:value="9">
            <text:p>9</text:p>
          </table:table-cell>
          <table:table-cell office:value-type="string">
            <text:p>Room201</text:p>
          </table:table-cell>
          <table:table-cell office:value-type="float" office:value="98817">
            <text:p>98817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2968">
            <text:p>402968</text:p>
          </table:table-cell>
          <table:table-cell office:value-type="float" office:value="13">
            <text:p>13</text:p>
          </table:table-cell>
          <table:table-cell office:value-type="string">
            <text:p>Room201</text:p>
          </table:table-cell>
          <table:table-cell office:value-type="float" office:value="99032">
            <text:p>9903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3069">
            <text:p>403069</text:p>
          </table:table-cell>
          <table:table-cell office:value-type="float" office:value="8">
            <text:p>8</text:p>
          </table:table-cell>
          <table:table-cell office:value-type="string">
            <text:p>Room201</text:p>
          </table:table-cell>
          <table:table-cell office:value-type="float" office:value="99231">
            <text:p>9923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3178">
            <text:p>403178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99334">
            <text:p>9933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3283">
            <text:p>403283</text:p>
          </table:table-cell>
          <table:table-cell office:value-type="float" office:value="7">
            <text:p>7</text:p>
          </table:table-cell>
          <table:table-cell office:value-type="string">
            <text:p>Room201</text:p>
          </table:table-cell>
          <table:table-cell office:value-type="float" office:value="99436">
            <text:p>9943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3486">
            <text:p>403486</text:p>
          </table:table-cell>
          <table:table-cell office:value-type="float" office:value="17">
            <text:p>17</text:p>
          </table:table-cell>
          <table:table-cell office:value-type="string">
            <text:p>Room201</text:p>
          </table:table-cell>
          <table:table-cell office:value-type="float" office:value="99539">
            <text:p>99539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3688">
            <text:p>403688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99640">
            <text:p>9964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4322">
            <text:p>404322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99848">
            <text:p>99848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4742">
            <text:p>404742</text:p>
          </table:table-cell>
          <table:table-cell office:value-type="float" office:value="28">
            <text:p>28</text:p>
          </table:table-cell>
          <table:table-cell office:value-type="string">
            <text:p>Room201</text:p>
          </table:table-cell>
          <table:table-cell office:value-type="float" office:value="99952">
            <text:p>9995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4946">
            <text:p>404946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100271">
            <text:p>100271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5156">
            <text:p>405156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00373">
            <text:p>10037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5785">
            <text:p>405785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00474">
            <text:p>10047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6299">
            <text:p>406299</text:p>
          </table:table-cell>
          <table:table-cell office:value-type="float" office:value="31">
            <text:p>31</text:p>
          </table:table-cell>
          <table:table-cell office:value-type="string">
            <text:p>Room201</text:p>
          </table:table-cell>
          <table:table-cell office:value-type="float" office:value="100677">
            <text:p>100677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6618">
            <text:p>406618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00888">
            <text:p>100888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59043">
            <text:p>459043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01212">
            <text:p>101212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05470">
            <text:p>505470</text:p>
          </table:table-cell>
          <table:table-cell office:value-type="float" office:value="28">
            <text:p>28</text:p>
          </table:table-cell>
          <table:table-cell office:value-type="string">
            <text:p>Room201</text:p>
          </table:table-cell>
          <table:table-cell office:value-type="float" office:value="102057">
            <text:p>10205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41690">
            <text:p>541690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02991">
            <text:p>102991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64275">
            <text:p>564275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04786">
            <text:p>10478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64697">
            <text:p>564697</text:p>
          </table:table-cell>
          <table:table-cell office:value-type="float" office:value="28">
            <text:p>28</text:p>
          </table:table-cell>
          <table:table-cell office:value-type="string">
            <text:p>Room201</text:p>
          </table:table-cell>
          <table:table-cell office:value-type="float" office:value="104998">
            <text:p>104998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65022">
            <text:p>565022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06805">
            <text:p>10680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65236">
            <text:p>565236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07018">
            <text:p>10701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65441">
            <text:p>565441</text:p>
          </table:table-cell>
          <table:table-cell office:value-type="float" office:value="28">
            <text:p>28</text:p>
          </table:table-cell>
          <table:table-cell office:value-type="string">
            <text:p>Room201</text:p>
          </table:table-cell>
          <table:table-cell office:value-type="float" office:value="108897">
            <text:p>108897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23796">
            <text:p>623796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09408">
            <text:p>109408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46058">
            <text:p>646058</text:p>
          </table:table-cell>
          <table:table-cell office:value-type="float" office:value="28">
            <text:p>28</text:p>
          </table:table-cell>
          <table:table-cell office:value-type="string">
            <text:p>Room201</text:p>
          </table:table-cell>
          <table:table-cell office:value-type="float" office:value="114983">
            <text:p>11498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46899">
            <text:p>646899</text:p>
          </table:table-cell>
          <table:table-cell office:value-type="float" office:value="33">
            <text:p>33</text:p>
          </table:table-cell>
          <table:table-cell office:value-type="string">
            <text:p>Room201</text:p>
          </table:table-cell>
          <table:table-cell office:value-type="float" office:value="115091">
            <text:p>115091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51315">
            <text:p>651315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16350">
            <text:p>11635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52575">
            <text:p>652575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17510">
            <text:p>11751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52896">
            <text:p>652896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17729">
            <text:p>117729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52998">
            <text:p>652998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18351">
            <text:p>118351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1712">
            <text:p>671712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18557">
            <text:p>118557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2033">
            <text:p>672033</text:p>
          </table:table-cell>
          <table:table-cell office:value-type="float" office:value="10">
            <text:p>10</text:p>
          </table:table-cell>
          <table:table-cell office:value-type="string">
            <text:p>Room201</text:p>
          </table:table-cell>
          <table:table-cell office:value-type="float" office:value="119723">
            <text:p>11972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2135">
            <text:p>672135</text:p>
          </table:table-cell>
          <table:table-cell office:value-type="float" office:value="17">
            <text:p>17</text:p>
          </table:table-cell>
          <table:table-cell office:value-type="string">
            <text:p>Room201</text:p>
          </table:table-cell>
          <table:table-cell office:value-type="float" office:value="119934">
            <text:p>11993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2349">
            <text:p>672349</text:p>
          </table:table-cell>
          <table:table-cell office:value-type="float" office:value="31">
            <text:p>31</text:p>
          </table:table-cell>
          <table:table-cell office:value-type="string">
            <text:p>Room201</text:p>
          </table:table-cell>
          <table:table-cell office:value-type="float" office:value="121715">
            <text:p>121715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2975">
            <text:p>672975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24826">
            <text:p>124826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3083">
            <text:p>673083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125033">
            <text:p>125033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3298">
            <text:p>673298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26925">
            <text:p>126925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3400">
            <text:p>673400</text:p>
          </table:table-cell>
          <table:table-cell office:value-type="float" office:value="11">
            <text:p>11</text:p>
          </table:table-cell>
          <table:table-cell office:value-type="string">
            <text:p>Room201</text:p>
          </table:table-cell>
          <table:table-cell office:value-type="float" office:value="127137">
            <text:p>127137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3507">
            <text:p>673507</text:p>
          </table:table-cell>
          <table:table-cell office:value-type="float" office:value="7">
            <text:p>7</text:p>
          </table:table-cell>
          <table:table-cell office:value-type="string">
            <text:p>Room201</text:p>
          </table:table-cell>
          <table:table-cell office:value-type="float" office:value="127558">
            <text:p>12755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3610">
            <text:p>673610</text:p>
          </table:table-cell>
          <table:table-cell office:value-type="float" office:value="12">
            <text:p>12</text:p>
          </table:table-cell>
          <table:table-cell office:value-type="string">
            <text:p>Room201</text:p>
          </table:table-cell>
          <table:table-cell office:value-type="float" office:value="127777">
            <text:p>12777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3719">
            <text:p>673719</text:p>
          </table:table-cell>
          <table:table-cell office:value-type="float" office:value="10">
            <text:p>10</text:p>
          </table:table-cell>
          <table:table-cell office:value-type="string">
            <text:p>Room201</text:p>
          </table:table-cell>
          <table:table-cell office:value-type="float" office:value="128296">
            <text:p>12829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3933">
            <text:p>673933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29036">
            <text:p>12903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4347">
            <text:p>674347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29143">
            <text:p>12914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4659">
            <text:p>674659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29569">
            <text:p>12956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4765">
            <text:p>674765</text:p>
          </table:table-cell>
          <table:table-cell office:value-type="float" office:value="8">
            <text:p>8</text:p>
          </table:table-cell>
          <table:table-cell office:value-type="string">
            <text:p>Room201</text:p>
          </table:table-cell>
          <table:table-cell office:value-type="float" office:value="129786">
            <text:p>12978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4979">
            <text:p>674979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29996">
            <text:p>129996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5407">
            <text:p>675407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30205">
            <text:p>130205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5617">
            <text:p>675617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30416">
            <text:p>130416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6867">
            <text:p>676867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31150">
            <text:p>13115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8664">
            <text:p>678664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31361">
            <text:p>13136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9601">
            <text:p>679601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31776">
            <text:p>13177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9806">
            <text:p>679806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31986">
            <text:p>13198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79909">
            <text:p>679909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32308">
            <text:p>132308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0958">
            <text:p>680958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32517">
            <text:p>13251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1378">
            <text:p>681378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32720">
            <text:p>13272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1581">
            <text:p>681581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32928">
            <text:p>13292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1787">
            <text:p>681787</text:p>
          </table:table-cell>
          <table:table-cell office:value-type="float" office:value="17">
            <text:p>17</text:p>
          </table:table-cell>
          <table:table-cell office:value-type="string">
            <text:p>Room201</text:p>
          </table:table-cell>
          <table:table-cell office:value-type="float" office:value="133138">
            <text:p>13313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1888">
            <text:p>681888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33443">
            <text:p>13344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2303">
            <text:p>682303</text:p>
          </table:table-cell>
          <table:table-cell office:value-type="float" office:value="17">
            <text:p>17</text:p>
          </table:table-cell>
          <table:table-cell office:value-type="string">
            <text:p>Room201</text:p>
          </table:table-cell>
          <table:table-cell office:value-type="float" office:value="133869">
            <text:p>133869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2513">
            <text:p>682513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33975">
            <text:p>13397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2728">
            <text:p>682728</text:p>
          </table:table-cell>
          <table:table-cell office:value-type="float" office:value="12">
            <text:p>12</text:p>
          </table:table-cell>
          <table:table-cell office:value-type="string">
            <text:p>Room201</text:p>
          </table:table-cell>
          <table:table-cell office:value-type="float" office:value="134612">
            <text:p>13461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2935">
            <text:p>682935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34818">
            <text:p>134818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3354">
            <text:p>683354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35027">
            <text:p>13502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3566">
            <text:p>683566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35238">
            <text:p>135238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3981">
            <text:p>683981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35452">
            <text:p>13545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4829">
            <text:p>684829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35661">
            <text:p>135661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5144">
            <text:p>685144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36197">
            <text:p>13619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5247">
            <text:p>685247</text:p>
          </table:table-cell>
          <table:table-cell office:value-type="float" office:value="15">
            <text:p>15</text:p>
          </table:table-cell>
          <table:table-cell office:value-type="string">
            <text:p>Room201</text:p>
          </table:table-cell>
          <table:table-cell office:value-type="float" office:value="136404">
            <text:p>136404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5458">
            <text:p>685458</text:p>
          </table:table-cell>
          <table:table-cell office:value-type="float" office:value="15">
            <text:p>15</text:p>
          </table:table-cell>
          <table:table-cell office:value-type="string">
            <text:p>Room201</text:p>
          </table:table-cell>
          <table:table-cell office:value-type="float" office:value="137436">
            <text:p>137436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5566">
            <text:p>685566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37544">
            <text:p>13754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5781">
            <text:p>685781</text:p>
          </table:table-cell>
          <table:table-cell office:value-type="float" office:value="15">
            <text:p>15</text:p>
          </table:table-cell>
          <table:table-cell office:value-type="string">
            <text:p>Room201</text:p>
          </table:table-cell>
          <table:table-cell office:value-type="float" office:value="137755">
            <text:p>137755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5998">
            <text:p>685998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37857">
            <text:p>13785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6206">
            <text:p>686206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38065">
            <text:p>138065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6525">
            <text:p>686525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38279">
            <text:p>138279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6628">
            <text:p>686628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38383">
            <text:p>13838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6736">
            <text:p>686736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38488">
            <text:p>13848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6839">
            <text:p>686839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38691">
            <text:p>13869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6947">
            <text:p>686947</text:p>
          </table:table-cell>
          <table:table-cell office:value-type="float" office:value="13">
            <text:p>13</text:p>
          </table:table-cell>
          <table:table-cell office:value-type="string">
            <text:p>Room201</text:p>
          </table:table-cell>
          <table:table-cell office:value-type="float" office:value="138895">
            <text:p>138895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7157">
            <text:p>687157</text:p>
          </table:table-cell>
          <table:table-cell office:value-type="float" office:value="13">
            <text:p>13</text:p>
          </table:table-cell>
          <table:table-cell office:value-type="string">
            <text:p>Room201</text:p>
          </table:table-cell>
          <table:table-cell office:value-type="float" office:value="139318">
            <text:p>139318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7376">
            <text:p>687376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39526">
            <text:p>13952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687788">
            <text:p>687788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39628">
            <text:p>13962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09451">
            <text:p>709451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39735">
            <text:p>13973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1827">
            <text:p>741827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40049">
            <text:p>140049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2666">
            <text:p>742666</text:p>
          </table:table-cell>
          <table:table-cell office:value-type="float" office:value="31">
            <text:p>31</text:p>
          </table:table-cell>
          <table:table-cell office:value-type="string">
            <text:p>Room201</text:p>
          </table:table-cell>
          <table:table-cell office:value-type="float" office:value="140259">
            <text:p>140259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3079">
            <text:p>743079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40367">
            <text:p>14036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3297">
            <text:p>743297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140468">
            <text:p>140468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3404">
            <text:p>743404</text:p>
          </table:table-cell>
          <table:table-cell office:value-type="float" office:value="9">
            <text:p>9</text:p>
          </table:table-cell>
          <table:table-cell office:value-type="string">
            <text:p>Room201</text:p>
          </table:table-cell>
          <table:table-cell office:value-type="float" office:value="140676">
            <text:p>140676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3504">
            <text:p>743504</text:p>
          </table:table-cell>
          <table:table-cell office:value-type="float" office:value="11">
            <text:p>11</text:p>
          </table:table-cell>
          <table:table-cell office:value-type="string">
            <text:p>Room201</text:p>
          </table:table-cell>
          <table:table-cell office:value-type="float" office:value="140993">
            <text:p>14099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4131">
            <text:p>744131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41637">
            <text:p>141637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4337">
            <text:p>744337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42058">
            <text:p>142058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4647">
            <text:p>744647</text:p>
          </table:table-cell>
          <table:table-cell office:value-type="float" office:value="10">
            <text:p>10</text:p>
          </table:table-cell>
          <table:table-cell office:value-type="string">
            <text:p>Room201</text:p>
          </table:table-cell>
          <table:table-cell office:value-type="float" office:value="142164">
            <text:p>14216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4754">
            <text:p>744754</text:p>
          </table:table-cell>
          <table:table-cell office:value-type="float" office:value="11">
            <text:p>11</text:p>
          </table:table-cell>
          <table:table-cell office:value-type="string">
            <text:p>Room201</text:p>
          </table:table-cell>
          <table:table-cell office:value-type="float" office:value="142267">
            <text:p>14226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4973">
            <text:p>744973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142476">
            <text:p>14247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5391">
            <text:p>745391</text:p>
          </table:table-cell>
          <table:table-cell office:value-type="float" office:value="13">
            <text:p>13</text:p>
          </table:table-cell>
          <table:table-cell office:value-type="string">
            <text:p>Room201</text:p>
          </table:table-cell>
          <table:table-cell office:value-type="float" office:value="142689">
            <text:p>142689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5492">
            <text:p>745492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142796">
            <text:p>14279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5601">
            <text:p>745601</text:p>
          </table:table-cell>
          <table:table-cell office:value-type="float" office:value="15">
            <text:p>15</text:p>
          </table:table-cell>
          <table:table-cell office:value-type="string">
            <text:p>Room201</text:p>
          </table:table-cell>
          <table:table-cell office:value-type="float" office:value="142897">
            <text:p>142897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5920">
            <text:p>745920</text:p>
          </table:table-cell>
          <table:table-cell office:value-type="float" office:value="8">
            <text:p>8</text:p>
          </table:table-cell>
          <table:table-cell office:value-type="string">
            <text:p>Room201</text:p>
          </table:table-cell>
          <table:table-cell office:value-type="float" office:value="143104">
            <text:p>143104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6029">
            <text:p>746029</text:p>
          </table:table-cell>
          <table:table-cell office:value-type="float" office:value="7">
            <text:p>7</text:p>
          </table:table-cell>
          <table:table-cell office:value-type="string">
            <text:p>Room201</text:p>
          </table:table-cell>
          <table:table-cell office:value-type="float" office:value="143314">
            <text:p>14331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6136">
            <text:p>746136</text:p>
          </table:table-cell>
          <table:table-cell office:value-type="float" office:value="5">
            <text:p>5</text:p>
          </table:table-cell>
          <table:table-cell office:value-type="string">
            <text:p>Room201</text:p>
          </table:table-cell>
          <table:table-cell office:value-type="float" office:value="143520">
            <text:p>14352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6240">
            <text:p>746240</text:p>
          </table:table-cell>
          <table:table-cell office:value-type="float" office:value="13">
            <text:p>13</text:p>
          </table:table-cell>
          <table:table-cell office:value-type="string">
            <text:p>Room201</text:p>
          </table:table-cell>
          <table:table-cell office:value-type="float" office:value="143621">
            <text:p>14362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6345">
            <text:p>746345</text:p>
          </table:table-cell>
          <table:table-cell office:value-type="float" office:value="10">
            <text:p>10</text:p>
          </table:table-cell>
          <table:table-cell office:value-type="string">
            <text:p>Room201</text:p>
          </table:table-cell>
          <table:table-cell office:value-type="float" office:value="143724">
            <text:p>14372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6560">
            <text:p>746560</text:p>
          </table:table-cell>
          <table:table-cell office:value-type="float" office:value="15">
            <text:p>15</text:p>
          </table:table-cell>
          <table:table-cell office:value-type="string">
            <text:p>Room201</text:p>
          </table:table-cell>
          <table:table-cell office:value-type="float" office:value="143831">
            <text:p>14383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6777">
            <text:p>746777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44036">
            <text:p>144036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6984">
            <text:p>746984</text:p>
          </table:table-cell>
          <table:table-cell office:value-type="float" office:value="17">
            <text:p>17</text:p>
          </table:table-cell>
          <table:table-cell office:value-type="string">
            <text:p>Room201</text:p>
          </table:table-cell>
          <table:table-cell office:value-type="float" office:value="144244">
            <text:p>14424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7397">
            <text:p>747397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44457">
            <text:p>14445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7501">
            <text:p>747501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44564">
            <text:p>14456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7603">
            <text:p>747603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44669">
            <text:p>144669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7708">
            <text:p>747708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144779">
            <text:p>144779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7920">
            <text:p>747920</text:p>
          </table:table-cell>
          <table:table-cell office:value-type="float" office:value="17">
            <text:p>17</text:p>
          </table:table-cell>
          <table:table-cell office:value-type="string">
            <text:p>Room201</text:p>
          </table:table-cell>
          <table:table-cell office:value-type="float" office:value="144989">
            <text:p>144989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8027">
            <text:p>748027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45202">
            <text:p>14520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8247">
            <text:p>748247</text:p>
          </table:table-cell>
          <table:table-cell office:value-type="float" office:value="17">
            <text:p>17</text:p>
          </table:table-cell>
          <table:table-cell office:value-type="string">
            <text:p>Room201</text:p>
          </table:table-cell>
          <table:table-cell office:value-type="float" office:value="145832">
            <text:p>14583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8967">
            <text:p>748967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46043">
            <text:p>14604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9176">
            <text:p>749176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46254">
            <text:p>146254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9382">
            <text:p>749382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46363">
            <text:p>14636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9596">
            <text:p>749596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146471">
            <text:p>14647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9699">
            <text:p>749699</text:p>
          </table:table-cell>
          <table:table-cell office:value-type="float" office:value="9">
            <text:p>9</text:p>
          </table:table-cell>
          <table:table-cell office:value-type="string">
            <text:p>Room201</text:p>
          </table:table-cell>
          <table:table-cell office:value-type="float" office:value="148361">
            <text:p>14836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49804">
            <text:p>749804</text:p>
          </table:table-cell>
          <table:table-cell office:value-type="float" office:value="15">
            <text:p>15</text:p>
          </table:table-cell>
          <table:table-cell office:value-type="string">
            <text:p>Room201</text:p>
          </table:table-cell>
          <table:table-cell office:value-type="float" office:value="148874">
            <text:p>14887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50005">
            <text:p>750005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148980">
            <text:p>14898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50109">
            <text:p>750109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49183">
            <text:p>14918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50321">
            <text:p>750321</text:p>
          </table:table-cell>
          <table:table-cell office:value-type="float" office:value="13">
            <text:p>13</text:p>
          </table:table-cell>
          <table:table-cell office:value-type="string">
            <text:p>Room201</text:p>
          </table:table-cell>
          <table:table-cell office:value-type="float" office:value="149600">
            <text:p>14960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50427">
            <text:p>750427</text:p>
          </table:table-cell>
          <table:table-cell office:value-type="float" office:value="10">
            <text:p>10</text:p>
          </table:table-cell>
          <table:table-cell office:value-type="string">
            <text:p>Room201</text:p>
          </table:table-cell>
          <table:table-cell office:value-type="float" office:value="150125">
            <text:p>150125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50641">
            <text:p>750641</text:p>
          </table:table-cell>
          <table:table-cell office:value-type="float" office:value="13">
            <text:p>13</text:p>
          </table:table-cell>
          <table:table-cell office:value-type="string">
            <text:p>Room201</text:p>
          </table:table-cell>
          <table:table-cell office:value-type="float" office:value="150230">
            <text:p>15023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54970">
            <text:p>754970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50340">
            <text:p>15034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55080">
            <text:p>755080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150441">
            <text:p>15044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56349">
            <text:p>756349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50653">
            <text:p>15065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56673">
            <text:p>756673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50754">
            <text:p>15075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759408">
            <text:p>759408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51076">
            <text:p>151076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36981">
            <text:p>836981</text:p>
          </table:table-cell>
          <table:table-cell office:value-type="float" office:value="28">
            <text:p>28</text:p>
          </table:table-cell>
          <table:table-cell office:value-type="string">
            <text:p>Room201</text:p>
          </table:table-cell>
          <table:table-cell office:value-type="float" office:value="151177">
            <text:p>15117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44300">
            <text:p>844300</text:p>
          </table:table-cell>
          <table:table-cell office:value-type="float" office:value="28">
            <text:p>28</text:p>
          </table:table-cell>
          <table:table-cell office:value-type="string">
            <text:p>Room201</text:p>
          </table:table-cell>
          <table:table-cell office:value-type="float" office:value="151383">
            <text:p>15138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44607">
            <text:p>844607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151691">
            <text:p>151691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0268">
            <text:p>850268</text:p>
          </table:table-cell>
          <table:table-cell office:value-type="float" office:value="11">
            <text:p>11</text:p>
          </table:table-cell>
          <table:table-cell office:value-type="string">
            <text:p>Room201</text:p>
          </table:table-cell>
          <table:table-cell office:value-type="float" office:value="152525">
            <text:p>15252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0373">
            <text:p>850373</text:p>
          </table:table-cell>
          <table:table-cell office:value-type="float" office:value="17">
            <text:p>17</text:p>
          </table:table-cell>
          <table:table-cell office:value-type="string">
            <text:p>Room201</text:p>
          </table:table-cell>
          <table:table-cell office:value-type="float" office:value="152729">
            <text:p>152729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0473">
            <text:p>850473</text:p>
          </table:table-cell>
          <table:table-cell office:value-type="float" office:value="7">
            <text:p>7</text:p>
          </table:table-cell>
          <table:table-cell office:value-type="string">
            <text:p>Room201</text:p>
          </table:table-cell>
          <table:table-cell office:value-type="float" office:value="152945">
            <text:p>15294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0580">
            <text:p>850580</text:p>
          </table:table-cell>
          <table:table-cell office:value-type="float" office:value="9">
            <text:p>9</text:p>
          </table:table-cell>
          <table:table-cell office:value-type="string">
            <text:p>Room201</text:p>
          </table:table-cell>
          <table:table-cell office:value-type="float" office:value="153574">
            <text:p>15357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0682">
            <text:p>850682</text:p>
          </table:table-cell>
          <table:table-cell office:value-type="float" office:value="6">
            <text:p>6</text:p>
          </table:table-cell>
          <table:table-cell office:value-type="string">
            <text:p>Room201</text:p>
          </table:table-cell>
          <table:table-cell office:value-type="float" office:value="155460">
            <text:p>15546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0788">
            <text:p>850788</text:p>
          </table:table-cell>
          <table:table-cell office:value-type="float" office:value="13">
            <text:p>13</text:p>
          </table:table-cell>
          <table:table-cell office:value-type="string">
            <text:p>Room201</text:p>
          </table:table-cell>
          <table:table-cell office:value-type="float" office:value="155672">
            <text:p>15567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1417">
            <text:p>851417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55879">
            <text:p>155879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1833">
            <text:p>851833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56091">
            <text:p>15609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2039">
            <text:p>852039</text:p>
          </table:table-cell>
          <table:table-cell office:value-type="float" office:value="12">
            <text:p>12</text:p>
          </table:table-cell>
          <table:table-cell office:value-type="string">
            <text:p>Room201</text:p>
          </table:table-cell>
          <table:table-cell office:value-type="float" office:value="156296">
            <text:p>156296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2253">
            <text:p>852253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156507">
            <text:p>15650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2674">
            <text:p>852674</text:p>
          </table:table-cell>
          <table:table-cell office:value-type="float" office:value="22">
            <text:p>22</text:p>
          </table:table-cell>
          <table:table-cell office:value-type="string">
            <text:p>Room201</text:p>
          </table:table-cell>
          <table:table-cell office:value-type="float" office:value="156716">
            <text:p>156716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2880">
            <text:p>852880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56927">
            <text:p>156927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2984">
            <text:p>852984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57142">
            <text:p>15714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3092">
            <text:p>853092</text:p>
          </table:table-cell>
          <table:table-cell office:value-type="float" office:value="26">
            <text:p>26</text:p>
          </table:table-cell>
          <table:table-cell office:value-type="string">
            <text:p>Room201</text:p>
          </table:table-cell>
          <table:table-cell office:value-type="float" office:value="157350">
            <text:p>15735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4470">
            <text:p>854470</text:p>
          </table:table-cell>
          <table:table-cell office:value-type="float" office:value="31">
            <text:p>31</text:p>
          </table:table-cell>
          <table:table-cell office:value-type="string">
            <text:p>Room201</text:p>
          </table:table-cell>
          <table:table-cell office:value-type="float" office:value="157558">
            <text:p>157558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8131">
            <text:p>858131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62985">
            <text:p>16298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8340">
            <text:p>858340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163200">
            <text:p>16320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859491">
            <text:p>859491</text:p>
          </table:table-cell>
          <table:table-cell office:value-type="float" office:value="28">
            <text:p>28</text:p>
          </table:table-cell>
          <table:table-cell office:value-type="string">
            <text:p>Room201</text:p>
          </table:table-cell>
          <table:table-cell office:value-type="float" office:value="163617">
            <text:p>16361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106846">
            <text:p>1106846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197021">
            <text:p>197021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106954">
            <text:p>1106954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201878">
            <text:p>201878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107268">
            <text:p>1107268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203133">
            <text:p>20313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108107">
            <text:p>1108107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203343">
            <text:p>20334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109574">
            <text:p>1109574</text:p>
          </table:table-cell>
          <table:table-cell office:value-type="float" office:value="28">
            <text:p>28</text:p>
          </table:table-cell>
          <table:table-cell office:value-type="string">
            <text:p>Room201</text:p>
          </table:table-cell>
          <table:table-cell office:value-type="float" office:value="203548">
            <text:p>203548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7231">
            <text:p>1287231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203650">
            <text:p>20365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7444">
            <text:p>1287444</text:p>
          </table:table-cell>
          <table:table-cell office:value-type="float" office:value="9">
            <text:p>9</text:p>
          </table:table-cell>
          <table:table-cell office:value-type="string">
            <text:p>Room201</text:p>
          </table:table-cell>
          <table:table-cell office:value-type="float" office:value="204277">
            <text:p>204277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7550">
            <text:p>1287550</text:p>
          </table:table-cell>
          <table:table-cell office:value-type="float" office:value="7">
            <text:p>7</text:p>
          </table:table-cell>
          <table:table-cell office:value-type="string">
            <text:p>Room201</text:p>
          </table:table-cell>
          <table:table-cell office:value-type="float" office:value="204486">
            <text:p>204486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7655">
            <text:p>1287655</text:p>
          </table:table-cell>
          <table:table-cell office:value-type="float" office:value="17">
            <text:p>17</text:p>
          </table:table-cell>
          <table:table-cell office:value-type="string">
            <text:p>Room201</text:p>
          </table:table-cell>
          <table:table-cell office:value-type="float" office:value="204904">
            <text:p>204904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8068">
            <text:p>1288068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205012">
            <text:p>20501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8373">
            <text:p>1288373</text:p>
          </table:table-cell>
          <table:table-cell office:value-type="float" office:value="13">
            <text:p>13</text:p>
          </table:table-cell>
          <table:table-cell office:value-type="string">
            <text:p>Room201</text:p>
          </table:table-cell>
          <table:table-cell office:value-type="float" office:value="205324">
            <text:p>20532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8581">
            <text:p>1288581</text:p>
          </table:table-cell>
          <table:table-cell office:value-type="float" office:value="8">
            <text:p>8</text:p>
          </table:table-cell>
          <table:table-cell office:value-type="string">
            <text:p>Room201</text:p>
          </table:table-cell>
          <table:table-cell office:value-type="float" office:value="206889">
            <text:p>206889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8793">
            <text:p>1288793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207845">
            <text:p>20784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8894">
            <text:p>1288894</text:p>
          </table:table-cell>
          <table:table-cell office:value-type="float" office:value="5">
            <text:p>5</text:p>
          </table:table-cell>
          <table:table-cell office:value-type="string">
            <text:p>Room201</text:p>
          </table:table-cell>
          <table:table-cell office:value-type="float" office:value="208470">
            <text:p>20847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8997">
            <text:p>1288997</text:p>
          </table:table-cell>
          <table:table-cell office:value-type="float" office:value="16">
            <text:p>16</text:p>
          </table:table-cell>
          <table:table-cell office:value-type="string">
            <text:p>Room201</text:p>
          </table:table-cell>
          <table:table-cell office:value-type="float" office:value="258841">
            <text:p>258841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9214">
            <text:p>1289214</text:p>
          </table:table-cell>
          <table:table-cell office:value-type="float" office:value="12">
            <text:p>12</text:p>
          </table:table-cell>
          <table:table-cell office:value-type="string">
            <text:p>Room201</text:p>
          </table:table-cell>
          <table:table-cell office:value-type="float" office:value="259264">
            <text:p>25926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9634">
            <text:p>1289634</text:p>
          </table:table-cell>
          <table:table-cell office:value-type="float" office:value="28">
            <text:p>28</text:p>
          </table:table-cell>
          <table:table-cell office:value-type="string">
            <text:p>Room201</text:p>
          </table:table-cell>
          <table:table-cell office:value-type="float" office:value="259571">
            <text:p>259571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9844">
            <text:p>1289844</text:p>
          </table:table-cell>
          <table:table-cell office:value-type="float" office:value="15">
            <text:p>15</text:p>
          </table:table-cell>
          <table:table-cell office:value-type="string">
            <text:p>Room201</text:p>
          </table:table-cell>
          <table:table-cell office:value-type="float" office:value="260607">
            <text:p>260607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89943">
            <text:p>1289943</text:p>
          </table:table-cell>
          <table:table-cell office:value-type="float" office:value="4">
            <text:p>4</text:p>
          </table:table-cell>
          <table:table-cell office:value-type="string">
            <text:p>Room201</text:p>
          </table:table-cell>
          <table:table-cell office:value-type="float" office:value="260822">
            <text:p>26082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90053">
            <text:p>1290053</text:p>
          </table:table-cell>
          <table:table-cell office:value-type="float" office:value="5">
            <text:p>5</text:p>
          </table:table-cell>
          <table:table-cell office:value-type="string">
            <text:p>Room201</text:p>
          </table:table-cell>
          <table:table-cell office:value-type="float" office:value="261243">
            <text:p>26124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90377">
            <text:p>1290377</text:p>
          </table:table-cell>
          <table:table-cell office:value-type="float" office:value="4">
            <text:p>4</text:p>
          </table:table-cell>
          <table:table-cell office:value-type="string">
            <text:p>Room201</text:p>
          </table:table-cell>
          <table:table-cell office:value-type="float" office:value="267936">
            <text:p>267936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90588">
            <text:p>1290588</text:p>
          </table:table-cell>
          <table:table-cell office:value-type="float" office:value="19">
            <text:p>19</text:p>
          </table:table-cell>
          <table:table-cell office:value-type="string">
            <text:p>Room201</text:p>
          </table:table-cell>
          <table:table-cell office:value-type="float" office:value="268148">
            <text:p>268148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91214">
            <text:p>1291214</text:p>
          </table:table-cell>
          <table:table-cell office:value-type="float" office:value="21">
            <text:p>21</text:p>
          </table:table-cell>
          <table:table-cell office:value-type="string">
            <text:p>Room201</text:p>
          </table:table-cell>
          <table:table-cell office:value-type="float" office:value="268676">
            <text:p>268676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1291315">
            <text:p>1291315</text:p>
          </table:table-cell>
          <table:table-cell office:value-type="float" office:value="24">
            <text:p>24</text:p>
          </table:table-cell>
          <table:table-cell office:value-type="string">
            <text:p>Room201</text:p>
          </table:table-cell>
          <table:table-cell office:value-type="float" office:value="268985">
            <text:p>26898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270037">
            <text:p>270037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270242">
            <text:p>27024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270666">
            <text:p>27066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271823">
            <text:p>27182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273597">
            <text:p>273597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296011">
            <text:p>296011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296216">
            <text:p>296216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296427">
            <text:p>296427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296637">
            <text:p>296637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297264">
            <text:p>29726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297686">
            <text:p>297686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0993">
            <text:p>32099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2475">
            <text:p>322475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6261">
            <text:p>32626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6366">
            <text:p>326366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6469">
            <text:p>326469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6576">
            <text:p>326576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7213">
            <text:p>32721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7624">
            <text:p>32762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7940">
            <text:p>32794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8043">
            <text:p>32804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8679">
            <text:p>328679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8885">
            <text:p>328885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29825">
            <text:p>329825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0234">
            <text:p>33023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0338">
            <text:p>33033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0545">
            <text:p>33054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0751">
            <text:p>330751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1263">
            <text:p>331263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1585">
            <text:p>33158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1798">
            <text:p>331798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1900">
            <text:p>33190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1999">
            <text:p>33199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2101">
            <text:p>33210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2303">
            <text:p>33230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2621">
            <text:p>33262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2730">
            <text:p>33273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3038">
            <text:p>33303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3989">
            <text:p>333989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4839">
            <text:p>334839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5051">
            <text:p>33505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5464">
            <text:p>33546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5674">
            <text:p>33567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5874">
            <text:p>33587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5980">
            <text:p>33598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6087">
            <text:p>336087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6305">
            <text:p>336305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6413">
            <text:p>33641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6517">
            <text:p>336517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6834">
            <text:p>33683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6938">
            <text:p>33693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7046">
            <text:p>33704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7152">
            <text:p>33715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7253">
            <text:p>33725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7470">
            <text:p>33747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7576">
            <text:p>33757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7684">
            <text:p>33768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7792">
            <text:p>33779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7901">
            <text:p>33790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8005">
            <text:p>33800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8106">
            <text:p>33810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8211">
            <text:p>3382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8314">
            <text:p>33831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8416">
            <text:p>33841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8517">
            <text:p>33851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8620">
            <text:p>33862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8719">
            <text:p>338719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8820">
            <text:p>33882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8924">
            <text:p>33892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9026">
            <text:p>33902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9131">
            <text:p>33913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9230">
            <text:p>33923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9334">
            <text:p>33933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9548">
            <text:p>33954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9649">
            <text:p>339649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9754">
            <text:p>33975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39956">
            <text:p>33995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0062">
            <text:p>34006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0168">
            <text:p>34016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0272">
            <text:p>34027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0379">
            <text:p>340379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0591">
            <text:p>34059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0800">
            <text:p>34080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0905">
            <text:p>34090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1013">
            <text:p>34101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1219">
            <text:p>341219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1322">
            <text:p>34132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1427">
            <text:p>34142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1846">
            <text:p>341846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2273">
            <text:p>34227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2485">
            <text:p>34248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2694">
            <text:p>3426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2898">
            <text:p>34289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2999">
            <text:p>342999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3315">
            <text:p>343315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3621">
            <text:p>343621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3727">
            <text:p>34372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3831">
            <text:p>34383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4250">
            <text:p>344250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4461">
            <text:p>344461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4678">
            <text:p>34467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4784">
            <text:p>344784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4993">
            <text:p>34499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5099">
            <text:p>34509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5207">
            <text:p>34520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5418">
            <text:p>345418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5631">
            <text:p>345631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5732">
            <text:p>34573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5839">
            <text:p>345839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5944">
            <text:p>34594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6052">
            <text:p>34605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6254">
            <text:p>34625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6356">
            <text:p>346356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6561">
            <text:p>34656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6773">
            <text:p>34677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6879">
            <text:p>34687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6986">
            <text:p>34698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7094">
            <text:p>34709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7199">
            <text:p>34719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7306">
            <text:p>34730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7414">
            <text:p>34741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7524">
            <text:p>347524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7623">
            <text:p>34762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7732">
            <text:p>34773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7837">
            <text:p>34783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7938">
            <text:p>347938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8458">
            <text:p>348458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8668">
            <text:p>34866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48875">
            <text:p>348875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50039">
            <text:p>350039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50255">
            <text:p>35025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51309">
            <text:p>351309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51730">
            <text:p>35173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51934">
            <text:p>35193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52136">
            <text:p>352136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52346">
            <text:p>35234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52450">
            <text:p>35245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53072">
            <text:p>353072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79685">
            <text:p>37968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79896">
            <text:p>379896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1894">
            <text:p>38189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5593">
            <text:p>385593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7490">
            <text:p>38749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7598">
            <text:p>387598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7803">
            <text:p>38780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8649">
            <text:p>388649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9074">
            <text:p>38907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9286">
            <text:p>389286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9394">
            <text:p>38939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9501">
            <text:p>38950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9609">
            <text:p>389609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9716">
            <text:p>38971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9825">
            <text:p>38982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89927">
            <text:p>38992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0036">
            <text:p>39003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0142">
            <text:p>39014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0247">
            <text:p>39024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0356">
            <text:p>39035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0568">
            <text:p>39056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0670">
            <text:p>39067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0774">
            <text:p>39077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0877">
            <text:p>39087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1078">
            <text:p>39107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1183">
            <text:p>391183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1291">
            <text:p>391291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1399">
            <text:p>39139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1507">
            <text:p>39150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1614">
            <text:p>39161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1827">
            <text:p>39182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2559">
            <text:p>392559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2765">
            <text:p>392765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3081">
            <text:p>39308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3185">
            <text:p>39318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3287">
            <text:p>39328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3394">
            <text:p>39339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3610">
            <text:p>39361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3710">
            <text:p>39371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3925">
            <text:p>393925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4033">
            <text:p>394033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4144">
            <text:p>39414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4357">
            <text:p>39435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4464">
            <text:p>39446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4567">
            <text:p>394567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4666">
            <text:p>39466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4769">
            <text:p>394769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4975">
            <text:p>394975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5078">
            <text:p>39507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5185">
            <text:p>39518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5286">
            <text:p>39528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5394">
            <text:p>39539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5818">
            <text:p>39581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6024">
            <text:p>39602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6131">
            <text:p>396131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8021">
            <text:p>39802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8129">
            <text:p>398129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8232">
            <text:p>39823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398334">
            <text:p>39833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675301">
            <text:p>67530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89528">
            <text:p>1289528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89843">
            <text:p>1289843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1624">
            <text:p>1291624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2461">
            <text:p>1292461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2878">
            <text:p>129287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3827">
            <text:p>1293827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3937">
            <text:p>1293937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4044">
            <text:p>129404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4146">
            <text:p>1294146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4255">
            <text:p>1294255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4469">
            <text:p>129446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4576">
            <text:p>129457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4677">
            <text:p>1294677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4780">
            <text:p>129478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4883">
            <text:p>129488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5101">
            <text:p>129510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5316">
            <text:p>129531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5524">
            <text:p>129552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5624">
            <text:p>129562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5725">
            <text:p>129572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5828">
            <text:p>129582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5931">
            <text:p>129593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6035">
            <text:p>129603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6134">
            <text:p>129613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6237">
            <text:p>1296237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6446">
            <text:p>129644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6547">
            <text:p>1296547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6656">
            <text:p>129665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6759">
            <text:p>129675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6864">
            <text:p>129686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6966">
            <text:p>129696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7074">
            <text:p>129707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7181">
            <text:p>129718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7285">
            <text:p>129728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7392">
            <text:p>129739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7498">
            <text:p>129749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7607">
            <text:p>129760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7708">
            <text:p>129770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7817">
            <text:p>129781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7924">
            <text:p>129792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8135">
            <text:p>1298135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8237">
            <text:p>129823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8344">
            <text:p>129834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8450">
            <text:p>129845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8559">
            <text:p>129855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8663">
            <text:p>129866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8768">
            <text:p>129876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8979">
            <text:p>1298979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9188">
            <text:p>129918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9406">
            <text:p>129940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9508">
            <text:p>129950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9610">
            <text:p>129961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9818">
            <text:p>129981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299922">
            <text:p>129992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0029">
            <text:p>1300029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0336">
            <text:p>130033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0447">
            <text:p>130044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0772">
            <text:p>130077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0978">
            <text:p>130097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1084">
            <text:p>130108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1191">
            <text:p>130119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1298">
            <text:p>130129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1399">
            <text:p>1301399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1504">
            <text:p>130150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1612">
            <text:p>130161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1823">
            <text:p>130182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2354">
            <text:p>130235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2460">
            <text:p>130246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2661">
            <text:p>130266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3083">
            <text:p>130308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3710">
            <text:p>130371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3922">
            <text:p>130392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4241">
            <text:p>130424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4450">
            <text:p>130445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4665">
            <text:p>130466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4770">
            <text:p>130477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4980">
            <text:p>130498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5081">
            <text:p>130508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5191">
            <text:p>1305191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5300">
            <text:p>130530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5408">
            <text:p>130540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5512">
            <text:p>1305512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5722">
            <text:p>130572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5828">
            <text:p>130582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5929">
            <text:p>1305929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6030">
            <text:p>130603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6136">
            <text:p>1306136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6241">
            <text:p>130624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6449">
            <text:p>1306449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6662">
            <text:p>130666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6765">
            <text:p>1306765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6868">
            <text:p>1306868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6975">
            <text:p>1306975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7082">
            <text:p>130708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7289">
            <text:p>1307289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7397">
            <text:p>130739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7701">
            <text:p>1307701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07907">
            <text:p>1307907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45768">
            <text:p>1345768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46184">
            <text:p>134618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46400">
            <text:p>134640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46605">
            <text:p>134660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46813">
            <text:p>134681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47237">
            <text:p>134723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47871">
            <text:p>1347871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oom201</text:p>
          </table:table-cell>
          <table:table-cell office:value-type="float" office:value="1361486">
            <text:p>1361486</text:p>
          </table:table-cell>
          <table:table-cell office:value-type="float" office:value="22">
            <text:p>2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3/03/2015</text:date>, <text:time>13:5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Stark</meta:initial-creator>
    <meta:creation-date>2015-03-03T10:29:13</meta:creation-date>
    <dc:date>2015-03-03T13:51:12</dc:date>
    <dc:creator>Scott Stark</dc:creator>
    <meta:editing-duration>PT54M41S</meta:editing-duration>
    <meta:editing-cycles>3</meta:editing-cycles>
    <meta:generator>OpenOffice/4.1.0$Unix OpenOffice.org_project/410m18$Build-9764</meta:generator>
    <meta:document-statistic meta:table-count="3" meta:cell-count="39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52cm" svg:height="19.424cm" xlink:href=".." xlink:type="simple" chart:class="chart:scatter" chart:style-name="ch1">
        <chart:title svg:x="15.103cm" svg:y="0.524cm" chart:style-name="ch2">
          <text:p>ScannerData</text:p>
        </chart:title>
        <chart:legend chart:legend-position="end" svg:x="30.759cm" svg:y="9.165cm" style:legend-expansion="high" chart:style-name="ch3"/>
        <chart:plot-area chart:style-name="ch4" table:cell-range-address="Sheet1.B1:Sheet1.C501 Sheet1.A1:Sheet1.A1 Sheet1.D1:Sheet1.D1 Sheet1.F1:Sheet1.F805" chart:data-source-has-labels="row" svg:x="1.652cm" svg:y="2.477cm" svg:width="27.785cm" svg:height="15.598cm">
          <chartooo:coordinate-region svg:x="2.299cm" svg:y="2.676cm" svg:width="26.449cm" svg:height="14.753cm"/>
          <chart:axis chart:dimension="x" chart:name="primary-x" chart:style-name="ch5">
            <chart:title svg:x="15.137cm" svg:y="18.463cm" chart:style-name="ch6">
              <text:p>Time</text:p>
            </chart:title>
          </chart:axis>
          <chart:axis chart:dimension="y" chart:name="primary-y" chart:style-name="ch5">
            <chart:title svg:x="0.451cm" svg:y="10.951cm" chart:style-name="ch7">
              <text:p>Distance</text:p>
            </chart:title>
            <chart:grid chart:style-name="ch8" chart:class="major"/>
          </chart:axis>
          <chart:series chart:style-name="ch9" chart:values-cell-range-address="Sheet1.C1:Sheet1.C501" chart:label-cell-address="Sheet1.A1:Sheet1.A1" chart:class="chart:scatter">
            <chart:domain table:cell-range-address="Sheet1.B1:Sheet1.B501"/>
            <chart:data-point chart:repeated="501"/>
          </chart:series>
          <chart:series chart:style-name="ch10" chart:values-cell-range-address="Sheet1.F1:Sheet1.F805" chart:label-cell-address="Sheet1.D1:Sheet1.D1" chart:class="chart:scatter">
            <chart:domain table:cell-range-address="Sheet1.E1:Sheet1.E805"/>
            <chart:data-point chart:repeated="80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oom202</text:p>
                <draw:g>
                  <svg:desc>Sheet1.A1:Sheet1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oom201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725">
                <text:p>56725</text:p>
                <draw:g>
                  <svg:desc>Sheet1.B1:Sheet1.B501</svg:desc>
                </draw:g>
              </table:table-cell>
              <table:table-cell office:value-type="float" office:value="28">
                <text:p>28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E1:Sheet1.E805</svg:desc>
                </draw:g>
              </table:table-cell>
              <table:table-cell office:value-type="float" office:value="17">
                <text:p>17</text:p>
                <draw:g>
                  <svg:desc>Sheet1.F1:Sheet1.F8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679">
                <text:p>100679</text:p>
              </table:table-cell>
              <table:table-cell office:value-type="float" office:value="21">
                <text:p>21</text:p>
              </table:table-cell>
              <table:table-cell office:value-type="float" office:value="101">
                <text:p>1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274">
                <text:p>102274</text:p>
              </table:table-cell>
              <table:table-cell office:value-type="float" office:value="28">
                <text:p>28</text:p>
              </table:table-cell>
              <table:table-cell office:value-type="float" office:value="421">
                <text:p>4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788">
                <text:p>102788</text:p>
              </table:table-cell>
              <table:table-cell office:value-type="float" office:value="28">
                <text:p>28</text:p>
              </table:table-cell>
              <table:table-cell office:value-type="float" office:value="627">
                <text:p>6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194">
                <text:p>103194</text:p>
              </table:table-cell>
              <table:table-cell office:value-type="float" office:value="19">
                <text:p>19</text:p>
              </table:table-cell>
              <table:table-cell office:value-type="float" office:value="834">
                <text:p>8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373">
                <text:p>106373</text:p>
              </table:table-cell>
              <table:table-cell office:value-type="float" office:value="26">
                <text:p>26</text:p>
              </table:table-cell>
              <table:table-cell office:value-type="float" office:value="1150">
                <text:p>1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588">
                <text:p>106588</text:p>
              </table:table-cell>
              <table:table-cell office:value-type="float" office:value="28">
                <text:p>28</text:p>
              </table:table-cell>
              <table:table-cell office:value-type="float" office:value="1260">
                <text:p>12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018">
                <text:p>107018</text:p>
              </table:table-cell>
              <table:table-cell office:value-type="float" office:value="22">
                <text:p>22</text:p>
              </table:table-cell>
              <table:table-cell office:value-type="float" office:value="1471">
                <text:p>14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224">
                <text:p>107224</text:p>
              </table:table-cell>
              <table:table-cell office:value-type="float" office:value="33">
                <text:p>33</text:p>
              </table:table-cell>
              <table:table-cell office:value-type="float" office:value="1677">
                <text:p>16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430">
                <text:p>107430</text:p>
              </table:table-cell>
              <table:table-cell office:value-type="float" office:value="22">
                <text:p>22</text:p>
              </table:table-cell>
              <table:table-cell office:value-type="float" office:value="2410">
                <text:p>24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531">
                <text:p>107531</text:p>
              </table:table-cell>
              <table:table-cell office:value-type="float" office:value="28">
                <text:p>28</text:p>
              </table:table-cell>
              <table:table-cell office:value-type="float" office:value="2520">
                <text:p>25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639">
                <text:p>107639</text:p>
              </table:table-cell>
              <table:table-cell office:value-type="float" office:value="31">
                <text:p>31</text:p>
              </table:table-cell>
              <table:table-cell office:value-type="float" office:value="2619">
                <text:p>26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943">
                <text:p>107943</text:p>
              </table:table-cell>
              <table:table-cell office:value-type="float" office:value="22">
                <text:p>22</text:p>
              </table:table-cell>
              <table:table-cell office:value-type="float" office:value="2725">
                <text:p>27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370">
                <text:p>108370</text:p>
              </table:table-cell>
              <table:table-cell office:value-type="float" office:value="26">
                <text:p>26</text:p>
              </table:table-cell>
              <table:table-cell office:value-type="float" office:value="2940">
                <text:p>29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669">
                <text:p>110669</text:p>
              </table:table-cell>
              <table:table-cell office:value-type="float" office:value="24">
                <text:p>24</text:p>
              </table:table-cell>
              <table:table-cell office:value-type="float" office:value="3668">
                <text:p>36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310">
                <text:p>111310</text:p>
              </table:table-cell>
              <table:table-cell office:value-type="float" office:value="22">
                <text:p>22</text:p>
              </table:table-cell>
              <table:table-cell office:value-type="float" office:value="3982">
                <text:p>39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930">
                <text:p>111930</text:p>
              </table:table-cell>
              <table:table-cell office:value-type="float" office:value="22">
                <text:p>22</text:p>
              </table:table-cell>
              <table:table-cell office:value-type="float" office:value="4923">
                <text:p>49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361">
                <text:p>112361</text:p>
              </table:table-cell>
              <table:table-cell office:value-type="float" office:value="26">
                <text:p>26</text:p>
              </table:table-cell>
              <table:table-cell office:value-type="float" office:value="5135">
                <text:p>51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466">
                <text:p>112466</text:p>
              </table:table-cell>
              <table:table-cell office:value-type="float" office:value="15">
                <text:p>15</text:p>
              </table:table-cell>
              <table:table-cell office:value-type="float" office:value="5347">
                <text:p>53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680">
                <text:p>112680</text:p>
              </table:table-cell>
              <table:table-cell office:value-type="float" office:value="19">
                <text:p>19</text:p>
              </table:table-cell>
              <table:table-cell office:value-type="float" office:value="5767">
                <text:p>57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896">
                <text:p>112896</text:p>
              </table:table-cell>
              <table:table-cell office:value-type="float" office:value="26">
                <text:p>26</text:p>
              </table:table-cell>
              <table:table-cell office:value-type="float" office:value="6400">
                <text:p>64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317">
                <text:p>113317</text:p>
              </table:table-cell>
              <table:table-cell office:value-type="float" office:value="24">
                <text:p>24</text:p>
              </table:table-cell>
              <table:table-cell office:value-type="float" office:value="7237">
                <text:p>72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526">
                <text:p>113526</text:p>
              </table:table-cell>
              <table:table-cell office:value-type="float" office:value="26">
                <text:p>26</text:p>
              </table:table-cell>
              <table:table-cell office:value-type="float" office:value="7660">
                <text:p>76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935">
                <text:p>113935</text:p>
              </table:table-cell>
              <table:table-cell office:value-type="float" office:value="13">
                <text:p>13</text:p>
              </table:table-cell>
              <table:table-cell office:value-type="float" office:value="7985">
                <text:p>79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777">
                <text:p>114777</text:p>
              </table:table-cell>
              <table:table-cell office:value-type="float" office:value="19">
                <text:p>19</text:p>
              </table:table-cell>
              <table:table-cell office:value-type="float" office:value="8915">
                <text:p>89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4984">
                <text:p>114984</text:p>
              </table:table-cell>
              <table:table-cell office:value-type="float" office:value="21">
                <text:p>21</text:p>
              </table:table-cell>
              <table:table-cell office:value-type="float" office:value="10180">
                <text:p>10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875">
                <text:p>116875</text:p>
              </table:table-cell>
              <table:table-cell office:value-type="float" office:value="28">
                <text:p>28</text:p>
              </table:table-cell>
              <table:table-cell office:value-type="float" office:value="10502">
                <text:p>105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510">
                <text:p>117510</text:p>
              </table:table-cell>
              <table:table-cell office:value-type="float" office:value="19">
                <text:p>19</text:p>
              </table:table-cell>
              <table:table-cell office:value-type="float" office:value="10713">
                <text:p>1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515">
                <text:p>119515</text:p>
              </table:table-cell>
              <table:table-cell office:value-type="float" office:value="26">
                <text:p>26</text:p>
              </table:table-cell>
              <table:table-cell office:value-type="float" office:value="11020">
                <text:p>110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921">
                <text:p>121921</text:p>
              </table:table-cell>
              <table:table-cell office:value-type="float" office:value="31">
                <text:p>31</text:p>
              </table:table-cell>
              <table:table-cell office:value-type="float" office:value="11225">
                <text:p>11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620">
                <text:p>124620</text:p>
              </table:table-cell>
              <table:table-cell office:value-type="float" office:value="21">
                <text:p>21</text:p>
              </table:table-cell>
              <table:table-cell office:value-type="float" office:value="11437">
                <text:p>114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304">
                <text:p>126304</text:p>
              </table:table-cell>
              <table:table-cell office:value-type="float" office:value="31">
                <text:p>31</text:p>
              </table:table-cell>
              <table:table-cell office:value-type="float" office:value="11643">
                <text:p>116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309">
                <text:p>132309</text:p>
              </table:table-cell>
              <table:table-cell office:value-type="float" office:value="28">
                <text:p>28</text:p>
              </table:table-cell>
              <table:table-cell office:value-type="float" office:value="11858">
                <text:p>118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765">
                <text:p>133765</text:p>
              </table:table-cell>
              <table:table-cell office:value-type="float" office:value="28">
                <text:p>28</text:p>
              </table:table-cell>
              <table:table-cell office:value-type="float" office:value="12064">
                <text:p>120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545">
                <text:p>137545</text:p>
              </table:table-cell>
              <table:table-cell office:value-type="float" office:value="24">
                <text:p>24</text:p>
              </table:table-cell>
              <table:table-cell office:value-type="float" office:value="12273">
                <text:p>122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7756">
                <text:p>137756</text:p>
              </table:table-cell>
              <table:table-cell office:value-type="float" office:value="24">
                <text:p>24</text:p>
              </table:table-cell>
              <table:table-cell office:value-type="float" office:value="12581">
                <text:p>125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260">
                <text:p>140260</text:p>
              </table:table-cell>
              <table:table-cell office:value-type="float" office:value="28">
                <text:p>28</text:p>
              </table:table-cell>
              <table:table-cell office:value-type="float" office:value="12785">
                <text:p>127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368">
                <text:p>140368</text:p>
              </table:table-cell>
              <table:table-cell office:value-type="float" office:value="22">
                <text:p>22</text:p>
              </table:table-cell>
              <table:table-cell office:value-type="float" office:value="13000">
                <text:p>13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469">
                <text:p>140469</text:p>
              </table:table-cell>
              <table:table-cell office:value-type="float" office:value="24">
                <text:p>24</text:p>
              </table:table-cell>
              <table:table-cell office:value-type="float" office:value="13207">
                <text:p>132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676">
                <text:p>140676</text:p>
              </table:table-cell>
              <table:table-cell office:value-type="float" office:value="26">
                <text:p>26</text:p>
              </table:table-cell>
              <table:table-cell office:value-type="float" office:value="13410">
                <text:p>134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891">
                <text:p>140891</text:p>
              </table:table-cell>
              <table:table-cell office:value-type="float" office:value="26">
                <text:p>26</text:p>
              </table:table-cell>
              <table:table-cell office:value-type="float" office:value="13625">
                <text:p>136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994">
                <text:p>140994</text:p>
              </table:table-cell>
              <table:table-cell office:value-type="float" office:value="19">
                <text:p>19</text:p>
              </table:table-cell>
              <table:table-cell office:value-type="float" office:value="14046">
                <text:p>140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211">
                <text:p>141211</text:p>
              </table:table-cell>
              <table:table-cell office:value-type="float" office:value="19">
                <text:p>19</text:p>
              </table:table-cell>
              <table:table-cell office:value-type="float" office:value="14154">
                <text:p>141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1418">
                <text:p>141418</text:p>
              </table:table-cell>
              <table:table-cell office:value-type="float" office:value="17">
                <text:p>17</text:p>
              </table:table-cell>
              <table:table-cell office:value-type="float" office:value="14258">
                <text:p>14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564">
                <text:p>144564</text:p>
              </table:table-cell>
              <table:table-cell office:value-type="float" office:value="26">
                <text:p>26</text:p>
              </table:table-cell>
              <table:table-cell office:value-type="float" office:value="14681">
                <text:p>14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780">
                <text:p>144780</text:p>
              </table:table-cell>
              <table:table-cell office:value-type="float" office:value="22">
                <text:p>22</text:p>
              </table:table-cell>
              <table:table-cell office:value-type="float" office:value="14789">
                <text:p>14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989">
                <text:p>144989</text:p>
              </table:table-cell>
              <table:table-cell office:value-type="float" office:value="21">
                <text:p>21</text:p>
              </table:table-cell>
              <table:table-cell office:value-type="float" office:value="15840">
                <text:p>15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5200">
                <text:p>145200</text:p>
              </table:table-cell>
              <table:table-cell office:value-type="float" office:value="22">
                <text:p>22</text:p>
              </table:table-cell>
              <table:table-cell office:value-type="float" office:value="16991">
                <text:p>16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420">
                <text:p>145420</text:p>
              </table:table-cell>
              <table:table-cell office:value-type="float" office:value="28">
                <text:p>28</text:p>
              </table:table-cell>
              <table:table-cell office:value-type="float" office:value="17304">
                <text:p>173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5625">
                <text:p>145625</text:p>
              </table:table-cell>
              <table:table-cell office:value-type="float" office:value="28">
                <text:p>28</text:p>
              </table:table-cell>
              <table:table-cell office:value-type="float" office:value="17408">
                <text:p>174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5832">
                <text:p>145832</text:p>
              </table:table-cell>
              <table:table-cell office:value-type="float" office:value="28">
                <text:p>28</text:p>
              </table:table-cell>
              <table:table-cell office:value-type="float" office:value="17618">
                <text:p>176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461">
                <text:p>155461</text:p>
              </table:table-cell>
              <table:table-cell office:value-type="float" office:value="24">
                <text:p>24</text:p>
              </table:table-cell>
              <table:table-cell office:value-type="float" office:value="17823">
                <text:p>178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880">
                <text:p>155880</text:p>
              </table:table-cell>
              <table:table-cell office:value-type="float" office:value="19">
                <text:p>19</text:p>
              </table:table-cell>
              <table:table-cell office:value-type="float" office:value="18037">
                <text:p>180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092">
                <text:p>156092</text:p>
              </table:table-cell>
              <table:table-cell office:value-type="float" office:value="21">
                <text:p>21</text:p>
              </table:table-cell>
              <table:table-cell office:value-type="float" office:value="18245">
                <text:p>182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6297">
                <text:p>156297</text:p>
              </table:table-cell>
              <table:table-cell office:value-type="float" office:value="19">
                <text:p>19</text:p>
              </table:table-cell>
              <table:table-cell office:value-type="float" office:value="18664">
                <text:p>186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508">
                <text:p>156508</text:p>
              </table:table-cell>
              <table:table-cell office:value-type="float" office:value="21">
                <text:p>21</text:p>
              </table:table-cell>
              <table:table-cell office:value-type="float" office:value="19301">
                <text:p>19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6610">
                <text:p>156610</text:p>
              </table:table-cell>
              <table:table-cell office:value-type="float" office:value="24">
                <text:p>24</text:p>
              </table:table-cell>
              <table:table-cell office:value-type="float" office:value="19925">
                <text:p>199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6717">
                <text:p>156717</text:p>
              </table:table-cell>
              <table:table-cell office:value-type="float" office:value="21">
                <text:p>21</text:p>
              </table:table-cell>
              <table:table-cell office:value-type="float" office:value="20558">
                <text:p>205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6928">
                <text:p>156928</text:p>
              </table:table-cell>
              <table:table-cell office:value-type="float" office:value="24">
                <text:p>24</text:p>
              </table:table-cell>
              <table:table-cell office:value-type="float" office:value="20981">
                <text:p>209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141">
                <text:p>157141</text:p>
              </table:table-cell>
              <table:table-cell office:value-type="float" office:value="21">
                <text:p>21</text:p>
              </table:table-cell>
              <table:table-cell office:value-type="float" office:value="21191">
                <text:p>211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350">
                <text:p>157350</text:p>
              </table:table-cell>
              <table:table-cell office:value-type="float" office:value="17">
                <text:p>17</text:p>
              </table:table-cell>
              <table:table-cell office:value-type="float" office:value="21939">
                <text:p>219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558">
                <text:p>157558</text:p>
              </table:table-cell>
              <table:table-cell office:value-type="float" office:value="17">
                <text:p>17</text:p>
              </table:table-cell>
              <table:table-cell office:value-type="float" office:value="22145">
                <text:p>221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979">
                <text:p>157979</text:p>
              </table:table-cell>
              <table:table-cell office:value-type="float" office:value="21">
                <text:p>21</text:p>
              </table:table-cell>
              <table:table-cell office:value-type="float" office:value="22354">
                <text:p>22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081">
                <text:p>158081</text:p>
              </table:table-cell>
              <table:table-cell office:value-type="float" office:value="21">
                <text:p>21</text:p>
              </table:table-cell>
              <table:table-cell office:value-type="float" office:value="22871">
                <text:p>22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190">
                <text:p>158190</text:p>
              </table:table-cell>
              <table:table-cell office:value-type="float" office:value="24">
                <text:p>24</text:p>
              </table:table-cell>
              <table:table-cell office:value-type="float" office:value="22974">
                <text:p>229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1317">
                <text:p>161317</text:p>
              </table:table-cell>
              <table:table-cell office:value-type="float" office:value="31">
                <text:p>31</text:p>
              </table:table-cell>
              <table:table-cell office:value-type="float" office:value="23079">
                <text:p>23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987">
                <text:p>162987</text:p>
              </table:table-cell>
              <table:table-cell office:value-type="float" office:value="17">
                <text:p>17</text:p>
              </table:table-cell>
              <table:table-cell office:value-type="float" office:value="23290">
                <text:p>23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3201">
                <text:p>163201</text:p>
              </table:table-cell>
              <table:table-cell office:value-type="float" office:value="21">
                <text:p>21</text:p>
              </table:table-cell>
              <table:table-cell office:value-type="float" office:value="23495">
                <text:p>234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3827">
                <text:p>163827</text:p>
              </table:table-cell>
              <table:table-cell office:value-type="float" office:value="22">
                <text:p>22</text:p>
              </table:table-cell>
              <table:table-cell office:value-type="float" office:value="23707">
                <text:p>237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996">
                <text:p>164996</text:p>
              </table:table-cell>
              <table:table-cell office:value-type="float" office:value="26">
                <text:p>26</text:p>
              </table:table-cell>
              <table:table-cell office:value-type="float" office:value="23814">
                <text:p>238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6891">
                <text:p>166891</text:p>
              </table:table-cell>
              <table:table-cell office:value-type="float" office:value="21">
                <text:p>21</text:p>
              </table:table-cell>
              <table:table-cell office:value-type="float" office:value="24027">
                <text:p>240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7607">
                <text:p>167607</text:p>
              </table:table-cell>
              <table:table-cell office:value-type="float" office:value="31">
                <text:p>31</text:p>
              </table:table-cell>
              <table:table-cell office:value-type="float" office:value="24338">
                <text:p>243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7818">
                <text:p>167818</text:p>
              </table:table-cell>
              <table:table-cell office:value-type="float" office:value="24">
                <text:p>24</text:p>
              </table:table-cell>
              <table:table-cell office:value-type="float" office:value="24542">
                <text:p>245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240">
                <text:p>168240</text:p>
              </table:table-cell>
              <table:table-cell office:value-type="float" office:value="31">
                <text:p>31</text:p>
              </table:table-cell>
              <table:table-cell office:value-type="float" office:value="24759">
                <text:p>247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8448">
                <text:p>168448</text:p>
              </table:table-cell>
              <table:table-cell office:value-type="float" office:value="28">
                <text:p>28</text:p>
              </table:table-cell>
              <table:table-cell office:value-type="float" office:value="24961">
                <text:p>249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8656">
                <text:p>168656</text:p>
              </table:table-cell>
              <table:table-cell office:value-type="float" office:value="24">
                <text:p>24</text:p>
              </table:table-cell>
              <table:table-cell office:value-type="float" office:value="25174">
                <text:p>251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381">
                <text:p>169381</text:p>
              </table:table-cell>
              <table:table-cell office:value-type="float" office:value="31">
                <text:p>31</text:p>
              </table:table-cell>
              <table:table-cell office:value-type="float" office:value="25390">
                <text:p>253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897">
                <text:p>171897</text:p>
              </table:table-cell>
              <table:table-cell office:value-type="float" office:value="26">
                <text:p>26</text:p>
              </table:table-cell>
              <table:table-cell office:value-type="float" office:value="25497">
                <text:p>254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3246">
                <text:p>173246</text:p>
              </table:table-cell>
              <table:table-cell office:value-type="float" office:value="31">
                <text:p>31</text:p>
              </table:table-cell>
              <table:table-cell office:value-type="float" office:value="25810">
                <text:p>258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3673">
                <text:p>173673</text:p>
              </table:table-cell>
              <table:table-cell office:value-type="float" office:value="24">
                <text:p>24</text:p>
              </table:table-cell>
              <table:table-cell office:value-type="float" office:value="26022">
                <text:p>260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4419">
                <text:p>174419</text:p>
              </table:table-cell>
              <table:table-cell office:value-type="float" office:value="31">
                <text:p>31</text:p>
              </table:table-cell>
              <table:table-cell office:value-type="float" office:value="26226">
                <text:p>262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5795">
                <text:p>175795</text:p>
              </table:table-cell>
              <table:table-cell office:value-type="float" office:value="28">
                <text:p>28</text:p>
              </table:table-cell>
              <table:table-cell office:value-type="float" office:value="27384">
                <text:p>27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732">
                <text:p>176732</text:p>
              </table:table-cell>
              <table:table-cell office:value-type="float" office:value="28">
                <text:p>28</text:p>
              </table:table-cell>
              <table:table-cell office:value-type="float" office:value="27804">
                <text:p>278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1342">
                <text:p>191342</text:p>
              </table:table-cell>
              <table:table-cell office:value-type="float" office:value="31">
                <text:p>31</text:p>
              </table:table-cell>
              <table:table-cell office:value-type="float" office:value="29933">
                <text:p>299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3774">
                <text:p>193774</text:p>
              </table:table-cell>
              <table:table-cell office:value-type="float" office:value="31">
                <text:p>31</text:p>
              </table:table-cell>
              <table:table-cell office:value-type="float" office:value="30144">
                <text:p>30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6195">
                <text:p>196195</text:p>
              </table:table-cell>
              <table:table-cell office:value-type="float" office:value="28">
                <text:p>28</text:p>
              </table:table-cell>
              <table:table-cell office:value-type="float" office:value="30452">
                <text:p>30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6711">
                <text:p>196711</text:p>
              </table:table-cell>
              <table:table-cell office:value-type="float" office:value="22">
                <text:p>22</text:p>
              </table:table-cell>
              <table:table-cell office:value-type="float" office:value="32162">
                <text:p>321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6812">
                <text:p>196812</text:p>
              </table:table-cell>
              <table:table-cell office:value-type="float" office:value="26">
                <text:p>26</text:p>
              </table:table-cell>
              <table:table-cell office:value-type="float" office:value="32580">
                <text:p>325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6918">
                <text:p>196918</text:p>
              </table:table-cell>
              <table:table-cell office:value-type="float" office:value="15">
                <text:p>15</text:p>
              </table:table-cell>
              <table:table-cell office:value-type="float" office:value="33206">
                <text:p>332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7022">
                <text:p>197022</text:p>
              </table:table-cell>
              <table:table-cell office:value-type="float" office:value="24">
                <text:p>24</text:p>
              </table:table-cell>
              <table:table-cell office:value-type="float" office:value="34765">
                <text:p>347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7420">
                <text:p>207420</text:p>
              </table:table-cell>
              <table:table-cell office:value-type="float" office:value="26">
                <text:p>26</text:p>
              </table:table-cell>
              <table:table-cell office:value-type="float" office:value="34973">
                <text:p>349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634">
                <text:p>207634</text:p>
              </table:table-cell>
              <table:table-cell office:value-type="float" office:value="28">
                <text:p>28</text:p>
              </table:table-cell>
              <table:table-cell office:value-type="float" office:value="35397">
                <text:p>35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8056">
                <text:p>208056</text:p>
              </table:table-cell>
              <table:table-cell office:value-type="float" office:value="24">
                <text:p>24</text:p>
              </table:table-cell>
              <table:table-cell office:value-type="float" office:value="36028">
                <text:p>360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8267">
                <text:p>208267</text:p>
              </table:table-cell>
              <table:table-cell office:value-type="float" office:value="22">
                <text:p>22</text:p>
              </table:table-cell>
              <table:table-cell office:value-type="float" office:value="36457">
                <text:p>364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8682">
                <text:p>208682</text:p>
              </table:table-cell>
              <table:table-cell office:value-type="float" office:value="22">
                <text:p>22</text:p>
              </table:table-cell>
              <table:table-cell office:value-type="float" office:value="36660">
                <text:p>36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0145">
                <text:p>210145</text:p>
              </table:table-cell>
              <table:table-cell office:value-type="float" office:value="24">
                <text:p>24</text:p>
              </table:table-cell>
              <table:table-cell office:value-type="float" office:value="36864">
                <text:p>368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0989">
                <text:p>210989</text:p>
              </table:table-cell>
              <table:table-cell office:value-type="float" office:value="15">
                <text:p>15</text:p>
              </table:table-cell>
              <table:table-cell office:value-type="float" office:value="36965">
                <text:p>369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1622">
                <text:p>211622</text:p>
              </table:table-cell>
              <table:table-cell office:value-type="float" office:value="17">
                <text:p>17</text:p>
              </table:table-cell>
              <table:table-cell office:value-type="float" office:value="37386">
                <text:p>373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1829">
                <text:p>211829</text:p>
              </table:table-cell>
              <table:table-cell office:value-type="float" office:value="17">
                <text:p>17</text:p>
              </table:table-cell>
              <table:table-cell office:value-type="float" office:value="37495">
                <text:p>374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2042">
                <text:p>212042</text:p>
              </table:table-cell>
              <table:table-cell office:value-type="float" office:value="16">
                <text:p>16</text:p>
              </table:table-cell>
              <table:table-cell office:value-type="float" office:value="37709">
                <text:p>377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2457">
                <text:p>212457</text:p>
              </table:table-cell>
              <table:table-cell office:value-type="float" office:value="17">
                <text:p>17</text:p>
              </table:table-cell>
              <table:table-cell office:value-type="float" office:value="38131">
                <text:p>381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2667">
                <text:p>212667</text:p>
              </table:table-cell>
              <table:table-cell office:value-type="float" office:value="16">
                <text:p>16</text:p>
              </table:table-cell>
              <table:table-cell office:value-type="float" office:value="38237">
                <text:p>382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3719">
                <text:p>213719</text:p>
              </table:table-cell>
              <table:table-cell office:value-type="float" office:value="26">
                <text:p>26</text:p>
              </table:table-cell>
              <table:table-cell office:value-type="float" office:value="38339">
                <text:p>383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3932">
                <text:p>213932</text:p>
              </table:table-cell>
              <table:table-cell office:value-type="float" office:value="24">
                <text:p>24</text:p>
              </table:table-cell>
              <table:table-cell office:value-type="float" office:value="38879">
                <text:p>388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887">
                <text:p>214887</text:p>
              </table:table-cell>
              <table:table-cell office:value-type="float" office:value="31">
                <text:p>31</text:p>
              </table:table-cell>
              <table:table-cell office:value-type="float" office:value="39084">
                <text:p>390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5310">
                <text:p>215310</text:p>
              </table:table-cell>
              <table:table-cell office:value-type="float" office:value="26">
                <text:p>26</text:p>
              </table:table-cell>
              <table:table-cell office:value-type="float" office:value="39188">
                <text:p>391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5522">
                <text:p>215522</text:p>
              </table:table-cell>
              <table:table-cell office:value-type="float" office:value="28">
                <text:p>28</text:p>
              </table:table-cell>
              <table:table-cell office:value-type="float" office:value="39389">
                <text:p>393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726">
                <text:p>215726</text:p>
              </table:table-cell>
              <table:table-cell office:value-type="float" office:value="26">
                <text:p>26</text:p>
              </table:table-cell>
              <table:table-cell office:value-type="float" office:value="39601">
                <text:p>39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5935">
                <text:p>215935</text:p>
              </table:table-cell>
              <table:table-cell office:value-type="float" office:value="24">
                <text:p>24</text:p>
              </table:table-cell>
              <table:table-cell office:value-type="float" office:value="39804">
                <text:p>398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6356">
                <text:p>216356</text:p>
              </table:table-cell>
              <table:table-cell office:value-type="float" office:value="31">
                <text:p>31</text:p>
              </table:table-cell>
              <table:table-cell office:value-type="float" office:value="40013">
                <text:p>400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8342">
                <text:p>218342</text:p>
              </table:table-cell>
              <table:table-cell office:value-type="float" office:value="28">
                <text:p>28</text:p>
              </table:table-cell>
              <table:table-cell office:value-type="float" office:value="40434">
                <text:p>404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8552">
                <text:p>218552</text:p>
              </table:table-cell>
              <table:table-cell office:value-type="float" office:value="26">
                <text:p>26</text:p>
              </table:table-cell>
              <table:table-cell office:value-type="float" office:value="40643">
                <text:p>406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8759">
                <text:p>218759</text:p>
              </table:table-cell>
              <table:table-cell office:value-type="float" office:value="26">
                <text:p>26</text:p>
              </table:table-cell>
              <table:table-cell office:value-type="float" office:value="40854">
                <text:p>408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8970">
                <text:p>218970</text:p>
              </table:table-cell>
              <table:table-cell office:value-type="float" office:value="28">
                <text:p>28</text:p>
              </table:table-cell>
              <table:table-cell office:value-type="float" office:value="41158">
                <text:p>411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9176">
                <text:p>219176</text:p>
              </table:table-cell>
              <table:table-cell office:value-type="float" office:value="26">
                <text:p>26</text:p>
              </table:table-cell>
              <table:table-cell office:value-type="float" office:value="41367">
                <text:p>41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9388">
                <text:p>219388</text:p>
              </table:table-cell>
              <table:table-cell office:value-type="float" office:value="28">
                <text:p>28</text:p>
              </table:table-cell>
              <table:table-cell office:value-type="float" office:value="41468">
                <text:p>414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9806">
                <text:p>219806</text:p>
              </table:table-cell>
              <table:table-cell office:value-type="float" office:value="26">
                <text:p>26</text:p>
              </table:table-cell>
              <table:table-cell office:value-type="float" office:value="41574">
                <text:p>41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0017">
                <text:p>220017</text:p>
              </table:table-cell>
              <table:table-cell office:value-type="float" office:value="26">
                <text:p>26</text:p>
              </table:table-cell>
              <table:table-cell office:value-type="float" office:value="41785">
                <text:p>417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0229">
                <text:p>220229</text:p>
              </table:table-cell>
              <table:table-cell office:value-type="float" office:value="26">
                <text:p>26</text:p>
              </table:table-cell>
              <table:table-cell office:value-type="float" office:value="42295">
                <text:p>42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1488">
                <text:p>221488</text:p>
              </table:table-cell>
              <table:table-cell office:value-type="float" office:value="28">
                <text:p>28</text:p>
              </table:table-cell>
              <table:table-cell office:value-type="float" office:value="42924">
                <text:p>429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4852">
                <text:p>224852</text:p>
              </table:table-cell>
              <table:table-cell office:value-type="float" office:value="28">
                <text:p>28</text:p>
              </table:table-cell>
              <table:table-cell office:value-type="float" office:value="43133">
                <text:p>431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5477">
                <text:p>225477</text:p>
              </table:table-cell>
              <table:table-cell office:value-type="float" office:value="31">
                <text:p>31</text:p>
              </table:table-cell>
              <table:table-cell office:value-type="float" office:value="43858">
                <text:p>438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5687">
                <text:p>225687</text:p>
              </table:table-cell>
              <table:table-cell office:value-type="float" office:value="28">
                <text:p>28</text:p>
              </table:table-cell>
              <table:table-cell office:value-type="float" office:value="44393">
                <text:p>443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5895">
                <text:p>225895</text:p>
              </table:table-cell>
              <table:table-cell office:value-type="float" office:value="24">
                <text:p>24</text:p>
              </table:table-cell>
              <table:table-cell office:value-type="float" office:value="45023">
                <text:p>450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6407">
                <text:p>226407</text:p>
              </table:table-cell>
              <table:table-cell office:value-type="float" office:value="28">
                <text:p>28</text:p>
              </table:table-cell>
              <table:table-cell office:value-type="float" office:value="45328">
                <text:p>45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6618">
                <text:p>226618</text:p>
              </table:table-cell>
              <table:table-cell office:value-type="float" office:value="26">
                <text:p>26</text:p>
              </table:table-cell>
              <table:table-cell office:value-type="float" office:value="45540">
                <text:p>455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7671">
                <text:p>227671</text:p>
              </table:table-cell>
              <table:table-cell office:value-type="float" office:value="26">
                <text:p>26</text:p>
              </table:table-cell>
              <table:table-cell office:value-type="float" office:value="45747">
                <text:p>457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7883">
                <text:p>227883</text:p>
              </table:table-cell>
              <table:table-cell office:value-type="float" office:value="26">
                <text:p>26</text:p>
              </table:table-cell>
              <table:table-cell office:value-type="float" office:value="45953">
                <text:p>459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8090">
                <text:p>228090</text:p>
              </table:table-cell>
              <table:table-cell office:value-type="float" office:value="26">
                <text:p>26</text:p>
              </table:table-cell>
              <table:table-cell office:value-type="float" office:value="46169">
                <text:p>461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8296">
                <text:p>228296</text:p>
              </table:table-cell>
              <table:table-cell office:value-type="float" office:value="26">
                <text:p>26</text:p>
              </table:table-cell>
              <table:table-cell office:value-type="float" office:value="46800">
                <text:p>468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9139">
                <text:p>229139</text:p>
              </table:table-cell>
              <table:table-cell office:value-type="float" office:value="26">
                <text:p>26</text:p>
              </table:table-cell>
              <table:table-cell office:value-type="float" office:value="47004">
                <text:p>470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9558">
                <text:p>229558</text:p>
              </table:table-cell>
              <table:table-cell office:value-type="float" office:value="26">
                <text:p>26</text:p>
              </table:table-cell>
              <table:table-cell office:value-type="float" office:value="47310">
                <text:p>47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9766">
                <text:p>229766</text:p>
              </table:table-cell>
              <table:table-cell office:value-type="float" office:value="28">
                <text:p>28</text:p>
              </table:table-cell>
              <table:table-cell office:value-type="float" office:value="47937">
                <text:p>479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0279">
                <text:p>230279</text:p>
              </table:table-cell>
              <table:table-cell office:value-type="float" office:value="26">
                <text:p>26</text:p>
              </table:table-cell>
              <table:table-cell office:value-type="float" office:value="48996">
                <text:p>48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1959">
                <text:p>231959</text:p>
              </table:table-cell>
              <table:table-cell office:value-type="float" office:value="22">
                <text:p>22</text:p>
              </table:table-cell>
              <table:table-cell office:value-type="float" office:value="49207">
                <text:p>492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2168">
                <text:p>232168</text:p>
              </table:table-cell>
              <table:table-cell office:value-type="float" office:value="22">
                <text:p>22</text:p>
              </table:table-cell>
              <table:table-cell office:value-type="float" office:value="51295">
                <text:p>512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2377">
                <text:p>232377</text:p>
              </table:table-cell>
              <table:table-cell office:value-type="float" office:value="26">
                <text:p>26</text:p>
              </table:table-cell>
              <table:table-cell office:value-type="float" office:value="51506">
                <text:p>515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8317">
                <text:p>238317</text:p>
              </table:table-cell>
              <table:table-cell office:value-type="float" office:value="26">
                <text:p>26</text:p>
              </table:table-cell>
              <table:table-cell office:value-type="float" office:value="51609">
                <text:p>516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9582">
                <text:p>239582</text:p>
              </table:table-cell>
              <table:table-cell office:value-type="float" office:value="24">
                <text:p>24</text:p>
              </table:table-cell>
              <table:table-cell office:value-type="float" office:value="51927">
                <text:p>519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0934">
                <text:p>240934</text:p>
              </table:table-cell>
              <table:table-cell office:value-type="float" office:value="22">
                <text:p>22</text:p>
              </table:table-cell>
              <table:table-cell office:value-type="float" office:value="52137">
                <text:p>521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1677">
                <text:p>241677</text:p>
              </table:table-cell>
              <table:table-cell office:value-type="float" office:value="22">
                <text:p>22</text:p>
              </table:table-cell>
              <table:table-cell office:value-type="float" office:value="52345">
                <text:p>52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1887">
                <text:p>241887</text:p>
              </table:table-cell>
              <table:table-cell office:value-type="float" office:value="22">
                <text:p>22</text:p>
              </table:table-cell>
              <table:table-cell office:value-type="float" office:value="52448">
                <text:p>524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2192">
                <text:p>242192</text:p>
              </table:table-cell>
              <table:table-cell office:value-type="float" office:value="15">
                <text:p>15</text:p>
              </table:table-cell>
              <table:table-cell office:value-type="float" office:value="52764">
                <text:p>52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2398">
                <text:p>242398</text:p>
              </table:table-cell>
              <table:table-cell office:value-type="float" office:value="16">
                <text:p>16</text:p>
              </table:table-cell>
              <table:table-cell office:value-type="float" office:value="52866">
                <text:p>528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2613">
                <text:p>242613</text:p>
              </table:table-cell>
              <table:table-cell office:value-type="float" office:value="16">
                <text:p>16</text:p>
              </table:table-cell>
              <table:table-cell office:value-type="float" office:value="52969">
                <text:p>52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3028">
                <text:p>243028</text:p>
              </table:table-cell>
              <table:table-cell office:value-type="float" office:value="17">
                <text:p>17</text:p>
              </table:table-cell>
              <table:table-cell office:value-type="float" office:value="53073">
                <text:p>530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3239">
                <text:p>243239</text:p>
              </table:table-cell>
              <table:table-cell office:value-type="float" office:value="17">
                <text:p>17</text:p>
              </table:table-cell>
              <table:table-cell office:value-type="float" office:value="53174">
                <text:p>531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3871">
                <text:p>243871</text:p>
              </table:table-cell>
              <table:table-cell office:value-type="float" office:value="26">
                <text:p>26</text:p>
              </table:table-cell>
              <table:table-cell office:value-type="float" office:value="53277">
                <text:p>532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5344">
                <text:p>245344</text:p>
              </table:table-cell>
              <table:table-cell office:value-type="float" office:value="26">
                <text:p>26</text:p>
              </table:table-cell>
              <table:table-cell office:value-type="float" office:value="53378">
                <text:p>533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6301">
                <text:p>246301</text:p>
              </table:table-cell>
              <table:table-cell office:value-type="float" office:value="28">
                <text:p>28</text:p>
              </table:table-cell>
              <table:table-cell office:value-type="float" office:value="53487">
                <text:p>534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7982">
                <text:p>247982</text:p>
              </table:table-cell>
              <table:table-cell office:value-type="float" office:value="26">
                <text:p>26</text:p>
              </table:table-cell>
              <table:table-cell office:value-type="float" office:value="53589">
                <text:p>53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8520">
                <text:p>248520</text:p>
              </table:table-cell>
              <table:table-cell office:value-type="float" office:value="28">
                <text:p>28</text:p>
              </table:table-cell>
              <table:table-cell office:value-type="float" office:value="53691">
                <text:p>536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8730">
                <text:p>248730</text:p>
              </table:table-cell>
              <table:table-cell office:value-type="float" office:value="26">
                <text:p>26</text:p>
              </table:table-cell>
              <table:table-cell office:value-type="float" office:value="53794">
                <text:p>53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8936">
                <text:p>248936</text:p>
              </table:table-cell>
              <table:table-cell office:value-type="float" office:value="31">
                <text:p>31</text:p>
              </table:table-cell>
              <table:table-cell office:value-type="float" office:value="54101">
                <text:p>541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9782">
                <text:p>249782</text:p>
              </table:table-cell>
              <table:table-cell office:value-type="float" office:value="28">
                <text:p>28</text:p>
              </table:table-cell>
              <table:table-cell office:value-type="float" office:value="54203">
                <text:p>54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0740">
                <text:p>250740</text:p>
              </table:table-cell>
              <table:table-cell office:value-type="float" office:value="28">
                <text:p>28</text:p>
              </table:table-cell>
              <table:table-cell office:value-type="float" office:value="54419">
                <text:p>544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1908">
                <text:p>251908</text:p>
              </table:table-cell>
              <table:table-cell office:value-type="float" office:value="28">
                <text:p>28</text:p>
              </table:table-cell>
              <table:table-cell office:value-type="float" office:value="54623">
                <text:p>546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2749">
                <text:p>252749</text:p>
              </table:table-cell>
              <table:table-cell office:value-type="float" office:value="24">
                <text:p>24</text:p>
              </table:table-cell>
              <table:table-cell office:value-type="float" office:value="54840">
                <text:p>54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3378">
                <text:p>253378</text:p>
              </table:table-cell>
              <table:table-cell office:value-type="float" office:value="28">
                <text:p>28</text:p>
              </table:table-cell>
              <table:table-cell office:value-type="float" office:value="54947">
                <text:p>549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7369">
                <text:p>257369</text:p>
              </table:table-cell>
              <table:table-cell office:value-type="float" office:value="24">
                <text:p>24</text:p>
              </table:table-cell>
              <table:table-cell office:value-type="float" office:value="55158">
                <text:p>55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7580">
                <text:p>257580</text:p>
              </table:table-cell>
              <table:table-cell office:value-type="float" office:value="24">
                <text:p>24</text:p>
              </table:table-cell>
              <table:table-cell office:value-type="float" office:value="55267">
                <text:p>55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7786">
                <text:p>257786</text:p>
              </table:table-cell>
              <table:table-cell office:value-type="float" office:value="22">
                <text:p>22</text:p>
              </table:table-cell>
              <table:table-cell office:value-type="float" office:value="55368">
                <text:p>553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8637">
                <text:p>258637</text:p>
              </table:table-cell>
              <table:table-cell office:value-type="float" office:value="28">
                <text:p>28</text:p>
              </table:table-cell>
              <table:table-cell office:value-type="float" office:value="55475">
                <text:p>554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9053">
                <text:p>259053</text:p>
              </table:table-cell>
              <table:table-cell office:value-type="float" office:value="16">
                <text:p>16</text:p>
              </table:table-cell>
              <table:table-cell office:value-type="float" office:value="55685">
                <text:p>556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9264">
                <text:p>259264</text:p>
              </table:table-cell>
              <table:table-cell office:value-type="float" office:value="12">
                <text:p>12</text:p>
              </table:table-cell>
              <table:table-cell office:value-type="float" office:value="55787">
                <text:p>557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9467">
                <text:p>259467</text:p>
              </table:table-cell>
              <table:table-cell office:value-type="float" office:value="21">
                <text:p>21</text:p>
              </table:table-cell>
              <table:table-cell office:value-type="float" office:value="55892">
                <text:p>558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3699">
                <text:p>273699</text:p>
              </table:table-cell>
              <table:table-cell office:value-type="float" office:value="28">
                <text:p>28</text:p>
              </table:table-cell>
              <table:table-cell office:value-type="float" office:value="55998">
                <text:p>559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4647">
                <text:p>274647</text:p>
              </table:table-cell>
              <table:table-cell office:value-type="float" office:value="26">
                <text:p>26</text:p>
              </table:table-cell>
              <table:table-cell office:value-type="float" office:value="56099">
                <text:p>560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5820">
                <text:p>275820</text:p>
              </table:table-cell>
              <table:table-cell office:value-type="float" office:value="26">
                <text:p>26</text:p>
              </table:table-cell>
              <table:table-cell office:value-type="float" office:value="56206">
                <text:p>56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6674">
                <text:p>276674</text:p>
              </table:table-cell>
              <table:table-cell office:value-type="float" office:value="33">
                <text:p>33</text:p>
              </table:table-cell>
              <table:table-cell office:value-type="float" office:value="56315">
                <text:p>56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6777">
                <text:p>276777</text:p>
              </table:table-cell>
              <table:table-cell office:value-type="float" office:value="21">
                <text:p>21</text:p>
              </table:table-cell>
              <table:table-cell office:value-type="float" office:value="56418">
                <text:p>564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6988">
                <text:p>276988</text:p>
              </table:table-cell>
              <table:table-cell office:value-type="float" office:value="21">
                <text:p>21</text:p>
              </table:table-cell>
              <table:table-cell office:value-type="float" office:value="56830">
                <text:p>568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7199">
                <text:p>277199</text:p>
              </table:table-cell>
              <table:table-cell office:value-type="float" office:value="24">
                <text:p>24</text:p>
              </table:table-cell>
              <table:table-cell office:value-type="float" office:value="56930">
                <text:p>569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7618">
                <text:p>277618</text:p>
              </table:table-cell>
              <table:table-cell office:value-type="float" office:value="21">
                <text:p>21</text:p>
              </table:table-cell>
              <table:table-cell office:value-type="float" office:value="57245">
                <text:p>572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7828">
                <text:p>277828</text:p>
              </table:table-cell>
              <table:table-cell office:value-type="float" office:value="19">
                <text:p>19</text:p>
              </table:table-cell>
              <table:table-cell office:value-type="float" office:value="57454">
                <text:p>574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8547">
                <text:p>278547</text:p>
              </table:table-cell>
              <table:table-cell office:value-type="float" office:value="19">
                <text:p>19</text:p>
              </table:table-cell>
              <table:table-cell office:value-type="float" office:value="57870">
                <text:p>578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9178">
                <text:p>279178</text:p>
              </table:table-cell>
              <table:table-cell office:value-type="float" office:value="13">
                <text:p>13</text:p>
              </table:table-cell>
              <table:table-cell office:value-type="float" office:value="57978">
                <text:p>579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9393">
                <text:p>279393</text:p>
              </table:table-cell>
              <table:table-cell office:value-type="float" office:value="17">
                <text:p>17</text:p>
              </table:table-cell>
              <table:table-cell office:value-type="float" office:value="58087">
                <text:p>580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9811">
                <text:p>279811</text:p>
              </table:table-cell>
              <table:table-cell office:value-type="float" office:value="21">
                <text:p>21</text:p>
              </table:table-cell>
              <table:table-cell office:value-type="float" office:value="60488">
                <text:p>60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0238">
                <text:p>280238</text:p>
              </table:table-cell>
              <table:table-cell office:value-type="float" office:value="28">
                <text:p>28</text:p>
              </table:table-cell>
              <table:table-cell office:value-type="float" office:value="60596">
                <text:p>605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0439">
                <text:p>280439</text:p>
              </table:table-cell>
              <table:table-cell office:value-type="float" office:value="17">
                <text:p>17</text:p>
              </table:table-cell>
              <table:table-cell office:value-type="float" office:value="61017">
                <text:p>610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0542">
                <text:p>280542</text:p>
              </table:table-cell>
              <table:table-cell office:value-type="float" office:value="31">
                <text:p>31</text:p>
              </table:table-cell>
              <table:table-cell office:value-type="float" office:value="61119">
                <text:p>61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0857">
                <text:p>280857</text:p>
              </table:table-cell>
              <table:table-cell office:value-type="float" office:value="19">
                <text:p>19</text:p>
              </table:table-cell>
              <table:table-cell office:value-type="float" office:value="61433">
                <text:p>614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1076">
                <text:p>281076</text:p>
              </table:table-cell>
              <table:table-cell office:value-type="float" office:value="36">
                <text:p>36</text:p>
              </table:table-cell>
              <table:table-cell office:value-type="float" office:value="61643">
                <text:p>616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1704">
                <text:p>281704</text:p>
              </table:table-cell>
              <table:table-cell office:value-type="float" office:value="26">
                <text:p>26</text:p>
              </table:table-cell>
              <table:table-cell office:value-type="float" office:value="61854">
                <text:p>618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2657">
                <text:p>282657</text:p>
              </table:table-cell>
              <table:table-cell office:value-type="float" office:value="28">
                <text:p>28</text:p>
              </table:table-cell>
              <table:table-cell office:value-type="float" office:value="62069">
                <text:p>620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3174">
                <text:p>283174</text:p>
              </table:table-cell>
              <table:table-cell office:value-type="float" office:value="31">
                <text:p>31</text:p>
              </table:table-cell>
              <table:table-cell office:value-type="float" office:value="62277">
                <text:p>62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7402">
                <text:p>287402</text:p>
              </table:table-cell>
              <table:table-cell office:value-type="float" office:value="28">
                <text:p>28</text:p>
              </table:table-cell>
              <table:table-cell office:value-type="float" office:value="62486">
                <text:p>624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8147">
                <text:p>288147</text:p>
              </table:table-cell>
              <table:table-cell office:value-type="float" office:value="22">
                <text:p>22</text:p>
              </table:table-cell>
              <table:table-cell office:value-type="float" office:value="62694">
                <text:p>626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4336">
                <text:p>294336</text:p>
              </table:table-cell>
              <table:table-cell office:value-type="float" office:value="26">
                <text:p>26</text:p>
              </table:table-cell>
              <table:table-cell office:value-type="float" office:value="62803">
                <text:p>628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5178">
                <text:p>295178</text:p>
              </table:table-cell>
              <table:table-cell office:value-type="float" office:value="22">
                <text:p>22</text:p>
              </table:table-cell>
              <table:table-cell office:value-type="float" office:value="62904">
                <text:p>62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6321">
                <text:p>296321</text:p>
              </table:table-cell>
              <table:table-cell office:value-type="float" office:value="13">
                <text:p>13</text:p>
              </table:table-cell>
              <table:table-cell office:value-type="float" office:value="63114">
                <text:p>631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6534">
                <text:p>296534</text:p>
              </table:table-cell>
              <table:table-cell office:value-type="float" office:value="12">
                <text:p>12</text:p>
              </table:table-cell>
              <table:table-cell office:value-type="float" office:value="63324">
                <text:p>633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6741">
                <text:p>296741</text:p>
              </table:table-cell>
              <table:table-cell office:value-type="float" office:value="13">
                <text:p>13</text:p>
              </table:table-cell>
              <table:table-cell office:value-type="float" office:value="63527">
                <text:p>635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6950">
                <text:p>296950</text:p>
              </table:table-cell>
              <table:table-cell office:value-type="float" office:value="13">
                <text:p>13</text:p>
              </table:table-cell>
              <table:table-cell office:value-type="float" office:value="63744">
                <text:p>637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7058">
                <text:p>297058</text:p>
              </table:table-cell>
              <table:table-cell office:value-type="float" office:value="31">
                <text:p>31</text:p>
              </table:table-cell>
              <table:table-cell office:value-type="float" office:value="63955">
                <text:p>639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7160">
                <text:p>297160</text:p>
              </table:table-cell>
              <table:table-cell office:value-type="float" office:value="12">
                <text:p>12</text:p>
              </table:table-cell>
              <table:table-cell office:value-type="float" office:value="64157">
                <text:p>64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7583">
                <text:p>297583</text:p>
              </table:table-cell>
              <table:table-cell office:value-type="float" office:value="13">
                <text:p>13</text:p>
              </table:table-cell>
              <table:table-cell office:value-type="float" office:value="64790">
                <text:p>647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7687">
                <text:p>297687</text:p>
              </table:table-cell>
              <table:table-cell office:value-type="float" office:value="19">
                <text:p>19</text:p>
              </table:table-cell>
              <table:table-cell office:value-type="float" office:value="64999">
                <text:p>64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7792">
                <text:p>297792</text:p>
              </table:table-cell>
              <table:table-cell office:value-type="float" office:value="13">
                <text:p>13</text:p>
              </table:table-cell>
              <table:table-cell office:value-type="float" office:value="65631">
                <text:p>656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7898">
                <text:p>297898</text:p>
              </table:table-cell>
              <table:table-cell office:value-type="float" office:value="17">
                <text:p>17</text:p>
              </table:table-cell>
              <table:table-cell office:value-type="float" office:value="65843">
                <text:p>658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8001">
                <text:p>298001</text:p>
              </table:table-cell>
              <table:table-cell office:value-type="float" office:value="13">
                <text:p>13</text:p>
              </table:table-cell>
              <table:table-cell office:value-type="float" office:value="66055">
                <text:p>660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8109">
                <text:p>298109</text:p>
              </table:table-cell>
              <table:table-cell office:value-type="float" office:value="16">
                <text:p>16</text:p>
              </table:table-cell>
              <table:table-cell office:value-type="float" office:value="66269">
                <text:p>662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8330">
                <text:p>298330</text:p>
              </table:table-cell>
              <table:table-cell office:value-type="float" office:value="13">
                <text:p>13</text:p>
              </table:table-cell>
              <table:table-cell office:value-type="float" office:value="66477">
                <text:p>664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8546">
                <text:p>298546</text:p>
              </table:table-cell>
              <table:table-cell office:value-type="float" office:value="13">
                <text:p>13</text:p>
              </table:table-cell>
              <table:table-cell office:value-type="float" office:value="66688">
                <text:p>666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8751">
                <text:p>298751</text:p>
              </table:table-cell>
              <table:table-cell office:value-type="float" office:value="17">
                <text:p>17</text:p>
              </table:table-cell>
              <table:table-cell office:value-type="float" office:value="66895">
                <text:p>668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8961">
                <text:p>298961</text:p>
              </table:table-cell>
              <table:table-cell office:value-type="float" office:value="22">
                <text:p>22</text:p>
              </table:table-cell>
              <table:table-cell office:value-type="float" office:value="67104">
                <text:p>671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9168">
                <text:p>299168</text:p>
              </table:table-cell>
              <table:table-cell office:value-type="float" office:value="22">
                <text:p>22</text:p>
              </table:table-cell>
              <table:table-cell office:value-type="float" office:value="67309">
                <text:p>673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0329">
                <text:p>300329</text:p>
              </table:table-cell>
              <table:table-cell office:value-type="float" office:value="19">
                <text:p>19</text:p>
              </table:table-cell>
              <table:table-cell office:value-type="float" office:value="67523">
                <text:p>675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0755">
                <text:p>300755</text:p>
              </table:table-cell>
              <table:table-cell office:value-type="float" office:value="24">
                <text:p>24</text:p>
              </table:table-cell>
              <table:table-cell office:value-type="float" office:value="67740">
                <text:p>677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0962">
                <text:p>300962</text:p>
              </table:table-cell>
              <table:table-cell office:value-type="float" office:value="24">
                <text:p>24</text:p>
              </table:table-cell>
              <table:table-cell office:value-type="float" office:value="67949">
                <text:p>679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1167">
                <text:p>301167</text:p>
              </table:table-cell>
              <table:table-cell office:value-type="float" office:value="21">
                <text:p>21</text:p>
              </table:table-cell>
              <table:table-cell office:value-type="float" office:value="68159">
                <text:p>68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1485">
                <text:p>301485</text:p>
              </table:table-cell>
              <table:table-cell office:value-type="float" office:value="28">
                <text:p>28</text:p>
              </table:table-cell>
              <table:table-cell office:value-type="float" office:value="68484">
                <text:p>68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3372">
                <text:p>303372</text:p>
              </table:table-cell>
              <table:table-cell office:value-type="float" office:value="28">
                <text:p>28</text:p>
              </table:table-cell>
              <table:table-cell office:value-type="float" office:value="68593">
                <text:p>685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3697">
                <text:p>303697</text:p>
              </table:table-cell>
              <table:table-cell office:value-type="float" office:value="24">
                <text:p>24</text:p>
              </table:table-cell>
              <table:table-cell office:value-type="float" office:value="68696">
                <text:p>686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3906">
                <text:p>303906</text:p>
              </table:table-cell>
              <table:table-cell office:value-type="float" office:value="24">
                <text:p>24</text:p>
              </table:table-cell>
              <table:table-cell office:value-type="float" office:value="68802">
                <text:p>688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1289">
                <text:p>311289</text:p>
              </table:table-cell>
              <table:table-cell office:value-type="float" office:value="28">
                <text:p>28</text:p>
              </table:table-cell>
              <table:table-cell office:value-type="float" office:value="69105">
                <text:p>69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1919">
                <text:p>311919</text:p>
              </table:table-cell>
              <table:table-cell office:value-type="float" office:value="28">
                <text:p>28</text:p>
              </table:table-cell>
              <table:table-cell office:value-type="float" office:value="69840">
                <text:p>69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2670">
                <text:p>312670</text:p>
              </table:table-cell>
              <table:table-cell office:value-type="float" office:value="22">
                <text:p>22</text:p>
              </table:table-cell>
              <table:table-cell office:value-type="float" office:value="69941">
                <text:p>699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2997">
                <text:p>312997</text:p>
              </table:table-cell>
              <table:table-cell office:value-type="float" office:value="31">
                <text:p>31</text:p>
              </table:table-cell>
              <table:table-cell office:value-type="float" office:value="70250">
                <text:p>70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3203">
                <text:p>313203</text:p>
              </table:table-cell>
              <table:table-cell office:value-type="float" office:value="15">
                <text:p>15</text:p>
              </table:table-cell>
              <table:table-cell office:value-type="float" office:value="70354">
                <text:p>703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3410">
                <text:p>313410</text:p>
              </table:table-cell>
              <table:table-cell office:value-type="float" office:value="13">
                <text:p>13</text:p>
              </table:table-cell>
              <table:table-cell office:value-type="float" office:value="70459">
                <text:p>704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3625">
                <text:p>313625</text:p>
              </table:table-cell>
              <table:table-cell office:value-type="float" office:value="13">
                <text:p>13</text:p>
              </table:table-cell>
              <table:table-cell office:value-type="float" office:value="70769">
                <text:p>707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4042">
                <text:p>314042</text:p>
              </table:table-cell>
              <table:table-cell office:value-type="float" office:value="15">
                <text:p>15</text:p>
              </table:table-cell>
              <table:table-cell office:value-type="float" office:value="71193">
                <text:p>711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4145">
                <text:p>314145</text:p>
              </table:table-cell>
              <table:table-cell office:value-type="float" office:value="26">
                <text:p>26</text:p>
              </table:table-cell>
              <table:table-cell office:value-type="float" office:value="71519">
                <text:p>715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4251">
                <text:p>314251</text:p>
              </table:table-cell>
              <table:table-cell office:value-type="float" office:value="19">
                <text:p>19</text:p>
              </table:table-cell>
              <table:table-cell office:value-type="float" office:value="71831">
                <text:p>718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4461">
                <text:p>314461</text:p>
              </table:table-cell>
              <table:table-cell office:value-type="float" office:value="21">
                <text:p>21</text:p>
              </table:table-cell>
              <table:table-cell office:value-type="float" office:value="71937">
                <text:p>719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4670">
                <text:p>314670</text:p>
              </table:table-cell>
              <table:table-cell office:value-type="float" office:value="19">
                <text:p>19</text:p>
              </table:table-cell>
              <table:table-cell office:value-type="float" office:value="72145">
                <text:p>72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4888">
                <text:p>314888</text:p>
              </table:table-cell>
              <table:table-cell office:value-type="float" office:value="24">
                <text:p>24</text:p>
              </table:table-cell>
              <table:table-cell office:value-type="float" office:value="72250">
                <text:p>72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5092">
                <text:p>315092</text:p>
              </table:table-cell>
              <table:table-cell office:value-type="float" office:value="16">
                <text:p>16</text:p>
              </table:table-cell>
              <table:table-cell office:value-type="float" office:value="72452">
                <text:p>724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5302">
                <text:p>315302</text:p>
              </table:table-cell>
              <table:table-cell office:value-type="float" office:value="15">
                <text:p>15</text:p>
              </table:table-cell>
              <table:table-cell office:value-type="float" office:value="72655">
                <text:p>72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5720">
                <text:p>315720</text:p>
              </table:table-cell>
              <table:table-cell office:value-type="float" office:value="17">
                <text:p>17</text:p>
              </table:table-cell>
              <table:table-cell office:value-type="float" office:value="72871">
                <text:p>728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5824">
                <text:p>315824</text:p>
              </table:table-cell>
              <table:table-cell office:value-type="float" office:value="26">
                <text:p>26</text:p>
              </table:table-cell>
              <table:table-cell office:value-type="float" office:value="73079">
                <text:p>730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15931">
                <text:p>315931</text:p>
              </table:table-cell>
              <table:table-cell office:value-type="float" office:value="17">
                <text:p>17</text:p>
              </table:table-cell>
              <table:table-cell office:value-type="float" office:value="73299">
                <text:p>732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16142">
                <text:p>316142</text:p>
              </table:table-cell>
              <table:table-cell office:value-type="float" office:value="21">
                <text:p>21</text:p>
              </table:table-cell>
              <table:table-cell office:value-type="float" office:value="73709">
                <text:p>737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6773">
                <text:p>316773</text:p>
              </table:table-cell>
              <table:table-cell office:value-type="float" office:value="24">
                <text:p>24</text:p>
              </table:table-cell>
              <table:table-cell office:value-type="float" office:value="73914">
                <text:p>739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6985">
                <text:p>316985</text:p>
              </table:table-cell>
              <table:table-cell office:value-type="float" office:value="24">
                <text:p>24</text:p>
              </table:table-cell>
              <table:table-cell office:value-type="float" office:value="74125">
                <text:p>741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7726">
                <text:p>317726</text:p>
              </table:table-cell>
              <table:table-cell office:value-type="float" office:value="22">
                <text:p>22</text:p>
              </table:table-cell>
              <table:table-cell office:value-type="float" office:value="74227">
                <text:p>742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8568">
                <text:p>318568</text:p>
              </table:table-cell>
              <table:table-cell office:value-type="float" office:value="21">
                <text:p>21</text:p>
              </table:table-cell>
              <table:table-cell office:value-type="float" office:value="74429">
                <text:p>74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8787">
                <text:p>318787</text:p>
              </table:table-cell>
              <table:table-cell office:value-type="float" office:value="28">
                <text:p>28</text:p>
              </table:table-cell>
              <table:table-cell office:value-type="float" office:value="74634">
                <text:p>746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9202">
                <text:p>319202</text:p>
              </table:table-cell>
              <table:table-cell office:value-type="float" office:value="19">
                <text:p>19</text:p>
              </table:table-cell>
              <table:table-cell office:value-type="float" office:value="74738">
                <text:p>747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9625">
                <text:p>319625</text:p>
              </table:table-cell>
              <table:table-cell office:value-type="float" office:value="16">
                <text:p>16</text:p>
              </table:table-cell>
              <table:table-cell office:value-type="float" office:value="74843">
                <text:p>748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9839">
                <text:p>319839</text:p>
              </table:table-cell>
              <table:table-cell office:value-type="float" office:value="21">
                <text:p>21</text:p>
              </table:table-cell>
              <table:table-cell office:value-type="float" office:value="75058">
                <text:p>750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0040">
                <text:p>320040</text:p>
              </table:table-cell>
              <table:table-cell office:value-type="float" office:value="16">
                <text:p>16</text:p>
              </table:table-cell>
              <table:table-cell office:value-type="float" office:value="75268">
                <text:p>752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0257">
                <text:p>320257</text:p>
              </table:table-cell>
              <table:table-cell office:value-type="float" office:value="26">
                <text:p>26</text:p>
              </table:table-cell>
              <table:table-cell office:value-type="float" office:value="75804">
                <text:p>758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0892">
                <text:p>320892</text:p>
              </table:table-cell>
              <table:table-cell office:value-type="float" office:value="31">
                <text:p>31</text:p>
              </table:table-cell>
              <table:table-cell office:value-type="float" office:value="76009">
                <text:p>76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1103">
                <text:p>321103</text:p>
              </table:table-cell>
              <table:table-cell office:value-type="float" office:value="31">
                <text:p>31</text:p>
              </table:table-cell>
              <table:table-cell office:value-type="float" office:value="76529">
                <text:p>765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1633">
                <text:p>321633</text:p>
              </table:table-cell>
              <table:table-cell office:value-type="float" office:value="26">
                <text:p>26</text:p>
              </table:table-cell>
              <table:table-cell office:value-type="float" office:value="76635">
                <text:p>76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1842">
                <text:p>321842</text:p>
              </table:table-cell>
              <table:table-cell office:value-type="float" office:value="24">
                <text:p>24</text:p>
              </table:table-cell>
              <table:table-cell office:value-type="float" office:value="76947">
                <text:p>76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2048">
                <text:p>322048</text:p>
              </table:table-cell>
              <table:table-cell office:value-type="float" office:value="26">
                <text:p>26</text:p>
              </table:table-cell>
              <table:table-cell office:value-type="float" office:value="77156">
                <text:p>77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2265">
                <text:p>322265</text:p>
              </table:table-cell>
              <table:table-cell office:value-type="float" office:value="17">
                <text:p>17</text:p>
              </table:table-cell>
              <table:table-cell office:value-type="float" office:value="77363">
                <text:p>77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2475">
                <text:p>322475</text:p>
              </table:table-cell>
              <table:table-cell office:value-type="float" office:value="11">
                <text:p>11</text:p>
              </table:table-cell>
              <table:table-cell office:value-type="float" office:value="77575">
                <text:p>775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3731">
                <text:p>323731</text:p>
              </table:table-cell>
              <table:table-cell office:value-type="float" office:value="22">
                <text:p>22</text:p>
              </table:table-cell>
              <table:table-cell office:value-type="float" office:value="77785">
                <text:p>777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4152">
                <text:p>324152</text:p>
              </table:table-cell>
              <table:table-cell office:value-type="float" office:value="22">
                <text:p>22</text:p>
              </table:table-cell>
              <table:table-cell office:value-type="float" office:value="78001">
                <text:p>78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7420">
                <text:p>327420</text:p>
              </table:table-cell>
              <table:table-cell office:value-type="float" office:value="19">
                <text:p>19</text:p>
              </table:table-cell>
              <table:table-cell office:value-type="float" office:value="78210">
                <text:p>78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7524">
                <text:p>327524</text:p>
              </table:table-cell>
              <table:table-cell office:value-type="float" office:value="22">
                <text:p>22</text:p>
              </table:table-cell>
              <table:table-cell office:value-type="float" office:value="78421">
                <text:p>784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9406">
                <text:p>329406</text:p>
              </table:table-cell>
              <table:table-cell office:value-type="float" office:value="28">
                <text:p>28</text:p>
              </table:table-cell>
              <table:table-cell office:value-type="float" office:value="78623">
                <text:p>786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8669">
                <text:p>348669</text:p>
              </table:table-cell>
              <table:table-cell office:value-type="float" office:value="28">
                <text:p>28</text:p>
              </table:table-cell>
              <table:table-cell office:value-type="float" office:value="78837">
                <text:p>78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9832">
                <text:p>349832</text:p>
              </table:table-cell>
              <table:table-cell office:value-type="float" office:value="21">
                <text:p>21</text:p>
              </table:table-cell>
              <table:table-cell office:value-type="float" office:value="79248">
                <text:p>792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0470">
                <text:p>350470</text:p>
              </table:table-cell>
              <table:table-cell office:value-type="float" office:value="28">
                <text:p>28</text:p>
              </table:table-cell>
              <table:table-cell office:value-type="float" office:value="79350">
                <text:p>79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1309">
                <text:p>351309</text:p>
              </table:table-cell>
              <table:table-cell office:value-type="float" office:value="24">
                <text:p>24</text:p>
              </table:table-cell>
              <table:table-cell office:value-type="float" office:value="79560">
                <text:p>795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1515">
                <text:p>351515</text:p>
              </table:table-cell>
              <table:table-cell office:value-type="float" office:value="19">
                <text:p>19</text:p>
              </table:table-cell>
              <table:table-cell office:value-type="float" office:value="79666">
                <text:p>796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1730">
                <text:p>351730</text:p>
              </table:table-cell>
              <table:table-cell office:value-type="float" office:value="17">
                <text:p>17</text:p>
              </table:table-cell>
              <table:table-cell office:value-type="float" office:value="79770">
                <text:p>797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1934">
                <text:p>351934</text:p>
              </table:table-cell>
              <table:table-cell office:value-type="float" office:value="15">
                <text:p>15</text:p>
              </table:table-cell>
              <table:table-cell office:value-type="float" office:value="79977">
                <text:p>79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2035">
                <text:p>352035</text:p>
              </table:table-cell>
              <table:table-cell office:value-type="float" office:value="19">
                <text:p>19</text:p>
              </table:table-cell>
              <table:table-cell office:value-type="float" office:value="80184">
                <text:p>80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2347">
                <text:p>352347</text:p>
              </table:table-cell>
              <table:table-cell office:value-type="float" office:value="13">
                <text:p>13</text:p>
              </table:table-cell>
              <table:table-cell office:value-type="float" office:value="80401">
                <text:p>804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2451">
                <text:p>352451</text:p>
              </table:table-cell>
              <table:table-cell office:value-type="float" office:value="16">
                <text:p>16</text:p>
              </table:table-cell>
              <table:table-cell office:value-type="float" office:value="80612">
                <text:p>806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2655">
                <text:p>352655</text:p>
              </table:table-cell>
              <table:table-cell office:value-type="float" office:value="13">
                <text:p>13</text:p>
              </table:table-cell>
              <table:table-cell office:value-type="float" office:value="80819">
                <text:p>808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2858">
                <text:p>352858</text:p>
              </table:table-cell>
              <table:table-cell office:value-type="float" office:value="12">
                <text:p>12</text:p>
              </table:table-cell>
              <table:table-cell office:value-type="float" office:value="81240">
                <text:p>812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3072">
                <text:p>353072</text:p>
              </table:table-cell>
              <table:table-cell office:value-type="float" office:value="9">
                <text:p>9</text:p>
              </table:table-cell>
              <table:table-cell office:value-type="float" office:value="81450">
                <text:p>814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3284">
                <text:p>353284</text:p>
              </table:table-cell>
              <table:table-cell office:value-type="float" office:value="19">
                <text:p>19</text:p>
              </table:table-cell>
              <table:table-cell office:value-type="float" office:value="81655">
                <text:p>8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3492">
                <text:p>353492</text:p>
              </table:table-cell>
              <table:table-cell office:value-type="float" office:value="24">
                <text:p>24</text:p>
              </table:table-cell>
              <table:table-cell office:value-type="float" office:value="81873">
                <text:p>81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4031">
                <text:p>354031</text:p>
              </table:table-cell>
              <table:table-cell office:value-type="float" office:value="24">
                <text:p>24</text:p>
              </table:table-cell>
              <table:table-cell office:value-type="float" office:value="82298">
                <text:p>822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4242">
                <text:p>354242</text:p>
              </table:table-cell>
              <table:table-cell office:value-type="float" office:value="21">
                <text:p>21</text:p>
              </table:table-cell>
              <table:table-cell office:value-type="float" office:value="82506">
                <text:p>82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5082">
                <text:p>355082</text:p>
              </table:table-cell>
              <table:table-cell office:value-type="float" office:value="24">
                <text:p>24</text:p>
              </table:table-cell>
              <table:table-cell office:value-type="float" office:value="82612">
                <text:p>826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7812">
                <text:p>357812</text:p>
              </table:table-cell>
              <table:table-cell office:value-type="float" office:value="28">
                <text:p>28</text:p>
              </table:table-cell>
              <table:table-cell office:value-type="float" office:value="82713">
                <text:p>827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8653">
                <text:p>358653</text:p>
              </table:table-cell>
              <table:table-cell office:value-type="float" office:value="31">
                <text:p>31</text:p>
              </table:table-cell>
              <table:table-cell office:value-type="float" office:value="82924">
                <text:p>82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8861">
                <text:p>358861</text:p>
              </table:table-cell>
              <table:table-cell office:value-type="float" office:value="28">
                <text:p>28</text:p>
              </table:table-cell>
              <table:table-cell office:value-type="float" office:value="83245">
                <text:p>832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0330">
                <text:p>360330</text:p>
              </table:table-cell>
              <table:table-cell office:value-type="float" office:value="31">
                <text:p>31</text:p>
              </table:table-cell>
              <table:table-cell office:value-type="float" office:value="83454">
                <text:p>834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0542">
                <text:p>360542</text:p>
              </table:table-cell>
              <table:table-cell office:value-type="float" office:value="24">
                <text:p>24</text:p>
              </table:table-cell>
              <table:table-cell office:value-type="float" office:value="83665">
                <text:p>836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0747">
                <text:p>360747</text:p>
              </table:table-cell>
              <table:table-cell office:value-type="float" office:value="22">
                <text:p>22</text:p>
              </table:table-cell>
              <table:table-cell office:value-type="float" office:value="83767">
                <text:p>837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0958">
                <text:p>360958</text:p>
              </table:table-cell>
              <table:table-cell office:value-type="float" office:value="24">
                <text:p>24</text:p>
              </table:table-cell>
              <table:table-cell office:value-type="float" office:value="83872">
                <text:p>838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1265">
                <text:p>361265</text:p>
              </table:table-cell>
              <table:table-cell office:value-type="float" office:value="24">
                <text:p>24</text:p>
              </table:table-cell>
              <table:table-cell office:value-type="float" office:value="84084">
                <text:p>840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1470">
                <text:p>361470</text:p>
              </table:table-cell>
              <table:table-cell office:value-type="float" office:value="22">
                <text:p>22</text:p>
              </table:table-cell>
              <table:table-cell office:value-type="float" office:value="84293">
                <text:p>842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1679">
                <text:p>361679</text:p>
              </table:table-cell>
              <table:table-cell office:value-type="float" office:value="22">
                <text:p>22</text:p>
              </table:table-cell>
              <table:table-cell office:value-type="float" office:value="84399">
                <text:p>843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1887">
                <text:p>361887</text:p>
              </table:table-cell>
              <table:table-cell office:value-type="float" office:value="22">
                <text:p>22</text:p>
              </table:table-cell>
              <table:table-cell office:value-type="float" office:value="84812">
                <text:p>848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3244">
                <text:p>363244</text:p>
              </table:table-cell>
              <table:table-cell office:value-type="float" office:value="28">
                <text:p>28</text:p>
              </table:table-cell>
              <table:table-cell office:value-type="float" office:value="85023">
                <text:p>850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7143">
                <text:p>367143</text:p>
              </table:table-cell>
              <table:table-cell office:value-type="float" office:value="28">
                <text:p>28</text:p>
              </table:table-cell>
              <table:table-cell office:value-type="float" office:value="85440">
                <text:p>854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7354">
                <text:p>367354</text:p>
              </table:table-cell>
              <table:table-cell office:value-type="float" office:value="26">
                <text:p>26</text:p>
              </table:table-cell>
              <table:table-cell office:value-type="float" office:value="85649">
                <text:p>85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7564">
                <text:p>367564</text:p>
              </table:table-cell>
              <table:table-cell office:value-type="float" office:value="28">
                <text:p>28</text:p>
              </table:table-cell>
              <table:table-cell office:value-type="float" office:value="86068">
                <text:p>860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9455">
                <text:p>369455</text:p>
              </table:table-cell>
              <table:table-cell office:value-type="float" office:value="21">
                <text:p>21</text:p>
              </table:table-cell>
              <table:table-cell office:value-type="float" office:value="86785">
                <text:p>867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9663">
                <text:p>369663</text:p>
              </table:table-cell>
              <table:table-cell office:value-type="float" office:value="24">
                <text:p>24</text:p>
              </table:table-cell>
              <table:table-cell office:value-type="float" office:value="87323">
                <text:p>873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0500">
                <text:p>370500</text:p>
              </table:table-cell>
              <table:table-cell office:value-type="float" office:value="24">
                <text:p>24</text:p>
              </table:table-cell>
              <table:table-cell office:value-type="float" office:value="87631">
                <text:p>876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1133">
                <text:p>371133</text:p>
              </table:table-cell>
              <table:table-cell office:value-type="float" office:value="28">
                <text:p>28</text:p>
              </table:table-cell>
              <table:table-cell office:value-type="float" office:value="88057">
                <text:p>880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1761">
                <text:p>371761</text:p>
              </table:table-cell>
              <table:table-cell office:value-type="float" office:value="26">
                <text:p>26</text:p>
              </table:table-cell>
              <table:table-cell office:value-type="float" office:value="88164">
                <text:p>88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2394">
                <text:p>372394</text:p>
              </table:table-cell>
              <table:table-cell office:value-type="float" office:value="26">
                <text:p>26</text:p>
              </table:table-cell>
              <table:table-cell office:value-type="float" office:value="88269">
                <text:p>882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2604">
                <text:p>372604</text:p>
              </table:table-cell>
              <table:table-cell office:value-type="float" office:value="26">
                <text:p>26</text:p>
              </table:table-cell>
              <table:table-cell office:value-type="float" office:value="88585">
                <text:p>88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7373">
                <text:p>377373</text:p>
              </table:table-cell>
              <table:table-cell office:value-type="float" office:value="22">
                <text:p>22</text:p>
              </table:table-cell>
              <table:table-cell office:value-type="float" office:value="89014">
                <text:p>890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8735">
                <text:p>378735</text:p>
              </table:table-cell>
              <table:table-cell office:value-type="float" office:value="31">
                <text:p>31</text:p>
              </table:table-cell>
              <table:table-cell office:value-type="float" office:value="89224">
                <text:p>892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8945">
                <text:p>378945</text:p>
              </table:table-cell>
              <table:table-cell office:value-type="float" office:value="21">
                <text:p>21</text:p>
              </table:table-cell>
              <table:table-cell office:value-type="float" office:value="89332">
                <text:p>893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9052">
                <text:p>379052</text:p>
              </table:table-cell>
              <table:table-cell office:value-type="float" office:value="16">
                <text:p>16</text:p>
              </table:table-cell>
              <table:table-cell office:value-type="float" office:value="89440">
                <text:p>89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9264">
                <text:p>379264</text:p>
              </table:table-cell>
              <table:table-cell office:value-type="float" office:value="17">
                <text:p>17</text:p>
              </table:table-cell>
              <table:table-cell office:value-type="float" office:value="89549">
                <text:p>89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9685">
                <text:p>379685</text:p>
              </table:table-cell>
              <table:table-cell office:value-type="float" office:value="26">
                <text:p>26</text:p>
              </table:table-cell>
              <table:table-cell office:value-type="float" office:value="89768">
                <text:p>897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0953">
                <text:p>380953</text:p>
              </table:table-cell>
              <table:table-cell office:value-type="float" office:value="22">
                <text:p>22</text:p>
              </table:table-cell>
              <table:table-cell office:value-type="float" office:value="89876">
                <text:p>898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1164">
                <text:p>381164</text:p>
              </table:table-cell>
              <table:table-cell office:value-type="float" office:value="21">
                <text:p>21</text:p>
              </table:table-cell>
              <table:table-cell office:value-type="float" office:value="90089">
                <text:p>900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1793">
                <text:p>381793</text:p>
              </table:table-cell>
              <table:table-cell office:value-type="float" office:value="21">
                <text:p>21</text:p>
              </table:table-cell>
              <table:table-cell office:value-type="float" office:value="90398">
                <text:p>903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2003">
                <text:p>382003</text:p>
              </table:table-cell>
              <table:table-cell office:value-type="float" office:value="24">
                <text:p>24</text:p>
              </table:table-cell>
              <table:table-cell office:value-type="float" office:value="90506">
                <text:p>905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2216">
                <text:p>382216</text:p>
              </table:table-cell>
              <table:table-cell office:value-type="float" office:value="26">
                <text:p>26</text:p>
              </table:table-cell>
              <table:table-cell office:value-type="float" office:value="90715">
                <text:p>907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2846">
                <text:p>382846</text:p>
              </table:table-cell>
              <table:table-cell office:value-type="float" office:value="31">
                <text:p>31</text:p>
              </table:table-cell>
              <table:table-cell office:value-type="float" office:value="90925">
                <text:p>90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4849">
                <text:p>384849</text:p>
              </table:table-cell>
              <table:table-cell office:value-type="float" office:value="26">
                <text:p>26</text:p>
              </table:table-cell>
              <table:table-cell office:value-type="float" office:value="91346">
                <text:p>913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6534">
                <text:p>386534</text:p>
              </table:table-cell>
              <table:table-cell office:value-type="float" office:value="26">
                <text:p>26</text:p>
              </table:table-cell>
              <table:table-cell office:value-type="float" office:value="91559">
                <text:p>915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6854">
                <text:p>386854</text:p>
              </table:table-cell>
              <table:table-cell office:value-type="float" office:value="21">
                <text:p>21</text:p>
              </table:table-cell>
              <table:table-cell office:value-type="float" office:value="91660">
                <text:p>916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7064">
                <text:p>387064</text:p>
              </table:table-cell>
              <table:table-cell office:value-type="float" office:value="16">
                <text:p>16</text:p>
              </table:table-cell>
              <table:table-cell office:value-type="float" office:value="91763">
                <text:p>917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4145">
                <text:p>394145</text:p>
              </table:table-cell>
              <table:table-cell office:value-type="float" office:value="28">
                <text:p>28</text:p>
              </table:table-cell>
              <table:table-cell office:value-type="float" office:value="95342">
                <text:p>953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6868">
                <text:p>396868</text:p>
              </table:table-cell>
              <table:table-cell office:value-type="float" office:value="33">
                <text:p>33</text:p>
              </table:table-cell>
              <table:table-cell office:value-type="float" office:value="95871">
                <text:p>958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6970">
                <text:p>396970</text:p>
              </table:table-cell>
              <table:table-cell office:value-type="float" office:value="26">
                <text:p>26</text:p>
              </table:table-cell>
              <table:table-cell office:value-type="float" office:value="96180">
                <text:p>96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97593">
                <text:p>397593</text:p>
              </table:table-cell>
              <table:table-cell office:value-type="float" office:value="19">
                <text:p>19</text:p>
              </table:table-cell>
              <table:table-cell office:value-type="float" office:value="96289">
                <text:p>962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7809">
                <text:p>397809</text:p>
              </table:table-cell>
              <table:table-cell office:value-type="float" office:value="24">
                <text:p>24</text:p>
              </table:table-cell>
              <table:table-cell office:value-type="float" office:value="96390">
                <text:p>96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8021">
                <text:p>398021</text:p>
              </table:table-cell>
              <table:table-cell office:value-type="float" office:value="17">
                <text:p>17</text:p>
              </table:table-cell>
              <table:table-cell office:value-type="float" office:value="96492">
                <text:p>96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8129">
                <text:p>398129</text:p>
              </table:table-cell>
              <table:table-cell office:value-type="float" office:value="11">
                <text:p>11</text:p>
              </table:table-cell>
              <table:table-cell office:value-type="float" office:value="96598">
                <text:p>965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8232">
                <text:p>398232</text:p>
              </table:table-cell>
              <table:table-cell office:value-type="float" office:value="39">
                <text:p>39</text:p>
              </table:table-cell>
              <table:table-cell office:value-type="float" office:value="96806">
                <text:p>968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8438">
                <text:p>398438</text:p>
              </table:table-cell>
              <table:table-cell office:value-type="float" office:value="13">
                <text:p>13</text:p>
              </table:table-cell>
              <table:table-cell office:value-type="float" office:value="97023">
                <text:p>970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9483">
                <text:p>399483</text:p>
              </table:table-cell>
              <table:table-cell office:value-type="float" office:value="19">
                <text:p>19</text:p>
              </table:table-cell>
              <table:table-cell office:value-type="float" office:value="97440">
                <text:p>97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0656">
                <text:p>400656</text:p>
              </table:table-cell>
              <table:table-cell office:value-type="float" office:value="26">
                <text:p>26</text:p>
              </table:table-cell>
              <table:table-cell office:value-type="float" office:value="97648">
                <text:p>976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1076">
                <text:p>401076</text:p>
              </table:table-cell>
              <table:table-cell office:value-type="float" office:value="26">
                <text:p>26</text:p>
              </table:table-cell>
              <table:table-cell office:value-type="float" office:value="97974">
                <text:p>979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1492">
                <text:p>401492</text:p>
              </table:table-cell>
              <table:table-cell office:value-type="float" office:value="22">
                <text:p>22</text:p>
              </table:table-cell>
              <table:table-cell office:value-type="float" office:value="98081">
                <text:p>98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1699">
                <text:p>401699</text:p>
              </table:table-cell>
              <table:table-cell office:value-type="float" office:value="33">
                <text:p>33</text:p>
              </table:table-cell>
              <table:table-cell office:value-type="float" office:value="98188">
                <text:p>981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1801">
                <text:p>401801</text:p>
              </table:table-cell>
              <table:table-cell office:value-type="float" office:value="24">
                <text:p>24</text:p>
              </table:table-cell>
              <table:table-cell office:value-type="float" office:value="98397">
                <text:p>98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2121">
                <text:p>402121</text:p>
              </table:table-cell>
              <table:table-cell office:value-type="float" office:value="24">
                <text:p>24</text:p>
              </table:table-cell>
              <table:table-cell office:value-type="float" office:value="98501">
                <text:p>985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2543">
                <text:p>402543</text:p>
              </table:table-cell>
              <table:table-cell office:value-type="float" office:value="13">
                <text:p>13</text:p>
              </table:table-cell>
              <table:table-cell office:value-type="float" office:value="98604">
                <text:p>986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2650">
                <text:p>402650</text:p>
              </table:table-cell>
              <table:table-cell office:value-type="float" office:value="9">
                <text:p>9</text:p>
              </table:table-cell>
              <table:table-cell office:value-type="float" office:value="98817">
                <text:p>988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2968">
                <text:p>402968</text:p>
              </table:table-cell>
              <table:table-cell office:value-type="float" office:value="13">
                <text:p>13</text:p>
              </table:table-cell>
              <table:table-cell office:value-type="float" office:value="99032">
                <text:p>990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3069">
                <text:p>403069</text:p>
              </table:table-cell>
              <table:table-cell office:value-type="float" office:value="8">
                <text:p>8</text:p>
              </table:table-cell>
              <table:table-cell office:value-type="float" office:value="99231">
                <text:p>99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3178">
                <text:p>403178</text:p>
              </table:table-cell>
              <table:table-cell office:value-type="float" office:value="16">
                <text:p>16</text:p>
              </table:table-cell>
              <table:table-cell office:value-type="float" office:value="99334">
                <text:p>993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3283">
                <text:p>403283</text:p>
              </table:table-cell>
              <table:table-cell office:value-type="float" office:value="7">
                <text:p>7</text:p>
              </table:table-cell>
              <table:table-cell office:value-type="float" office:value="99436">
                <text:p>99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3486">
                <text:p>403486</text:p>
              </table:table-cell>
              <table:table-cell office:value-type="float" office:value="17">
                <text:p>17</text:p>
              </table:table-cell>
              <table:table-cell office:value-type="float" office:value="99539">
                <text:p>99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3688">
                <text:p>403688</text:p>
              </table:table-cell>
              <table:table-cell office:value-type="float" office:value="19">
                <text:p>19</text:p>
              </table:table-cell>
              <table:table-cell office:value-type="float" office:value="99640">
                <text:p>996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4322">
                <text:p>404322</text:p>
              </table:table-cell>
              <table:table-cell office:value-type="float" office:value="22">
                <text:p>22</text:p>
              </table:table-cell>
              <table:table-cell office:value-type="float" office:value="99848">
                <text:p>998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4742">
                <text:p>404742</text:p>
              </table:table-cell>
              <table:table-cell office:value-type="float" office:value="28">
                <text:p>28</text:p>
              </table:table-cell>
              <table:table-cell office:value-type="float" office:value="99952">
                <text:p>99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4946">
                <text:p>404946</text:p>
              </table:table-cell>
              <table:table-cell office:value-type="float" office:value="16">
                <text:p>16</text:p>
              </table:table-cell>
              <table:table-cell office:value-type="float" office:value="100271">
                <text:p>1002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5156">
                <text:p>405156</text:p>
              </table:table-cell>
              <table:table-cell office:value-type="float" office:value="24">
                <text:p>24</text:p>
              </table:table-cell>
              <table:table-cell office:value-type="float" office:value="100373">
                <text:p>100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5785">
                <text:p>405785</text:p>
              </table:table-cell>
              <table:table-cell office:value-type="float" office:value="22">
                <text:p>22</text:p>
              </table:table-cell>
              <table:table-cell office:value-type="float" office:value="100474">
                <text:p>1004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6299">
                <text:p>406299</text:p>
              </table:table-cell>
              <table:table-cell office:value-type="float" office:value="31">
                <text:p>31</text:p>
              </table:table-cell>
              <table:table-cell office:value-type="float" office:value="100677">
                <text:p>1006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6618">
                <text:p>406618</text:p>
              </table:table-cell>
              <table:table-cell office:value-type="float" office:value="26">
                <text:p>26</text:p>
              </table:table-cell>
              <table:table-cell office:value-type="float" office:value="100888">
                <text:p>1008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9043">
                <text:p>459043</text:p>
              </table:table-cell>
              <table:table-cell office:value-type="float" office:value="24">
                <text:p>24</text:p>
              </table:table-cell>
              <table:table-cell office:value-type="float" office:value="101212">
                <text:p>1012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5470">
                <text:p>505470</text:p>
              </table:table-cell>
              <table:table-cell office:value-type="float" office:value="28">
                <text:p>28</text:p>
              </table:table-cell>
              <table:table-cell office:value-type="float" office:value="102057">
                <text:p>1020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41690">
                <text:p>541690</text:p>
              </table:table-cell>
              <table:table-cell office:value-type="float" office:value="24">
                <text:p>24</text:p>
              </table:table-cell>
              <table:table-cell office:value-type="float" office:value="102991">
                <text:p>1029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64275">
                <text:p>564275</text:p>
              </table:table-cell>
              <table:table-cell office:value-type="float" office:value="21">
                <text:p>21</text:p>
              </table:table-cell>
              <table:table-cell office:value-type="float" office:value="104786">
                <text:p>1047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64697">
                <text:p>564697</text:p>
              </table:table-cell>
              <table:table-cell office:value-type="float" office:value="28">
                <text:p>28</text:p>
              </table:table-cell>
              <table:table-cell office:value-type="float" office:value="104998">
                <text:p>1049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5022">
                <text:p>565022</text:p>
              </table:table-cell>
              <table:table-cell office:value-type="float" office:value="24">
                <text:p>24</text:p>
              </table:table-cell>
              <table:table-cell office:value-type="float" office:value="106805">
                <text:p>1068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5236">
                <text:p>565236</text:p>
              </table:table-cell>
              <table:table-cell office:value-type="float" office:value="21">
                <text:p>21</text:p>
              </table:table-cell>
              <table:table-cell office:value-type="float" office:value="107018">
                <text:p>1070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65441">
                <text:p>565441</text:p>
              </table:table-cell>
              <table:table-cell office:value-type="float" office:value="28">
                <text:p>28</text:p>
              </table:table-cell>
              <table:table-cell office:value-type="float" office:value="108897">
                <text:p>1088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23796">
                <text:p>623796</text:p>
              </table:table-cell>
              <table:table-cell office:value-type="float" office:value="19">
                <text:p>19</text:p>
              </table:table-cell>
              <table:table-cell office:value-type="float" office:value="109408">
                <text:p>1094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46058">
                <text:p>646058</text:p>
              </table:table-cell>
              <table:table-cell office:value-type="float" office:value="28">
                <text:p>28</text:p>
              </table:table-cell>
              <table:table-cell office:value-type="float" office:value="114983">
                <text:p>1149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46899">
                <text:p>646899</text:p>
              </table:table-cell>
              <table:table-cell office:value-type="float" office:value="33">
                <text:p>33</text:p>
              </table:table-cell>
              <table:table-cell office:value-type="float" office:value="115091">
                <text:p>115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51315">
                <text:p>651315</text:p>
              </table:table-cell>
              <table:table-cell office:value-type="float" office:value="26">
                <text:p>26</text:p>
              </table:table-cell>
              <table:table-cell office:value-type="float" office:value="116350">
                <text:p>1163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52575">
                <text:p>652575</text:p>
              </table:table-cell>
              <table:table-cell office:value-type="float" office:value="21">
                <text:p>21</text:p>
              </table:table-cell>
              <table:table-cell office:value-type="float" office:value="117510">
                <text:p>1175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52896">
                <text:p>652896</text:p>
              </table:table-cell>
              <table:table-cell office:value-type="float" office:value="26">
                <text:p>26</text:p>
              </table:table-cell>
              <table:table-cell office:value-type="float" office:value="117729">
                <text:p>1177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52998">
                <text:p>652998</text:p>
              </table:table-cell>
              <table:table-cell office:value-type="float" office:value="22">
                <text:p>22</text:p>
              </table:table-cell>
              <table:table-cell office:value-type="float" office:value="118351">
                <text:p>1183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71712">
                <text:p>671712</text:p>
              </table:table-cell>
              <table:table-cell office:value-type="float" office:value="24">
                <text:p>24</text:p>
              </table:table-cell>
              <table:table-cell office:value-type="float" office:value="118557">
                <text:p>1185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72033">
                <text:p>672033</text:p>
              </table:table-cell>
              <table:table-cell office:value-type="float" office:value="10">
                <text:p>10</text:p>
              </table:table-cell>
              <table:table-cell office:value-type="float" office:value="119723">
                <text:p>1197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72135">
                <text:p>672135</text:p>
              </table:table-cell>
              <table:table-cell office:value-type="float" office:value="17">
                <text:p>17</text:p>
              </table:table-cell>
              <table:table-cell office:value-type="float" office:value="119934">
                <text:p>1199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72349">
                <text:p>672349</text:p>
              </table:table-cell>
              <table:table-cell office:value-type="float" office:value="31">
                <text:p>31</text:p>
              </table:table-cell>
              <table:table-cell office:value-type="float" office:value="121715">
                <text:p>1217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72975">
                <text:p>672975</text:p>
              </table:table-cell>
              <table:table-cell office:value-type="float" office:value="19">
                <text:p>19</text:p>
              </table:table-cell>
              <table:table-cell office:value-type="float" office:value="124826">
                <text:p>1248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73083">
                <text:p>673083</text:p>
              </table:table-cell>
              <table:table-cell office:value-type="float" office:value="16">
                <text:p>16</text:p>
              </table:table-cell>
              <table:table-cell office:value-type="float" office:value="125033">
                <text:p>1250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73298">
                <text:p>673298</text:p>
              </table:table-cell>
              <table:table-cell office:value-type="float" office:value="21">
                <text:p>21</text:p>
              </table:table-cell>
              <table:table-cell office:value-type="float" office:value="126925">
                <text:p>1269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73400">
                <text:p>673400</text:p>
              </table:table-cell>
              <table:table-cell office:value-type="float" office:value="11">
                <text:p>11</text:p>
              </table:table-cell>
              <table:table-cell office:value-type="float" office:value="127137">
                <text:p>127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73507">
                <text:p>673507</text:p>
              </table:table-cell>
              <table:table-cell office:value-type="float" office:value="7">
                <text:p>7</text:p>
              </table:table-cell>
              <table:table-cell office:value-type="float" office:value="127558">
                <text:p>1275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73610">
                <text:p>673610</text:p>
              </table:table-cell>
              <table:table-cell office:value-type="float" office:value="12">
                <text:p>12</text:p>
              </table:table-cell>
              <table:table-cell office:value-type="float" office:value="127777">
                <text:p>1277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73719">
                <text:p>673719</text:p>
              </table:table-cell>
              <table:table-cell office:value-type="float" office:value="10">
                <text:p>10</text:p>
              </table:table-cell>
              <table:table-cell office:value-type="float" office:value="128296">
                <text:p>128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73933">
                <text:p>673933</text:p>
              </table:table-cell>
              <table:table-cell office:value-type="float" office:value="24">
                <text:p>24</text:p>
              </table:table-cell>
              <table:table-cell office:value-type="float" office:value="129036">
                <text:p>1290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74347">
                <text:p>674347</text:p>
              </table:table-cell>
              <table:table-cell office:value-type="float" office:value="24">
                <text:p>24</text:p>
              </table:table-cell>
              <table:table-cell office:value-type="float" office:value="129143">
                <text:p>1291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74659">
                <text:p>674659</text:p>
              </table:table-cell>
              <table:table-cell office:value-type="float" office:value="24">
                <text:p>24</text:p>
              </table:table-cell>
              <table:table-cell office:value-type="float" office:value="129569">
                <text:p>129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74765">
                <text:p>674765</text:p>
              </table:table-cell>
              <table:table-cell office:value-type="float" office:value="8">
                <text:p>8</text:p>
              </table:table-cell>
              <table:table-cell office:value-type="float" office:value="129786">
                <text:p>129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74979">
                <text:p>674979</text:p>
              </table:table-cell>
              <table:table-cell office:value-type="float" office:value="19">
                <text:p>19</text:p>
              </table:table-cell>
              <table:table-cell office:value-type="float" office:value="129996">
                <text:p>129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75407">
                <text:p>675407</text:p>
              </table:table-cell>
              <table:table-cell office:value-type="float" office:value="24">
                <text:p>24</text:p>
              </table:table-cell>
              <table:table-cell office:value-type="float" office:value="130205">
                <text:p>1302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75617">
                <text:p>675617</text:p>
              </table:table-cell>
              <table:table-cell office:value-type="float" office:value="26">
                <text:p>26</text:p>
              </table:table-cell>
              <table:table-cell office:value-type="float" office:value="130416">
                <text:p>1304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76867">
                <text:p>676867</text:p>
              </table:table-cell>
              <table:table-cell office:value-type="float" office:value="26">
                <text:p>26</text:p>
              </table:table-cell>
              <table:table-cell office:value-type="float" office:value="131150">
                <text:p>131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78664">
                <text:p>678664</text:p>
              </table:table-cell>
              <table:table-cell office:value-type="float" office:value="24">
                <text:p>24</text:p>
              </table:table-cell>
              <table:table-cell office:value-type="float" office:value="131361">
                <text:p>1313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79601">
                <text:p>679601</text:p>
              </table:table-cell>
              <table:table-cell office:value-type="float" office:value="19">
                <text:p>19</text:p>
              </table:table-cell>
              <table:table-cell office:value-type="float" office:value="131776">
                <text:p>1317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79806">
                <text:p>679806</text:p>
              </table:table-cell>
              <table:table-cell office:value-type="float" office:value="24">
                <text:p>24</text:p>
              </table:table-cell>
              <table:table-cell office:value-type="float" office:value="131986">
                <text:p>1319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79909">
                <text:p>679909</text:p>
              </table:table-cell>
              <table:table-cell office:value-type="float" office:value="24">
                <text:p>24</text:p>
              </table:table-cell>
              <table:table-cell office:value-type="float" office:value="132308">
                <text:p>1323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80958">
                <text:p>680958</text:p>
              </table:table-cell>
              <table:table-cell office:value-type="float" office:value="22">
                <text:p>22</text:p>
              </table:table-cell>
              <table:table-cell office:value-type="float" office:value="132517">
                <text:p>1325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81378">
                <text:p>681378</text:p>
              </table:table-cell>
              <table:table-cell office:value-type="float" office:value="24">
                <text:p>24</text:p>
              </table:table-cell>
              <table:table-cell office:value-type="float" office:value="132720">
                <text:p>1327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81581">
                <text:p>681581</text:p>
              </table:table-cell>
              <table:table-cell office:value-type="float" office:value="26">
                <text:p>26</text:p>
              </table:table-cell>
              <table:table-cell office:value-type="float" office:value="132928">
                <text:p>132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81787">
                <text:p>681787</text:p>
              </table:table-cell>
              <table:table-cell office:value-type="float" office:value="17">
                <text:p>17</text:p>
              </table:table-cell>
              <table:table-cell office:value-type="float" office:value="133138">
                <text:p>133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81888">
                <text:p>681888</text:p>
              </table:table-cell>
              <table:table-cell office:value-type="float" office:value="21">
                <text:p>21</text:p>
              </table:table-cell>
              <table:table-cell office:value-type="float" office:value="133443">
                <text:p>1334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2303">
                <text:p>682303</text:p>
              </table:table-cell>
              <table:table-cell office:value-type="float" office:value="17">
                <text:p>17</text:p>
              </table:table-cell>
              <table:table-cell office:value-type="float" office:value="133869">
                <text:p>1338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82513">
                <text:p>682513</text:p>
              </table:table-cell>
              <table:table-cell office:value-type="float" office:value="19">
                <text:p>19</text:p>
              </table:table-cell>
              <table:table-cell office:value-type="float" office:value="133975">
                <text:p>133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82728">
                <text:p>682728</text:p>
              </table:table-cell>
              <table:table-cell office:value-type="float" office:value="12">
                <text:p>12</text:p>
              </table:table-cell>
              <table:table-cell office:value-type="float" office:value="134612">
                <text:p>1346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82935">
                <text:p>682935</text:p>
              </table:table-cell>
              <table:table-cell office:value-type="float" office:value="26">
                <text:p>26</text:p>
              </table:table-cell>
              <table:table-cell office:value-type="float" office:value="134818">
                <text:p>1348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3354">
                <text:p>683354</text:p>
              </table:table-cell>
              <table:table-cell office:value-type="float" office:value="19">
                <text:p>19</text:p>
              </table:table-cell>
              <table:table-cell office:value-type="float" office:value="135027">
                <text:p>1350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83566">
                <text:p>683566</text:p>
              </table:table-cell>
              <table:table-cell office:value-type="float" office:value="24">
                <text:p>24</text:p>
              </table:table-cell>
              <table:table-cell office:value-type="float" office:value="135238">
                <text:p>1352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83981">
                <text:p>683981</text:p>
              </table:table-cell>
              <table:table-cell office:value-type="float" office:value="22">
                <text:p>22</text:p>
              </table:table-cell>
              <table:table-cell office:value-type="float" office:value="135452">
                <text:p>1354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84829">
                <text:p>684829</text:p>
              </table:table-cell>
              <table:table-cell office:value-type="float" office:value="19">
                <text:p>19</text:p>
              </table:table-cell>
              <table:table-cell office:value-type="float" office:value="135661">
                <text:p>1356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85144">
                <text:p>685144</text:p>
              </table:table-cell>
              <table:table-cell office:value-type="float" office:value="21">
                <text:p>21</text:p>
              </table:table-cell>
              <table:table-cell office:value-type="float" office:value="136197">
                <text:p>1361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85247">
                <text:p>685247</text:p>
              </table:table-cell>
              <table:table-cell office:value-type="float" office:value="15">
                <text:p>15</text:p>
              </table:table-cell>
              <table:table-cell office:value-type="float" office:value="136404">
                <text:p>1364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85458">
                <text:p>685458</text:p>
              </table:table-cell>
              <table:table-cell office:value-type="float" office:value="15">
                <text:p>15</text:p>
              </table:table-cell>
              <table:table-cell office:value-type="float" office:value="137436">
                <text:p>1374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85566">
                <text:p>685566</text:p>
              </table:table-cell>
              <table:table-cell office:value-type="float" office:value="21">
                <text:p>21</text:p>
              </table:table-cell>
              <table:table-cell office:value-type="float" office:value="137544">
                <text:p>1375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85781">
                <text:p>685781</text:p>
              </table:table-cell>
              <table:table-cell office:value-type="float" office:value="15">
                <text:p>15</text:p>
              </table:table-cell>
              <table:table-cell office:value-type="float" office:value="137755">
                <text:p>1377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85998">
                <text:p>685998</text:p>
              </table:table-cell>
              <table:table-cell office:value-type="float" office:value="19">
                <text:p>19</text:p>
              </table:table-cell>
              <table:table-cell office:value-type="float" office:value="137857">
                <text:p>1378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86206">
                <text:p>686206</text:p>
              </table:table-cell>
              <table:table-cell office:value-type="float" office:value="21">
                <text:p>21</text:p>
              </table:table-cell>
              <table:table-cell office:value-type="float" office:value="138065">
                <text:p>1380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86525">
                <text:p>686525</text:p>
              </table:table-cell>
              <table:table-cell office:value-type="float" office:value="26">
                <text:p>26</text:p>
              </table:table-cell>
              <table:table-cell office:value-type="float" office:value="138279">
                <text:p>138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86628">
                <text:p>686628</text:p>
              </table:table-cell>
              <table:table-cell office:value-type="float" office:value="19">
                <text:p>19</text:p>
              </table:table-cell>
              <table:table-cell office:value-type="float" office:value="138383">
                <text:p>1383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86736">
                <text:p>686736</text:p>
              </table:table-cell>
              <table:table-cell office:value-type="float" office:value="22">
                <text:p>22</text:p>
              </table:table-cell>
              <table:table-cell office:value-type="float" office:value="138488">
                <text:p>1384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86839">
                <text:p>686839</text:p>
              </table:table-cell>
              <table:table-cell office:value-type="float" office:value="26">
                <text:p>26</text:p>
              </table:table-cell>
              <table:table-cell office:value-type="float" office:value="138691">
                <text:p>1386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86947">
                <text:p>686947</text:p>
              </table:table-cell>
              <table:table-cell office:value-type="float" office:value="13">
                <text:p>13</text:p>
              </table:table-cell>
              <table:table-cell office:value-type="float" office:value="138895">
                <text:p>1388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87157">
                <text:p>687157</text:p>
              </table:table-cell>
              <table:table-cell office:value-type="float" office:value="13">
                <text:p>13</text:p>
              </table:table-cell>
              <table:table-cell office:value-type="float" office:value="139318">
                <text:p>139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87376">
                <text:p>687376</text:p>
              </table:table-cell>
              <table:table-cell office:value-type="float" office:value="21">
                <text:p>21</text:p>
              </table:table-cell>
              <table:table-cell office:value-type="float" office:value="139526">
                <text:p>139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87788">
                <text:p>687788</text:p>
              </table:table-cell>
              <table:table-cell office:value-type="float" office:value="22">
                <text:p>22</text:p>
              </table:table-cell>
              <table:table-cell office:value-type="float" office:value="139628">
                <text:p>1396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09451">
                <text:p>709451</text:p>
              </table:table-cell>
              <table:table-cell office:value-type="float" office:value="26">
                <text:p>26</text:p>
              </table:table-cell>
              <table:table-cell office:value-type="float" office:value="139735">
                <text:p>139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41827">
                <text:p>741827</text:p>
              </table:table-cell>
              <table:table-cell office:value-type="float" office:value="22">
                <text:p>22</text:p>
              </table:table-cell>
              <table:table-cell office:value-type="float" office:value="140049">
                <text:p>1400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42666">
                <text:p>742666</text:p>
              </table:table-cell>
              <table:table-cell office:value-type="float" office:value="31">
                <text:p>31</text:p>
              </table:table-cell>
              <table:table-cell office:value-type="float" office:value="140259">
                <text:p>1402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43079">
                <text:p>743079</text:p>
              </table:table-cell>
              <table:table-cell office:value-type="float" office:value="21">
                <text:p>21</text:p>
              </table:table-cell>
              <table:table-cell office:value-type="float" office:value="140367">
                <text:p>1403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43297">
                <text:p>743297</text:p>
              </table:table-cell>
              <table:table-cell office:value-type="float" office:value="16">
                <text:p>16</text:p>
              </table:table-cell>
              <table:table-cell office:value-type="float" office:value="140468">
                <text:p>1404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43404">
                <text:p>743404</text:p>
              </table:table-cell>
              <table:table-cell office:value-type="float" office:value="9">
                <text:p>9</text:p>
              </table:table-cell>
              <table:table-cell office:value-type="float" office:value="140676">
                <text:p>1406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43504">
                <text:p>743504</text:p>
              </table:table-cell>
              <table:table-cell office:value-type="float" office:value="11">
                <text:p>11</text:p>
              </table:table-cell>
              <table:table-cell office:value-type="float" office:value="140993">
                <text:p>1409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44131">
                <text:p>744131</text:p>
              </table:table-cell>
              <table:table-cell office:value-type="float" office:value="21">
                <text:p>21</text:p>
              </table:table-cell>
              <table:table-cell office:value-type="float" office:value="141637">
                <text:p>1416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44337">
                <text:p>744337</text:p>
              </table:table-cell>
              <table:table-cell office:value-type="float" office:value="21">
                <text:p>21</text:p>
              </table:table-cell>
              <table:table-cell office:value-type="float" office:value="142058">
                <text:p>142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4647">
                <text:p>744647</text:p>
              </table:table-cell>
              <table:table-cell office:value-type="float" office:value="10">
                <text:p>10</text:p>
              </table:table-cell>
              <table:table-cell office:value-type="float" office:value="142164">
                <text:p>142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44754">
                <text:p>744754</text:p>
              </table:table-cell>
              <table:table-cell office:value-type="float" office:value="11">
                <text:p>11</text:p>
              </table:table-cell>
              <table:table-cell office:value-type="float" office:value="142267">
                <text:p>1422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44973">
                <text:p>744973</text:p>
              </table:table-cell>
              <table:table-cell office:value-type="float" office:value="16">
                <text:p>16</text:p>
              </table:table-cell>
              <table:table-cell office:value-type="float" office:value="142476">
                <text:p>1424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45391">
                <text:p>745391</text:p>
              </table:table-cell>
              <table:table-cell office:value-type="float" office:value="13">
                <text:p>13</text:p>
              </table:table-cell>
              <table:table-cell office:value-type="float" office:value="142689">
                <text:p>1426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45492">
                <text:p>745492</text:p>
              </table:table-cell>
              <table:table-cell office:value-type="float" office:value="16">
                <text:p>16</text:p>
              </table:table-cell>
              <table:table-cell office:value-type="float" office:value="142796">
                <text:p>1427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45601">
                <text:p>745601</text:p>
              </table:table-cell>
              <table:table-cell office:value-type="float" office:value="15">
                <text:p>15</text:p>
              </table:table-cell>
              <table:table-cell office:value-type="float" office:value="142897">
                <text:p>1428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45920">
                <text:p>745920</text:p>
              </table:table-cell>
              <table:table-cell office:value-type="float" office:value="8">
                <text:p>8</text:p>
              </table:table-cell>
              <table:table-cell office:value-type="float" office:value="143104">
                <text:p>143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46029">
                <text:p>746029</text:p>
              </table:table-cell>
              <table:table-cell office:value-type="float" office:value="7">
                <text:p>7</text:p>
              </table:table-cell>
              <table:table-cell office:value-type="float" office:value="143314">
                <text:p>1433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46136">
                <text:p>746136</text:p>
              </table:table-cell>
              <table:table-cell office:value-type="float" office:value="5">
                <text:p>5</text:p>
              </table:table-cell>
              <table:table-cell office:value-type="float" office:value="143520">
                <text:p>143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46240">
                <text:p>746240</text:p>
              </table:table-cell>
              <table:table-cell office:value-type="float" office:value="13">
                <text:p>13</text:p>
              </table:table-cell>
              <table:table-cell office:value-type="float" office:value="143621">
                <text:p>1436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46345">
                <text:p>746345</text:p>
              </table:table-cell>
              <table:table-cell office:value-type="float" office:value="10">
                <text:p>10</text:p>
              </table:table-cell>
              <table:table-cell office:value-type="float" office:value="143724">
                <text:p>1437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46560">
                <text:p>746560</text:p>
              </table:table-cell>
              <table:table-cell office:value-type="float" office:value="15">
                <text:p>15</text:p>
              </table:table-cell>
              <table:table-cell office:value-type="float" office:value="143831">
                <text:p>1438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46777">
                <text:p>746777</text:p>
              </table:table-cell>
              <table:table-cell office:value-type="float" office:value="21">
                <text:p>21</text:p>
              </table:table-cell>
              <table:table-cell office:value-type="float" office:value="144036">
                <text:p>1440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46984">
                <text:p>746984</text:p>
              </table:table-cell>
              <table:table-cell office:value-type="float" office:value="17">
                <text:p>17</text:p>
              </table:table-cell>
              <table:table-cell office:value-type="float" office:value="144244">
                <text:p>1442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47397">
                <text:p>747397</text:p>
              </table:table-cell>
              <table:table-cell office:value-type="float" office:value="22">
                <text:p>22</text:p>
              </table:table-cell>
              <table:table-cell office:value-type="float" office:value="144457">
                <text:p>144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47501">
                <text:p>747501</text:p>
              </table:table-cell>
              <table:table-cell office:value-type="float" office:value="19">
                <text:p>19</text:p>
              </table:table-cell>
              <table:table-cell office:value-type="float" office:value="144564">
                <text:p>1445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47603">
                <text:p>747603</text:p>
              </table:table-cell>
              <table:table-cell office:value-type="float" office:value="24">
                <text:p>24</text:p>
              </table:table-cell>
              <table:table-cell office:value-type="float" office:value="144669">
                <text:p>1446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47708">
                <text:p>747708</text:p>
              </table:table-cell>
              <table:table-cell office:value-type="float" office:value="16">
                <text:p>16</text:p>
              </table:table-cell>
              <table:table-cell office:value-type="float" office:value="144779">
                <text:p>1447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47920">
                <text:p>747920</text:p>
              </table:table-cell>
              <table:table-cell office:value-type="float" office:value="17">
                <text:p>17</text:p>
              </table:table-cell>
              <table:table-cell office:value-type="float" office:value="144989">
                <text:p>144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48027">
                <text:p>748027</text:p>
              </table:table-cell>
              <table:table-cell office:value-type="float" office:value="26">
                <text:p>26</text:p>
              </table:table-cell>
              <table:table-cell office:value-type="float" office:value="145202">
                <text:p>1452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8247">
                <text:p>748247</text:p>
              </table:table-cell>
              <table:table-cell office:value-type="float" office:value="17">
                <text:p>17</text:p>
              </table:table-cell>
              <table:table-cell office:value-type="float" office:value="145832">
                <text:p>1458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8967">
                <text:p>748967</text:p>
              </table:table-cell>
              <table:table-cell office:value-type="float" office:value="21">
                <text:p>21</text:p>
              </table:table-cell>
              <table:table-cell office:value-type="float" office:value="146043">
                <text:p>1460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49176">
                <text:p>749176</text:p>
              </table:table-cell>
              <table:table-cell office:value-type="float" office:value="19">
                <text:p>19</text:p>
              </table:table-cell>
              <table:table-cell office:value-type="float" office:value="146254">
                <text:p>1462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9382">
                <text:p>749382</text:p>
              </table:table-cell>
              <table:table-cell office:value-type="float" office:value="22">
                <text:p>22</text:p>
              </table:table-cell>
              <table:table-cell office:value-type="float" office:value="146363">
                <text:p>1463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49596">
                <text:p>749596</text:p>
              </table:table-cell>
              <table:table-cell office:value-type="float" office:value="16">
                <text:p>16</text:p>
              </table:table-cell>
              <table:table-cell office:value-type="float" office:value="146471">
                <text:p>1464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49699">
                <text:p>749699</text:p>
              </table:table-cell>
              <table:table-cell office:value-type="float" office:value="9">
                <text:p>9</text:p>
              </table:table-cell>
              <table:table-cell office:value-type="float" office:value="148361">
                <text:p>1483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9804">
                <text:p>749804</text:p>
              </table:table-cell>
              <table:table-cell office:value-type="float" office:value="15">
                <text:p>15</text:p>
              </table:table-cell>
              <table:table-cell office:value-type="float" office:value="148874">
                <text:p>1488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50005">
                <text:p>750005</text:p>
              </table:table-cell>
              <table:table-cell office:value-type="float" office:value="19">
                <text:p>19</text:p>
              </table:table-cell>
              <table:table-cell office:value-type="float" office:value="148980">
                <text:p>1489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50109">
                <text:p>750109</text:p>
              </table:table-cell>
              <table:table-cell office:value-type="float" office:value="21">
                <text:p>21</text:p>
              </table:table-cell>
              <table:table-cell office:value-type="float" office:value="149183">
                <text:p>1491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50321">
                <text:p>750321</text:p>
              </table:table-cell>
              <table:table-cell office:value-type="float" office:value="13">
                <text:p>13</text:p>
              </table:table-cell>
              <table:table-cell office:value-type="float" office:value="149600">
                <text:p>1496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50427">
                <text:p>750427</text:p>
              </table:table-cell>
              <table:table-cell office:value-type="float" office:value="10">
                <text:p>10</text:p>
              </table:table-cell>
              <table:table-cell office:value-type="float" office:value="150125">
                <text:p>150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50641">
                <text:p>750641</text:p>
              </table:table-cell>
              <table:table-cell office:value-type="float" office:value="13">
                <text:p>13</text:p>
              </table:table-cell>
              <table:table-cell office:value-type="float" office:value="150230">
                <text:p>150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54970">
                <text:p>754970</text:p>
              </table:table-cell>
              <table:table-cell office:value-type="float" office:value="21">
                <text:p>21</text:p>
              </table:table-cell>
              <table:table-cell office:value-type="float" office:value="150340">
                <text:p>1503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55080">
                <text:p>755080</text:p>
              </table:table-cell>
              <table:table-cell office:value-type="float" office:value="16">
                <text:p>16</text:p>
              </table:table-cell>
              <table:table-cell office:value-type="float" office:value="150441">
                <text:p>150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56349">
                <text:p>756349</text:p>
              </table:table-cell>
              <table:table-cell office:value-type="float" office:value="22">
                <text:p>22</text:p>
              </table:table-cell>
              <table:table-cell office:value-type="float" office:value="150653">
                <text:p>150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56673">
                <text:p>756673</text:p>
              </table:table-cell>
              <table:table-cell office:value-type="float" office:value="21">
                <text:p>21</text:p>
              </table:table-cell>
              <table:table-cell office:value-type="float" office:value="150754">
                <text:p>1507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59408">
                <text:p>759408</text:p>
              </table:table-cell>
              <table:table-cell office:value-type="float" office:value="26">
                <text:p>26</text:p>
              </table:table-cell>
              <table:table-cell office:value-type="float" office:value="151076">
                <text:p>1510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36981">
                <text:p>836981</text:p>
              </table:table-cell>
              <table:table-cell office:value-type="float" office:value="28">
                <text:p>28</text:p>
              </table:table-cell>
              <table:table-cell office:value-type="float" office:value="151177">
                <text:p>1511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4300">
                <text:p>844300</text:p>
              </table:table-cell>
              <table:table-cell office:value-type="float" office:value="28">
                <text:p>28</text:p>
              </table:table-cell>
              <table:table-cell office:value-type="float" office:value="151383">
                <text:p>1513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4607">
                <text:p>844607</text:p>
              </table:table-cell>
              <table:table-cell office:value-type="float" office:value="24">
                <text:p>24</text:p>
              </table:table-cell>
              <table:table-cell office:value-type="float" office:value="151691">
                <text:p>1516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50268">
                <text:p>850268</text:p>
              </table:table-cell>
              <table:table-cell office:value-type="float" office:value="11">
                <text:p>11</text:p>
              </table:table-cell>
              <table:table-cell office:value-type="float" office:value="152525">
                <text:p>1525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50373">
                <text:p>850373</text:p>
              </table:table-cell>
              <table:table-cell office:value-type="float" office:value="17">
                <text:p>17</text:p>
              </table:table-cell>
              <table:table-cell office:value-type="float" office:value="152729">
                <text:p>1527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50473">
                <text:p>850473</text:p>
              </table:table-cell>
              <table:table-cell office:value-type="float" office:value="7">
                <text:p>7</text:p>
              </table:table-cell>
              <table:table-cell office:value-type="float" office:value="152945">
                <text:p>1529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50580">
                <text:p>850580</text:p>
              </table:table-cell>
              <table:table-cell office:value-type="float" office:value="9">
                <text:p>9</text:p>
              </table:table-cell>
              <table:table-cell office:value-type="float" office:value="153574">
                <text:p>1535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50682">
                <text:p>850682</text:p>
              </table:table-cell>
              <table:table-cell office:value-type="float" office:value="6">
                <text:p>6</text:p>
              </table:table-cell>
              <table:table-cell office:value-type="float" office:value="155460">
                <text:p>1554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50788">
                <text:p>850788</text:p>
              </table:table-cell>
              <table:table-cell office:value-type="float" office:value="13">
                <text:p>13</text:p>
              </table:table-cell>
              <table:table-cell office:value-type="float" office:value="155672">
                <text:p>1556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51417">
                <text:p>851417</text:p>
              </table:table-cell>
              <table:table-cell office:value-type="float" office:value="22">
                <text:p>22</text:p>
              </table:table-cell>
              <table:table-cell office:value-type="float" office:value="155879">
                <text:p>1558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51833">
                <text:p>851833</text:p>
              </table:table-cell>
              <table:table-cell office:value-type="float" office:value="22">
                <text:p>22</text:p>
              </table:table-cell>
              <table:table-cell office:value-type="float" office:value="156091">
                <text:p>1560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52039">
                <text:p>852039</text:p>
              </table:table-cell>
              <table:table-cell office:value-type="float" office:value="12">
                <text:p>12</text:p>
              </table:table-cell>
              <table:table-cell office:value-type="float" office:value="156296">
                <text:p>156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52253">
                <text:p>852253</text:p>
              </table:table-cell>
              <table:table-cell office:value-type="float" office:value="16">
                <text:p>16</text:p>
              </table:table-cell>
              <table:table-cell office:value-type="float" office:value="156507">
                <text:p>1565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52674">
                <text:p>852674</text:p>
              </table:table-cell>
              <table:table-cell office:value-type="float" office:value="22">
                <text:p>22</text:p>
              </table:table-cell>
              <table:table-cell office:value-type="float" office:value="156716">
                <text:p>1567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52880">
                <text:p>852880</text:p>
              </table:table-cell>
              <table:table-cell office:value-type="float" office:value="21">
                <text:p>21</text:p>
              </table:table-cell>
              <table:table-cell office:value-type="float" office:value="156927">
                <text:p>156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52984">
                <text:p>852984</text:p>
              </table:table-cell>
              <table:table-cell office:value-type="float" office:value="26">
                <text:p>26</text:p>
              </table:table-cell>
              <table:table-cell office:value-type="float" office:value="157142">
                <text:p>157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53092">
                <text:p>853092</text:p>
              </table:table-cell>
              <table:table-cell office:value-type="float" office:value="26">
                <text:p>26</text:p>
              </table:table-cell>
              <table:table-cell office:value-type="float" office:value="157350">
                <text:p>157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54470">
                <text:p>854470</text:p>
              </table:table-cell>
              <table:table-cell office:value-type="float" office:value="31">
                <text:p>31</text:p>
              </table:table-cell>
              <table:table-cell office:value-type="float" office:value="157558">
                <text:p>157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58131">
                <text:p>858131</text:p>
              </table:table-cell>
              <table:table-cell office:value-type="float" office:value="21">
                <text:p>21</text:p>
              </table:table-cell>
              <table:table-cell office:value-type="float" office:value="162985">
                <text:p>1629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58340">
                <text:p>858340</text:p>
              </table:table-cell>
              <table:table-cell office:value-type="float" office:value="21">
                <text:p>21</text:p>
              </table:table-cell>
              <table:table-cell office:value-type="float" office:value="163200">
                <text:p>163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59491">
                <text:p>859491</text:p>
              </table:table-cell>
              <table:table-cell office:value-type="float" office:value="28">
                <text:p>28</text:p>
              </table:table-cell>
              <table:table-cell office:value-type="float" office:value="163617">
                <text:p>163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06846">
                <text:p>1106846</text:p>
              </table:table-cell>
              <table:table-cell office:value-type="float" office:value="16">
                <text:p>16</text:p>
              </table:table-cell>
              <table:table-cell office:value-type="float" office:value="197021">
                <text:p>1970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06954">
                <text:p>1106954</text:p>
              </table:table-cell>
              <table:table-cell office:value-type="float" office:value="16">
                <text:p>16</text:p>
              </table:table-cell>
              <table:table-cell office:value-type="float" office:value="201878">
                <text:p>201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07268">
                <text:p>1107268</text:p>
              </table:table-cell>
              <table:table-cell office:value-type="float" office:value="24">
                <text:p>24</text:p>
              </table:table-cell>
              <table:table-cell office:value-type="float" office:value="203133">
                <text:p>2031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08107">
                <text:p>1108107</text:p>
              </table:table-cell>
              <table:table-cell office:value-type="float" office:value="24">
                <text:p>24</text:p>
              </table:table-cell>
              <table:table-cell office:value-type="float" office:value="203343">
                <text:p>2033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09574">
                <text:p>1109574</text:p>
              </table:table-cell>
              <table:table-cell office:value-type="float" office:value="28">
                <text:p>28</text:p>
              </table:table-cell>
              <table:table-cell office:value-type="float" office:value="203548">
                <text:p>2035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87231">
                <text:p>1287231</text:p>
              </table:table-cell>
              <table:table-cell office:value-type="float" office:value="24">
                <text:p>24</text:p>
              </table:table-cell>
              <table:table-cell office:value-type="float" office:value="203650">
                <text:p>2036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87444">
                <text:p>1287444</text:p>
              </table:table-cell>
              <table:table-cell office:value-type="float" office:value="9">
                <text:p>9</text:p>
              </table:table-cell>
              <table:table-cell office:value-type="float" office:value="204277">
                <text:p>2042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87550">
                <text:p>1287550</text:p>
              </table:table-cell>
              <table:table-cell office:value-type="float" office:value="7">
                <text:p>7</text:p>
              </table:table-cell>
              <table:table-cell office:value-type="float" office:value="204486">
                <text:p>2044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87655">
                <text:p>1287655</text:p>
              </table:table-cell>
              <table:table-cell office:value-type="float" office:value="17">
                <text:p>17</text:p>
              </table:table-cell>
              <table:table-cell office:value-type="float" office:value="204904">
                <text:p>204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88068">
                <text:p>1288068</text:p>
              </table:table-cell>
              <table:table-cell office:value-type="float" office:value="16">
                <text:p>16</text:p>
              </table:table-cell>
              <table:table-cell office:value-type="float" office:value="205012">
                <text:p>2050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88373">
                <text:p>1288373</text:p>
              </table:table-cell>
              <table:table-cell office:value-type="float" office:value="13">
                <text:p>13</text:p>
              </table:table-cell>
              <table:table-cell office:value-type="float" office:value="205324">
                <text:p>2053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88581">
                <text:p>1288581</text:p>
              </table:table-cell>
              <table:table-cell office:value-type="float" office:value="8">
                <text:p>8</text:p>
              </table:table-cell>
              <table:table-cell office:value-type="float" office:value="206889">
                <text:p>2068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88793">
                <text:p>1288793</text:p>
              </table:table-cell>
              <table:table-cell office:value-type="float" office:value="16">
                <text:p>16</text:p>
              </table:table-cell>
              <table:table-cell office:value-type="float" office:value="207845">
                <text:p>2078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88894">
                <text:p>1288894</text:p>
              </table:table-cell>
              <table:table-cell office:value-type="float" office:value="5">
                <text:p>5</text:p>
              </table:table-cell>
              <table:table-cell office:value-type="float" office:value="208470">
                <text:p>208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88997">
                <text:p>1288997</text:p>
              </table:table-cell>
              <table:table-cell office:value-type="float" office:value="16">
                <text:p>16</text:p>
              </table:table-cell>
              <table:table-cell office:value-type="float" office:value="258841">
                <text:p>258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89214">
                <text:p>1289214</text:p>
              </table:table-cell>
              <table:table-cell office:value-type="float" office:value="12">
                <text:p>12</text:p>
              </table:table-cell>
              <table:table-cell office:value-type="float" office:value="259264">
                <text:p>259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89634">
                <text:p>1289634</text:p>
              </table:table-cell>
              <table:table-cell office:value-type="float" office:value="28">
                <text:p>28</text:p>
              </table:table-cell>
              <table:table-cell office:value-type="float" office:value="259571">
                <text:p>2595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89844">
                <text:p>1289844</text:p>
              </table:table-cell>
              <table:table-cell office:value-type="float" office:value="15">
                <text:p>15</text:p>
              </table:table-cell>
              <table:table-cell office:value-type="float" office:value="260607">
                <text:p>2606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89943">
                <text:p>1289943</text:p>
              </table:table-cell>
              <table:table-cell office:value-type="float" office:value="4">
                <text:p>4</text:p>
              </table:table-cell>
              <table:table-cell office:value-type="float" office:value="260822">
                <text:p>2608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90053">
                <text:p>1290053</text:p>
              </table:table-cell>
              <table:table-cell office:value-type="float" office:value="5">
                <text:p>5</text:p>
              </table:table-cell>
              <table:table-cell office:value-type="float" office:value="261243">
                <text:p>261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90377">
                <text:p>1290377</text:p>
              </table:table-cell>
              <table:table-cell office:value-type="float" office:value="4">
                <text:p>4</text:p>
              </table:table-cell>
              <table:table-cell office:value-type="float" office:value="267936">
                <text:p>267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90588">
                <text:p>1290588</text:p>
              </table:table-cell>
              <table:table-cell office:value-type="float" office:value="19">
                <text:p>19</text:p>
              </table:table-cell>
              <table:table-cell office:value-type="float" office:value="268148">
                <text:p>2681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91214">
                <text:p>1291214</text:p>
              </table:table-cell>
              <table:table-cell office:value-type="float" office:value="21">
                <text:p>21</text:p>
              </table:table-cell>
              <table:table-cell office:value-type="float" office:value="268676">
                <text:p>2686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91315">
                <text:p>1291315</text:p>
              </table:table-cell>
              <table:table-cell office:value-type="float" office:value="24">
                <text:p>24</text:p>
              </table:table-cell>
              <table:table-cell office:value-type="float" office:value="268985">
                <text:p>2689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37">
                <text:p>2700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242">
                <text:p>270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666">
                <text:p>2706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823">
                <text:p>2718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597">
                <text:p>2735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011">
                <text:p>2960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216">
                <text:p>2962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427">
                <text:p>2964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637">
                <text:p>2966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264">
                <text:p>297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686">
                <text:p>2976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993">
                <text:p>3209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475">
                <text:p>3224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261">
                <text:p>3262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366">
                <text:p>3263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469">
                <text:p>3264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576">
                <text:p>3265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213">
                <text:p>3272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624">
                <text:p>327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940">
                <text:p>3279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043">
                <text:p>3280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679">
                <text:p>3286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885">
                <text:p>328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825">
                <text:p>3298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234">
                <text:p>3302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338">
                <text:p>3303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545">
                <text:p>3305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751">
                <text:p>3307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263">
                <text:p>3312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585">
                <text:p>3315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798">
                <text:p>3317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900">
                <text:p>3319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999">
                <text:p>3319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101">
                <text:p>332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303">
                <text:p>3323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621">
                <text:p>3326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730">
                <text:p>3327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038">
                <text:p>3330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989">
                <text:p>333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839">
                <text:p>3348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051">
                <text:p>3350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464">
                <text:p>3354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674">
                <text:p>3356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874">
                <text:p>3358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980">
                <text:p>3359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087">
                <text:p>3360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305">
                <text:p>3363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413">
                <text:p>336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517">
                <text:p>3365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834">
                <text:p>3368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938">
                <text:p>336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046">
                <text:p>3370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152">
                <text:p>337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253">
                <text:p>337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470">
                <text:p>337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576">
                <text:p>3375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684">
                <text:p>3376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792">
                <text:p>3377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901">
                <text:p>3379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005">
                <text:p>3380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106">
                <text:p>338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211">
                <text:p>338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314">
                <text:p>338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416">
                <text:p>338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517">
                <text:p>3385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620">
                <text:p>3386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719">
                <text:p>3387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820">
                <text:p>338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924">
                <text:p>3389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026">
                <text:p>3390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131">
                <text:p>339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230">
                <text:p>339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334">
                <text:p>339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548">
                <text:p>339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649">
                <text:p>339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754">
                <text:p>3397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956">
                <text:p>3399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62">
                <text:p>3400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168">
                <text:p>340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272">
                <text:p>340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379">
                <text:p>340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591">
                <text:p>3405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800">
                <text:p>3408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905">
                <text:p>340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13">
                <text:p>341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219">
                <text:p>3412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322">
                <text:p>3413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427">
                <text:p>341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846">
                <text:p>3418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273">
                <text:p>342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485">
                <text:p>3424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694">
                <text:p>3426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898">
                <text:p>342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999">
                <text:p>342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315">
                <text:p>3433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621">
                <text:p>343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727">
                <text:p>3437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831">
                <text:p>3438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250">
                <text:p>344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461">
                <text:p>344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678">
                <text:p>344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784">
                <text:p>3447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993">
                <text:p>3449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99">
                <text:p>3450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207">
                <text:p>3452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418">
                <text:p>3454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631">
                <text:p>3456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732">
                <text:p>3457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839">
                <text:p>3458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944">
                <text:p>345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052">
                <text:p>3460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254">
                <text:p>346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356">
                <text:p>3463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561">
                <text:p>3465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773">
                <text:p>3467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879">
                <text:p>3468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986">
                <text:p>3469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094">
                <text:p>3470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199">
                <text:p>3471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306">
                <text:p>3473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414">
                <text:p>3474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524">
                <text:p>3475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623">
                <text:p>3476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732">
                <text:p>3477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837">
                <text:p>3478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938">
                <text:p>3479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458">
                <text:p>348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668">
                <text:p>3486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875">
                <text:p>3488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39">
                <text:p>3500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255">
                <text:p>350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309">
                <text:p>3513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730">
                <text:p>351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934">
                <text:p>3519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136">
                <text:p>3521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346">
                <text:p>3523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450">
                <text:p>3524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072">
                <text:p>3530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685">
                <text:p>3796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896">
                <text:p>3798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894">
                <text:p>3818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593">
                <text:p>3855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490">
                <text:p>3874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598">
                <text:p>3875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803">
                <text:p>3878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649">
                <text:p>388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074">
                <text:p>3890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286">
                <text:p>3892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394">
                <text:p>3893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501">
                <text:p>389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609">
                <text:p>3896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716">
                <text:p>3897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825">
                <text:p>3898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927">
                <text:p>3899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36">
                <text:p>390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142">
                <text:p>390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247">
                <text:p>390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356">
                <text:p>390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568">
                <text:p>3905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670">
                <text:p>3906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774">
                <text:p>3907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877">
                <text:p>390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078">
                <text:p>3910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183">
                <text:p>3911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291">
                <text:p>391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399">
                <text:p>391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507">
                <text:p>3915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614">
                <text:p>3916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827">
                <text:p>391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559">
                <text:p>392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765">
                <text:p>3927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81">
                <text:p>39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185">
                <text:p>3931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287">
                <text:p>393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394">
                <text:p>3933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610">
                <text:p>3936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710">
                <text:p>3937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925">
                <text:p>3939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033">
                <text:p>3940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144">
                <text:p>394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357">
                <text:p>3943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464">
                <text:p>394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567">
                <text:p>3945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666">
                <text:p>3946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769">
                <text:p>3947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975">
                <text:p>3949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078">
                <text:p>3950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185">
                <text:p>3951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286">
                <text:p>395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394">
                <text:p>3953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818">
                <text:p>395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24">
                <text:p>3960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131">
                <text:p>396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021">
                <text:p>3980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129">
                <text:p>398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232">
                <text:p>3982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334">
                <text:p>3983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301">
                <text:p>6753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9528">
                <text:p>12895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9843">
                <text:p>12898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624">
                <text:p>1291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2461">
                <text:p>1292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2878">
                <text:p>12928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3827">
                <text:p>12938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3937">
                <text:p>12939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4044">
                <text:p>12940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4146">
                <text:p>1294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4255">
                <text:p>1294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4469">
                <text:p>12944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4576">
                <text:p>12945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4677">
                <text:p>12946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4780">
                <text:p>12947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4883">
                <text:p>1294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101">
                <text:p>1295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316">
                <text:p>1295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524">
                <text:p>12955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624">
                <text:p>12956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725">
                <text:p>12957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828">
                <text:p>12958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931">
                <text:p>12959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35">
                <text:p>12960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134">
                <text:p>1296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237">
                <text:p>1296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446">
                <text:p>1296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547">
                <text:p>12965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656">
                <text:p>1296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759">
                <text:p>12967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864">
                <text:p>1296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966">
                <text:p>1296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074">
                <text:p>1297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181">
                <text:p>1297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285">
                <text:p>1297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392">
                <text:p>1297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498">
                <text:p>12974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607">
                <text:p>12976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708">
                <text:p>1297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817">
                <text:p>12978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924">
                <text:p>12979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8135">
                <text:p>12981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8237">
                <text:p>1298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8344">
                <text:p>1298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8450">
                <text:p>1298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8559">
                <text:p>1298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8663">
                <text:p>1298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8768">
                <text:p>12987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8979">
                <text:p>1298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188">
                <text:p>12991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406">
                <text:p>12994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508">
                <text:p>12995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610">
                <text:p>12996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818">
                <text:p>1299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922">
                <text:p>12999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029">
                <text:p>13000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336">
                <text:p>13003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447">
                <text:p>13004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772">
                <text:p>13007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978">
                <text:p>13009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084">
                <text:p>13010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191">
                <text:p>13011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298">
                <text:p>13012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399">
                <text:p>13013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504">
                <text:p>13015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612">
                <text:p>13016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823">
                <text:p>13018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2354">
                <text:p>1302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2460">
                <text:p>13024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2661">
                <text:p>1302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3083">
                <text:p>13030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3710">
                <text:p>13037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3922">
                <text:p>13039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4241">
                <text:p>1304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4450">
                <text:p>13044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4665">
                <text:p>13046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4770">
                <text:p>13047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4980">
                <text:p>13049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081">
                <text:p>13050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191">
                <text:p>1305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300">
                <text:p>1305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408">
                <text:p>13054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512">
                <text:p>13055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722">
                <text:p>13057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828">
                <text:p>13058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929">
                <text:p>13059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6030">
                <text:p>13060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6136">
                <text:p>13061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6241">
                <text:p>13062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6449">
                <text:p>13064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6662">
                <text:p>13066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6765">
                <text:p>13067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6868">
                <text:p>13068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6975">
                <text:p>13069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7082">
                <text:p>13070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7289">
                <text:p>1307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7397">
                <text:p>1307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7701">
                <text:p>13077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7907">
                <text:p>13079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5768">
                <text:p>13457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6184">
                <text:p>13461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6400">
                <text:p>13464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6605">
                <text:p>1346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6813">
                <text:p>13468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7237">
                <text:p>13472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7871">
                <text:p>13478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1486">
                <text:p>1361486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